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language="en" fo:country="US"/>
    </style:style>
    <style:style style:name="T3" style:parent-style-name="DefaultParagraphFont" style:family="text">
      <style:text-properties style:font-name="Arial" style:font-name-complex="Arial" fo:language="en" fo:country="US"/>
    </style:style>
    <style:style style:name="T4" style:parent-style-name="DefaultParagraphFont" style:family="text">
      <style:text-properties style:font-name="Arial" style:font-name-complex="Arial" fo:language="en" fo:country="US"/>
    </style:style>
    <style:style style:name="T5" style:parent-style-name="DefaultParagraphFont" style:family="text">
      <style:text-properties style:font-name="Arial" style:font-name-complex="Arial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Arial" style:font-name-complex="Arial" fo:language="en" fo:country="US"/>
    </style:style>
    <style:style style:name="T8" style:parent-style-name="apple-tab-span" style:family="text">
      <style:text-properties style:font-name="Arial" style:font-name-complex="Arial" fo:color="#000000" fo:language="en" fo:country="US"/>
    </style:style>
    <style:style style:name="T9" style:parent-style-name="apple-tab-span" style:family="text">
      <style:text-properties style:font-name="Arial" style:font-name-complex="Arial" fo:color="#000000" fo:language="en" fo:country="US"/>
    </style:style>
    <style:style style:name="T10" style:parent-style-name="apple-tab-span" style:family="text">
      <style:text-properties style:font-name="Arial" style:font-name-complex="Arial" fo:color="#000000" fo:language="en" fo:country="US"/>
    </style:style>
    <style:style style:name="T11" style:parent-style-name="DefaultParagraphFont" style:family="text">
      <style:text-properties style:font-name="Arial" style:font-name-complex="Arial" fo:language="en" fo:country="US"/>
    </style:style>
    <style:style style:name="T12" style:parent-style-name="DefaultParagraphFont" style:family="text">
      <style:text-properties style:font-name="Arial" style:font-name-complex="Arial" fo:language="en" fo:country="US"/>
    </style:style>
    <style:style style:name="T13" style:parent-style-name="DefaultParagraphFont" style:family="text">
      <style:text-properties style:font-name="Arial" style:font-name-complex="Arial" fo:language="en" fo:country="US"/>
    </style:style>
    <style:style style:name="T14" style:parent-style-name="apple-tab-span" style:family="text">
      <style:text-properties style:font-name="Arial" style:font-name-complex="Arial" fo:color="#000000" fo:language="en" fo:country="US"/>
    </style:style>
    <style:style style:name="T15" style:parent-style-name="apple-tab-span" style:family="text">
      <style:text-properties style:font-name="Arial" style:font-name-complex="Arial" fo:color="#000000" fo:language="en" fo:country="US"/>
    </style:style>
    <style:style style:name="T16" style:parent-style-name="apple-tab-span" style:family="text">
      <style:text-properties style:font-name="Arial" style:font-name-complex="Arial" fo:color="#000000" fo:language="en" fo:country="US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apple-tab-span" style:family="text">
      <style:text-properties style:font-name="Arial" style:font-name-complex="Arial" fo:color="#000000" fo:language="en" fo:country="US"/>
    </style:style>
    <style:style style:name="T21" style:parent-style-name="apple-tab-span" style:family="text">
      <style:text-properties style:font-name="Arial" style:font-name-complex="Arial" fo:color="#000000" fo:language="en" fo:country="US"/>
    </style:style>
    <style:style style:name="T22" style:parent-style-name="apple-tab-span" style:family="text">
      <style:text-properties style:font-name="Arial" style:font-name-complex="Arial" fo:color="#000000" fo:language="en" fo:country="US"/>
    </style:style>
    <style:style style:name="T23" style:parent-style-name="DefaultParagraphFont" style:family="text">
      <style:text-properties style:font-name="Arial" style:font-name-complex="Arial" fo:language="en" fo:country="US"/>
    </style:style>
    <style:style style:name="T24" style:parent-style-name="DefaultParagraphFont" style:family="text">
      <style:text-properties style:font-name="Arial" style:font-name-complex="Arial" fo:language="en" fo:country="US"/>
    </style:style>
    <style:style style:name="T25" style:parent-style-name="DefaultParagraphFont" style:family="text">
      <style:text-properties style:font-name="Arial" style:font-name-complex="Arial" fo:language="en" fo:country="US"/>
    </style:style>
    <style:style style:name="T26" style:parent-style-name="apple-tab-span" style:family="text">
      <style:text-properties style:font-name="Arial" style:font-name-complex="Arial" fo:color="#000000" fo:language="en" fo:country="US"/>
    </style:style>
    <style:style style:name="T27" style:parent-style-name="apple-tab-span" style:family="text">
      <style:text-properties style:font-name="Arial" style:font-name-complex="Arial" fo:color="#000000" fo:language="en" fo:country="US"/>
    </style:style>
    <style:style style:name="T28" style:parent-style-name="apple-tab-span" style:family="text">
      <style:text-properties style:font-name="Arial" style:font-name-complex="Arial" fo:color="#000000" fo:language="en" fo:country="US"/>
    </style:style>
    <style:style style:name="T29" style:parent-style-name="DefaultParagraphFont" style:family="text">
      <style:text-properties style:font-name="Arial" style:font-name-complex="Arial" fo:language="en" fo:country="US"/>
    </style:style>
    <style:style style:name="T30" style:parent-style-name="DefaultParagraphFont" style:family="text">
      <style:text-properties style:font-name="Arial" style:font-name-complex="Arial" fo:language="en" fo:country="US"/>
    </style:style>
    <style:style style:name="T31" style:parent-style-name="DefaultParagraphFont" style:family="text">
      <style:text-properties style:font-name="Arial" style:font-name-complex="Arial" fo:language="en" fo:country="US"/>
    </style:style>
    <style:style style:name="T32" style:parent-style-name="apple-tab-span" style:family="text">
      <style:text-properties style:font-name="Arial" style:font-name-complex="Arial" fo:color="#000000" fo:language="en" fo:country="US"/>
    </style:style>
    <style:style style:name="T33" style:parent-style-name="apple-tab-span" style:family="text">
      <style:text-properties style:font-name="Arial" style:font-name-complex="Arial" fo:color="#000000" fo:language="en" fo:country="US"/>
    </style:style>
    <style:style style:name="T34" style:parent-style-name="apple-tab-span" style:family="text">
      <style:text-properties style:font-name="Arial" style:font-name-complex="Arial" fo:color="#000000" fo:language="en" fo:country="US"/>
    </style:style>
    <style:style style:name="T35" style:parent-style-name="DefaultParagraphFont" style:family="text">
      <style:text-properties style:font-name="Arial" style:font-name-complex="Arial" fo:language="en" fo:country="US"/>
    </style:style>
    <style:style style:name="T36" style:parent-style-name="DefaultParagraphFont" style:family="text">
      <style:text-properties style:font-name="Arial" style:font-name-complex="Arial" fo:language="en" fo:country="US"/>
    </style:style>
    <style:style style:name="T37" style:parent-style-name="DefaultParagraphFont" style:family="text">
      <style:text-properties style:font-name="Arial" style:font-name-complex="Arial" fo:language="en" fo:country="US"/>
    </style:style>
    <style:style style:name="T38" style:parent-style-name="apple-tab-span" style:family="text">
      <style:text-properties style:font-name="Arial" style:font-name-complex="Arial" fo:color="#000000" fo:language="en" fo:country="US"/>
    </style:style>
    <style:style style:name="T39" style:parent-style-name="apple-tab-span" style:family="text">
      <style:text-properties style:font-name="Arial" style:font-name-complex="Arial" fo:color="#000000" fo:language="en" fo:country="US"/>
    </style:style>
    <style:style style:name="T40" style:parent-style-name="apple-tab-span" style:family="text">
      <style:text-properties style:font-name="Arial" style:font-name-complex="Arial" fo:color="#000000" fo:language="en" fo:country="US"/>
    </style:style>
    <style:style style:name="T41" style:parent-style-name="DefaultParagraphFont" style:family="text">
      <style:text-properties style:font-name="Arial" style:font-name-complex="Arial" fo:language="en" fo:country="US"/>
    </style:style>
    <style:style style:name="T42" style:parent-style-name="apple-tab-span" style:family="text">
      <style:text-properties style:font-name="Arial" style:font-name-complex="Arial" fo:color="#000000" fo:language="en" fo:country="US"/>
    </style:style>
    <style:style style:name="T43" style:parent-style-name="DefaultParagraphFont" style:family="text">
      <style:text-properties style:font-name="Arial" style:font-name-complex="Arial" fo:language="en" fo:country="US"/>
    </style:style>
    <style:style style:name="T44" style:parent-style-name="DefaultParagraphFont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 fo:language="en" fo:country="US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T47" style:parent-style-name="DefaultParagraphFont" style:family="text">
      <style:text-properties style:font-name="Arial" style:font-name-complex="Arial" fo:language="en" fo:country="US"/>
    </style:style>
    <style:style style:name="T48" style:parent-style-name="apple-tab-span" style:family="text">
      <style:text-properties style:font-name="Arial" style:font-name-complex="Arial" fo:color="#000000" fo:language="en" fo:country="US"/>
    </style:style>
    <style:style style:name="T49" style:parent-style-name="apple-tab-span" style:family="text">
      <style:text-properties style:font-name="Arial" style:font-name-complex="Arial" fo:color="#000000" fo:language="en" fo:country="US"/>
    </style:style>
    <style:style style:name="T50" style:parent-style-name="apple-tab-span" style:family="text">
      <style:text-properties style:font-name="Arial" style:font-name-complex="Arial" fo:color="#000000" fo:language="en" fo:country="US"/>
    </style:style>
    <style:style style:name="T51" style:parent-style-name="DefaultParagraphFont" style:family="text">
      <style:text-properties style:font-name="Arial" style:font-name-complex="Arial" fo:language="en" fo:country="US"/>
    </style:style>
    <style:style style:name="T52" style:parent-style-name="DefaultParagraphFont" style:family="text">
      <style:text-properties style:font-name="Arial" style:font-name-complex="Arial" fo:language="en" fo:country="US"/>
    </style:style>
    <style:style style:name="T53" style:parent-style-name="DefaultParagraphFont" style:family="text">
      <style:text-properties style:font-name="Arial" style:font-name-complex="Arial" fo:language="en" fo:country="US"/>
    </style:style>
    <style:style style:name="T54" style:parent-style-name="apple-tab-span" style:family="text">
      <style:text-properties style:font-name="Arial" style:font-name-complex="Arial" fo:color="#000000" fo:language="en" fo:country="US"/>
    </style:style>
    <style:style style:name="T55" style:parent-style-name="apple-tab-span" style:family="text">
      <style:text-properties style:font-name="Arial" style:font-name-complex="Arial" fo:color="#000000" fo:language="en" fo:country="US"/>
    </style:style>
    <style:style style:name="T56" style:parent-style-name="apple-tab-span" style:family="text">
      <style:text-properties style:font-name="Arial" style:font-name-complex="Arial" fo:color="#000000" fo:language="en" fo:country="US"/>
    </style:style>
    <style:style style:name="T57" style:parent-style-name="DefaultParagraphFont" style:family="text">
      <style:text-properties style:font-name="Arial" style:font-name-complex="Arial" fo:language="en" fo:country="US"/>
    </style:style>
    <style:style style:name="T58" style:parent-style-name="DefaultParagraphFont" style:family="text">
      <style:text-properties style:font-name="Arial" style:font-name-complex="Arial" fo:language="en" fo:country="US"/>
    </style:style>
    <style:style style:name="T59" style:parent-style-name="DefaultParagraphFont" style:family="text">
      <style:text-properties style:font-name="Arial" style:font-name-complex="Arial" fo:language="en" fo:country="US"/>
    </style:style>
    <style:style style:name="T60" style:parent-style-name="DefaultParagraphFont" style:family="text">
      <style:text-properties style:font-name="Arial" style:font-name-complex="Arial" fo:language="en" fo:country="US"/>
    </style:style>
    <style:style style:name="T61" style:parent-style-name="apple-tab-span" style:family="text">
      <style:text-properties style:font-name="Arial" style:font-name-complex="Arial" fo:color="#000000" fo:language="en" fo:country="US"/>
    </style:style>
    <style:style style:name="T62" style:parent-style-name="apple-tab-span" style:family="text">
      <style:text-properties style:font-name="Arial" style:font-name-complex="Arial" fo:color="#000000" fo:language="en" fo:country="US"/>
    </style:style>
    <style:style style:name="T63" style:parent-style-name="apple-tab-span" style:family="text">
      <style:text-properties style:font-name="Arial" style:font-name-complex="Arial" fo:color="#000000" fo:language="en" fo:country="US"/>
    </style:style>
    <style:style style:name="T64" style:parent-style-name="DefaultParagraphFont" style:family="text">
      <style:text-properties style:font-name="Arial" style:font-name-complex="Arial" fo:language="en" fo:country="US"/>
    </style:style>
    <style:style style:name="T65" style:parent-style-name="DefaultParagraphFont" style:family="text">
      <style:text-properties style:font-name="Arial" style:font-name-complex="Arial" fo:language="en" fo:country="US"/>
    </style:style>
    <style:style style:name="T66" style:parent-style-name="DefaultParagraphFont" style:family="text">
      <style:text-properties style:font-name="Arial" style:font-name-complex="Arial" fo:language="en" fo:country="US"/>
    </style:style>
    <style:style style:name="T67" style:parent-style-name="DefaultParagraphFont" style:family="text">
      <style:text-properties style:font-name="Arial" style:font-name-complex="Arial" fo:language="en" fo:country="US"/>
    </style:style>
    <style:style style:name="T68" style:parent-style-name="DefaultParagraphFont" style:family="text">
      <style:text-properties style:font-name="Arial" style:font-name-complex="Arial" fo:language="en" fo:country="US"/>
    </style:style>
    <style:style style:name="T69" style:parent-style-name="DefaultParagraphFont" style:family="text">
      <style:text-properties style:font-name="Arial" style:font-name-complex="Arial" fo:language="en" fo:country="US"/>
    </style:style>
    <style:style style:name="T70" style:parent-style-name="apple-tab-span" style:family="text">
      <style:text-properties style:font-name="Arial" style:font-name-complex="Arial" fo:color="#000000" fo:language="en" fo:country="US"/>
    </style:style>
    <style:style style:name="T71" style:parent-style-name="apple-tab-span" style:family="text">
      <style:text-properties style:font-name="Arial" style:font-name-complex="Arial" fo:color="#000000" fo:language="en" fo:country="US"/>
    </style:style>
    <style:style style:name="T72" style:parent-style-name="apple-tab-span" style:family="text">
      <style:text-properties style:font-name="Arial" style:font-name-complex="Arial" fo:color="#000000" fo:language="en" fo:country="US"/>
    </style:style>
    <style:style style:name="T73" style:parent-style-name="DefaultParagraphFont" style:family="text">
      <style:text-properties style:font-name="Arial" style:font-name-complex="Arial" fo:language="en" fo:country="US"/>
    </style:style>
    <style:style style:name="T74" style:parent-style-name="DefaultParagraphFont" style:family="text">
      <style:text-properties style:font-name="Arial" style:font-name-complex="Arial" fo:language="en" fo:country="US"/>
    </style:style>
    <style:style style:name="T75" style:parent-style-name="DefaultParagraphFont" style:family="text">
      <style:text-properties style:font-name="Arial" style:font-name-complex="Arial" fo:language="en" fo:country="US"/>
    </style:style>
    <style:style style:name="T76" style:parent-style-name="apple-tab-span" style:family="text">
      <style:text-properties style:font-name="Arial" style:font-name-complex="Arial" fo:color="#000000" fo:language="en" fo:country="US"/>
    </style:style>
    <style:style style:name="T77" style:parent-style-name="apple-tab-span" style:family="text">
      <style:text-properties style:font-name="Arial" style:font-name-complex="Arial" fo:color="#000000" fo:language="en" fo:country="US"/>
    </style:style>
    <style:style style:name="T78" style:parent-style-name="apple-tab-span" style:family="text">
      <style:text-properties style:font-name="Arial" style:font-name-complex="Arial" fo:color="#000000" fo:language="en" fo:country="US"/>
    </style:style>
    <style:style style:name="T79" style:parent-style-name="DefaultParagraphFont" style:family="text">
      <style:text-properties style:font-name="Arial" style:font-name-complex="Arial" fo:language="en" fo:country="US"/>
    </style:style>
    <style:style style:name="T80" style:parent-style-name="DefaultParagraphFont" style:family="text">
      <style:text-properties style:font-name="Arial" style:font-name-complex="Arial" fo:language="en" fo:country="US"/>
    </style:style>
    <style:style style:name="T81" style:parent-style-name="DefaultParagraphFont" style:family="text">
      <style:text-properties style:font-name="Arial" style:font-name-complex="Arial" fo:language="en" fo:country="US"/>
    </style:style>
    <style:style style:name="T82" style:parent-style-name="apple-tab-span" style:family="text">
      <style:text-properties style:font-name="Arial" style:font-name-complex="Arial" fo:color="#000000" fo:language="en" fo:country="US"/>
    </style:style>
    <style:style style:name="T83" style:parent-style-name="apple-tab-span" style:family="text">
      <style:text-properties style:font-name="Arial" style:font-name-complex="Arial" fo:color="#000000" fo:language="en" fo:country="US"/>
    </style:style>
    <style:style style:name="T84" style:parent-style-name="apple-tab-span" style:family="text">
      <style:text-properties style:font-name="Arial" style:font-name-complex="Arial" fo:color="#000000" fo:language="en" fo:country="US"/>
    </style:style>
    <style:style style:name="T85" style:parent-style-name="DefaultParagraphFont" style:family="text">
      <style:text-properties style:font-name="Arial" style:font-name-complex="Arial" fo:language="en" fo:country="US"/>
    </style:style>
    <style:style style:name="T86" style:parent-style-name="DefaultParagraphFont" style:family="text">
      <style:text-properties style:font-name="Arial" style:font-name-complex="Arial" fo:language="en" fo:country="US"/>
    </style:style>
    <style:style style:name="T87" style:parent-style-name="DefaultParagraphFont" style:family="text">
      <style:text-properties style:font-name="Arial" style:font-name-complex="Arial" fo:language="en" fo:country="US"/>
    </style:style>
    <style:style style:name="T88" style:parent-style-name="apple-tab-span" style:family="text">
      <style:text-properties style:font-name="Arial" style:font-name-complex="Arial" fo:color="#000000" fo:language="en" fo:country="US"/>
    </style:style>
    <style:style style:name="T89" style:parent-style-name="apple-tab-span" style:family="text">
      <style:text-properties style:font-name="Arial" style:font-name-complex="Arial" fo:color="#000000" fo:language="en" fo:country="US"/>
    </style:style>
    <style:style style:name="T90" style:parent-style-name="apple-tab-span" style:family="text">
      <style:text-properties style:font-name="Arial" style:font-name-complex="Arial" fo:color="#000000" fo:language="en" fo:country="US"/>
    </style:style>
    <style:style style:name="T91" style:parent-style-name="DefaultParagraphFont" style:family="text">
      <style:text-properties style:font-name="Arial" style:font-name-complex="Arial" fo:language="en" fo:country="US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93" style:parent-style-name="DefaultParagraphFont" style:family="text">
      <style:text-properties style:font-name="Arial" style:font-name-complex="Arial" fo:language="en" fo:country="US"/>
    </style:style>
    <style:style style:name="T94" style:parent-style-name="apple-tab-span" style:family="text">
      <style:text-properties style:font-name="Arial" style:font-name-complex="Arial" fo:color="#000000" fo:language="en" fo:country="US"/>
    </style:style>
    <style:style style:name="T95" style:parent-style-name="apple-tab-span" style:family="text">
      <style:text-properties style:font-name="Arial" style:font-name-complex="Arial" fo:color="#000000" fo:language="en" fo:country="US"/>
    </style:style>
    <style:style style:name="T96" style:parent-style-name="apple-tab-span" style:family="text">
      <style:text-properties style:font-name="Arial" style:font-name-complex="Arial" fo:color="#000000" fo:language="en" fo:country="US"/>
    </style:style>
    <style:style style:name="T97" style:parent-style-name="DefaultParagraphFont" style:family="text">
      <style:text-properties style:font-name="Arial" style:font-name-complex="Arial" fo:language="en" fo:country="US"/>
    </style:style>
    <style:style style:name="T98" style:parent-style-name="DefaultParagraphFont" style:family="text">
      <style:text-properties style:font-name="Arial" style:font-name-complex="Arial" fo:language="en" fo:country="US"/>
    </style:style>
    <style:style style:name="T99" style:parent-style-name="DefaultParagraphFont" style:family="text">
      <style:text-properties style:font-name="Arial" style:font-name-complex="Arial" fo:language="en" fo:country="US"/>
    </style:style>
    <style:style style:name="T100" style:parent-style-name="DefaultParagraphFont" style:family="text">
      <style:text-properties style:font-name="Arial" style:font-name-complex="Arial" fo:language="en" fo:country="US"/>
    </style:style>
    <style:style style:name="T101" style:parent-style-name="apple-tab-span" style:family="text">
      <style:text-properties style:font-name="Arial" style:font-name-complex="Arial" fo:color="#000000" fo:language="en" fo:country="US"/>
    </style:style>
    <style:style style:name="T102" style:parent-style-name="apple-tab-span" style:family="text">
      <style:text-properties style:font-name="Arial" style:font-name-complex="Arial" fo:color="#000000" fo:language="en" fo:country="US"/>
    </style:style>
    <style:style style:name="T103" style:parent-style-name="apple-tab-span" style:family="text">
      <style:text-properties style:font-name="Arial" style:font-name-complex="Arial" fo:color="#000000" fo:language="en" fo:country="US"/>
    </style:style>
    <style:style style:name="T104" style:parent-style-name="DefaultParagraphFont" style:family="text">
      <style:text-properties style:font-name="Arial" style:font-name-complex="Arial" fo:language="en" fo:country="US"/>
    </style:style>
    <style:style style:name="T105" style:parent-style-name="DefaultParagraphFont" style:family="text">
      <style:text-properties style:font-name="Arial" style:font-name-complex="Arial" fo:language="en" fo:country="US"/>
    </style:style>
    <style:style style:name="T106" style:parent-style-name="DefaultParagraphFont" style:family="text">
      <style:text-properties style:font-name="Arial" style:font-name-complex="Arial" fo:language="en" fo:country="US"/>
    </style:style>
    <style:style style:name="T107" style:parent-style-name="apple-tab-span" style:family="text">
      <style:text-properties style:font-name="Arial" style:font-name-complex="Arial" fo:color="#000000" fo:language="en" fo:country="US"/>
    </style:style>
    <style:style style:name="T108" style:parent-style-name="apple-tab-span" style:family="text">
      <style:text-properties style:font-name="Arial" style:font-name-complex="Arial" fo:color="#000000" fo:language="en" fo:country="US"/>
    </style:style>
    <style:style style:name="T109" style:parent-style-name="apple-tab-span" style:family="text">
      <style:text-properties style:font-name="Arial" style:font-name-complex="Arial" fo:color="#000000" fo:language="en" fo:country="US"/>
    </style:style>
    <style:style style:name="T110" style:parent-style-name="DefaultParagraphFont" style:family="text">
      <style:text-properties style:font-name="Arial" style:font-name-complex="Arial" fo:language="en" fo:country="US"/>
    </style:style>
    <style:style style:name="T111" style:parent-style-name="DefaultParagraphFont" style:family="text">
      <style:text-properties style:font-name="Arial" style:font-name-complex="Arial" fo:language="en" fo:country="US"/>
    </style:style>
    <style:style style:name="T112" style:parent-style-name="DefaultParagraphFont" style:family="text">
      <style:text-properties style:font-name="Arial" style:font-name-complex="Arial" fo:language="en" fo:country="US"/>
    </style:style>
    <style:style style:name="T113" style:parent-style-name="apple-tab-span" style:family="text">
      <style:text-properties style:font-name="Arial" style:font-name-complex="Arial" fo:color="#000000" fo:language="en" fo:country="US"/>
    </style:style>
    <style:style style:name="T114" style:parent-style-name="apple-tab-span" style:family="text">
      <style:text-properties style:font-name="Arial" style:font-name-complex="Arial" fo:color="#000000" fo:language="en" fo:country="US"/>
    </style:style>
    <style:style style:name="T115" style:parent-style-name="apple-tab-span" style:family="text">
      <style:text-properties style:font-name="Arial" style:font-name-complex="Arial" fo:color="#000000" fo:language="en" fo:country="US"/>
    </style:style>
    <style:style style:name="T116" style:parent-style-name="DefaultParagraphFont" style:family="text">
      <style:text-properties style:font-name="Arial" style:font-name-complex="Arial" fo:language="en" fo:country="US"/>
    </style:style>
    <style:style style:name="T117" style:parent-style-name="DefaultParagraphFont" style:family="text">
      <style:text-properties style:font-name="Arial" style:font-name-complex="Arial" fo:language="en" fo:country="US"/>
    </style:style>
    <style:style style:name="T118" style:parent-style-name="DefaultParagraphFont" style:family="text">
      <style:text-properties style:font-name="Arial" style:font-name-complex="Arial" fo:language="en" fo:country="US"/>
    </style:style>
    <style:style style:name="T119" style:parent-style-name="apple-tab-span" style:family="text">
      <style:text-properties style:font-name="Arial" style:font-name-complex="Arial" fo:color="#000000" fo:language="en" fo:country="US"/>
    </style:style>
    <style:style style:name="T120" style:parent-style-name="apple-tab-span" style:family="text">
      <style:text-properties style:font-name="Arial" style:font-name-complex="Arial" fo:color="#000000" fo:language="en" fo:country="US"/>
    </style:style>
    <style:style style:name="T121" style:parent-style-name="apple-tab-span" style:family="text">
      <style:text-properties style:font-name="Arial" style:font-name-complex="Arial" fo:color="#000000" fo:language="en" fo:country="US"/>
    </style:style>
    <style:style style:name="T122" style:parent-style-name="DefaultParagraphFont" style:family="text">
      <style:text-properties style:font-name="Arial" style:font-name-complex="Arial" fo:language="en" fo:country="US"/>
    </style:style>
    <style:style style:name="T123" style:parent-style-name="DefaultParagraphFont" style:family="text">
      <style:text-properties style:font-name="Arial" style:font-name-complex="Arial" fo:language="en" fo:country="US"/>
    </style:style>
    <style:style style:name="T124" style:parent-style-name="DefaultParagraphFont" style:family="text">
      <style:text-properties style:font-name="Arial" style:font-name-complex="Arial" fo:language="en" fo:country="US"/>
    </style:style>
    <style:style style:name="T125" style:parent-style-name="apple-tab-span" style:family="text">
      <style:text-properties style:font-name="Arial" style:font-name-complex="Arial" fo:color="#000000" fo:language="en" fo:country="US"/>
    </style:style>
    <style:style style:name="T126" style:parent-style-name="apple-tab-span" style:family="text">
      <style:text-properties style:font-name="Arial" style:font-name-complex="Arial" fo:color="#000000" fo:language="en" fo:country="US"/>
    </style:style>
    <style:style style:name="T127" style:parent-style-name="apple-tab-span" style:family="text">
      <style:text-properties style:font-name="Arial" style:font-name-complex="Arial" fo:color="#000000" fo:language="en" fo:country="US"/>
    </style:style>
    <style:style style:name="T128" style:parent-style-name="DefaultParagraphFont" style:family="text">
      <style:text-properties style:font-name="Arial" style:font-name-complex="Arial" fo:language="en" fo:country="US"/>
    </style:style>
    <style:style style:name="T129" style:parent-style-name="DefaultParagraphFont" style:family="text">
      <style:text-properties style:font-name="Arial" style:font-name-complex="Arial" fo:language="en" fo:country="US"/>
    </style:style>
    <style:style style:name="T130" style:parent-style-name="DefaultParagraphFont" style:family="text">
      <style:text-properties style:font-name="Arial" style:font-name-complex="Arial" fo:language="en" fo:country="US"/>
    </style:style>
    <style:style style:name="T131" style:parent-style-name="apple-tab-span" style:family="text">
      <style:text-properties style:font-name="Arial" style:font-name-complex="Arial" fo:color="#000000" fo:language="en" fo:country="US"/>
    </style:style>
    <style:style style:name="T132" style:parent-style-name="apple-tab-span" style:family="text">
      <style:text-properties style:font-name="Arial" style:font-name-complex="Arial" fo:color="#000000" fo:language="en" fo:country="US"/>
    </style:style>
    <style:style style:name="T133" style:parent-style-name="apple-tab-span" style:family="text">
      <style:text-properties style:font-name="Arial" style:font-name-complex="Arial" fo:color="#000000" fo:language="en" fo:country="US"/>
    </style:style>
    <style:style style:name="T134" style:parent-style-name="DefaultParagraphFont" style:family="text">
      <style:text-properties style:font-name="Arial" style:font-name-complex="Arial" fo:language="en" fo:country="US"/>
    </style:style>
    <style:style style:name="T135" style:parent-style-name="DefaultParagraphFont" style:family="text">
      <style:text-properties style:font-name="Arial" style:font-name-complex="Arial" fo:language="en" fo:country="US"/>
    </style:style>
    <style:style style:name="T136" style:parent-style-name="DefaultParagraphFont" style:family="text">
      <style:text-properties style:font-name="Arial" style:font-name-complex="Arial" fo:language="en" fo:country="US"/>
    </style:style>
    <style:style style:name="T137" style:parent-style-name="apple-tab-span" style:family="text">
      <style:text-properties style:font-name="Arial" style:font-name-complex="Arial" fo:color="#000000" fo:language="en" fo:country="US"/>
    </style:style>
    <style:style style:name="T138" style:parent-style-name="apple-tab-span" style:family="text">
      <style:text-properties style:font-name="Arial" style:font-name-complex="Arial" fo:color="#000000" fo:language="en" fo:country="US"/>
    </style:style>
    <style:style style:name="T139" style:parent-style-name="apple-tab-span" style:family="text">
      <style:text-properties style:font-name="Arial" style:font-name-complex="Arial" fo:color="#000000" fo:language="en" fo:country="US"/>
    </style:style>
    <style:style style:name="T140" style:parent-style-name="DefaultParagraphFont" style:family="text">
      <style:text-properties style:font-name="Arial" style:font-name-complex="Arial" fo:language="en" fo:country="US"/>
    </style:style>
    <style:style style:name="T141" style:parent-style-name="DefaultParagraphFont" style:family="text">
      <style:text-properties style:font-name="Arial" style:font-name-complex="Arial" fo:language="en" fo:country="US"/>
    </style:style>
    <style:style style:name="T142" style:parent-style-name="DefaultParagraphFont" style:family="text">
      <style:text-properties style:font-name="Arial" style:font-name-complex="Arial" fo:language="en" fo:country="US"/>
    </style:style>
    <style:style style:name="T143" style:parent-style-name="apple-tab-span" style:family="text">
      <style:text-properties style:font-name="Arial" style:font-name-complex="Arial" fo:color="#000000" fo:language="en" fo:country="US"/>
    </style:style>
    <style:style style:name="T144" style:parent-style-name="apple-tab-span" style:family="text">
      <style:text-properties style:font-name="Arial" style:font-name-complex="Arial" fo:color="#000000" fo:language="en" fo:country="US"/>
    </style:style>
    <style:style style:name="T145" style:parent-style-name="apple-tab-span" style:family="text">
      <style:text-properties style:font-name="Arial" style:font-name-complex="Arial" fo:color="#000000" fo:language="en" fo:country="US"/>
    </style:style>
    <style:style style:name="T146" style:parent-style-name="DefaultParagraphFont" style:family="text">
      <style:text-properties style:font-name="Arial" style:font-name-complex="Arial" fo:language="en" fo:country="US"/>
    </style:style>
    <style:style style:name="T147" style:parent-style-name="DefaultParagraphFont" style:family="text">
      <style:text-properties style:font-name="Arial" style:font-name-complex="Arial" fo:language="en" fo:country="US"/>
    </style:style>
    <style:style style:name="T148" style:parent-style-name="DefaultParagraphFont" style:family="text">
      <style:text-properties style:font-name="Arial" style:font-name-complex="Arial" fo:language="en" fo:country="US"/>
    </style:style>
    <style:style style:name="T149" style:parent-style-name="apple-tab-span" style:family="text">
      <style:text-properties style:font-name="Arial" style:font-name-complex="Arial" fo:color="#000000" fo:language="en" fo:country="US"/>
    </style:style>
    <style:style style:name="T150" style:parent-style-name="apple-tab-span" style:family="text">
      <style:text-properties style:font-name="Arial" style:font-name-complex="Arial" fo:color="#000000" fo:language="en" fo:country="US"/>
    </style:style>
    <style:style style:name="T151" style:parent-style-name="apple-tab-span" style:family="text">
      <style:text-properties style:font-name="Arial" style:font-name-complex="Arial" fo:color="#000000" fo:language="en" fo:country="US"/>
    </style:style>
    <style:style style:name="T152" style:parent-style-name="DefaultParagraphFont" style:family="text">
      <style:text-properties style:font-name="Arial" style:font-name-complex="Arial" fo:language="en" fo:country="US"/>
    </style:style>
    <style:style style:name="T153" style:parent-style-name="DefaultParagraphFont" style:family="text">
      <style:text-properties style:font-name="Arial" style:font-name-complex="Arial" fo:language="en" fo:country="US"/>
    </style:style>
    <style:style style:name="T154" style:parent-style-name="DefaultParagraphFont" style:family="text">
      <style:text-properties style:font-name="Arial" style:font-name-complex="Arial" fo:language="en" fo:country="US"/>
    </style:style>
    <style:style style:name="T155" style:parent-style-name="apple-tab-span" style:family="text">
      <style:text-properties style:font-name="Arial" style:font-name-complex="Arial" fo:color="#000000" fo:language="en" fo:country="US"/>
    </style:style>
    <style:style style:name="T156" style:parent-style-name="apple-tab-span" style:family="text">
      <style:text-properties style:font-name="Arial" style:font-name-complex="Arial" fo:color="#000000" fo:language="en" fo:country="US"/>
    </style:style>
    <style:style style:name="T157" style:parent-style-name="apple-tab-span" style:family="text">
      <style:text-properties style:font-name="Arial" style:font-name-complex="Arial" fo:color="#000000" fo:language="en" fo:country="US"/>
    </style:style>
    <style:style style:name="T158" style:parent-style-name="DefaultParagraphFont" style:family="text">
      <style:text-properties style:font-name="Arial" style:font-name-complex="Arial" fo:language="en" fo:country="US"/>
    </style:style>
    <style:style style:name="T159" style:parent-style-name="DefaultParagraphFont" style:family="text">
      <style:text-properties style:font-name="Arial" style:font-name-complex="Arial" fo:language="en" fo:country="US"/>
    </style:style>
    <style:style style:name="T160" style:parent-style-name="DefaultParagraphFont" style:family="text">
      <style:text-properties style:font-name="Arial" style:font-name-complex="Arial" fo:language="en" fo:country="US"/>
    </style:style>
    <style:style style:name="T161" style:parent-style-name="apple-tab-span" style:family="text">
      <style:text-properties style:font-name="Arial" style:font-name-complex="Arial" fo:color="#000000" fo:language="en" fo:country="US"/>
    </style:style>
    <style:style style:name="T162" style:parent-style-name="apple-tab-span" style:family="text">
      <style:text-properties style:font-name="Arial" style:font-name-complex="Arial" fo:color="#000000" fo:language="en" fo:country="US"/>
    </style:style>
    <style:style style:name="T163" style:parent-style-name="apple-tab-span" style:family="text">
      <style:text-properties style:font-name="Arial" style:font-name-complex="Arial" fo:color="#000000" fo:language="en" fo:country="US"/>
    </style:style>
    <style:style style:name="T164" style:parent-style-name="DefaultParagraphFont" style:family="text">
      <style:text-properties style:font-name="Arial" style:font-name-complex="Arial" fo:language="en" fo:country="US"/>
    </style:style>
    <style:style style:name="T165" style:parent-style-name="DefaultParagraphFont" style:family="text">
      <style:text-properties style:font-name="Arial" style:font-name-complex="Arial" fo:language="en" fo:country="US"/>
    </style:style>
    <style:style style:name="T166" style:parent-style-name="DefaultParagraphFont" style:family="text">
      <style:text-properties style:font-name="Arial" style:font-name-complex="Arial" fo:language="en" fo:country="US"/>
    </style:style>
    <style:style style:name="T167" style:parent-style-name="apple-tab-span" style:family="text">
      <style:text-properties style:font-name="Arial" style:font-name-complex="Arial" fo:color="#000000" fo:language="en" fo:country="US"/>
    </style:style>
    <style:style style:name="T168" style:parent-style-name="apple-tab-span" style:family="text">
      <style:text-properties style:font-name="Arial" style:font-name-complex="Arial" fo:color="#000000" fo:language="en" fo:country="US"/>
    </style:style>
    <style:style style:name="T169" style:parent-style-name="apple-tab-span" style:family="text">
      <style:text-properties style:font-name="Arial" style:font-name-complex="Arial" fo:color="#000000" fo:language="en" fo:country="US"/>
    </style:style>
    <style:style style:name="T170" style:parent-style-name="DefaultParagraphFont" style:family="text">
      <style:text-properties style:font-name="Arial" style:font-name-complex="Arial" fo:language="en" fo:country="US"/>
    </style:style>
    <style:style style:name="T171" style:parent-style-name="DefaultParagraphFont" style:family="text">
      <style:text-properties style:font-name="Arial" style:font-name-complex="Arial" fo:language="en" fo:country="US"/>
    </style:style>
    <style:style style:name="T172" style:parent-style-name="DefaultParagraphFont" style:family="text">
      <style:text-properties style:font-name="Arial" style:font-name-complex="Arial" fo:language="en" fo:country="US"/>
    </style:style>
    <style:style style:name="T173" style:parent-style-name="apple-tab-span" style:family="text">
      <style:text-properties style:font-name="Arial" style:font-name-complex="Arial" fo:color="#000000" fo:language="en" fo:country="US"/>
    </style:style>
    <style:style style:name="T174" style:parent-style-name="apple-tab-span" style:family="text">
      <style:text-properties style:font-name="Arial" style:font-name-complex="Arial" fo:color="#000000" fo:language="en" fo:country="US"/>
    </style:style>
    <style:style style:name="T175" style:parent-style-name="apple-tab-span" style:family="text">
      <style:text-properties style:font-name="Arial" style:font-name-complex="Arial" fo:color="#000000" fo:language="en" fo:country="US"/>
    </style:style>
    <style:style style:name="T176" style:parent-style-name="DefaultParagraphFont" style:family="text">
      <style:text-properties style:font-name="Arial" style:font-name-complex="Arial" fo:language="en" fo:country="US"/>
    </style:style>
    <style:style style:name="T177" style:parent-style-name="DefaultParagraphFont" style:family="text">
      <style:text-properties style:font-name="Arial" style:font-name-complex="Arial" fo:language="en" fo:country="US"/>
    </style:style>
    <style:style style:name="T178" style:parent-style-name="DefaultParagraphFont" style:family="text">
      <style:text-properties style:font-name="Arial" style:font-name-complex="Arial" fo:language="en" fo:country="US"/>
    </style:style>
    <style:style style:name="T179" style:parent-style-name="DefaultParagraphFont" style:family="text">
      <style:text-properties style:font-name="Arial" style:font-name-complex="Arial" fo:language="en" fo:country="US"/>
    </style:style>
    <style:style style:name="T180" style:parent-style-name="DefaultParagraphFont" style:family="text">
      <style:text-properties style:font-name="Arial" style:font-name-complex="Arial" fo:language="en" fo:country="US"/>
    </style:style>
    <style:style style:name="T181" style:parent-style-name="DefaultParagraphFont" style:family="text">
      <style:text-properties style:font-name="Arial" style:font-name-complex="Arial" fo:language="en" fo:country="US"/>
    </style:style>
    <style:style style:name="T182" style:parent-style-name="DefaultParagraphFont" style:family="text">
      <style:text-properties style:font-name="Arial" style:font-name-complex="Arial" fo:language="en" fo:country="US"/>
    </style:style>
    <style:style style:name="T183" style:parent-style-name="DefaultParagraphFont" style:family="text">
      <style:text-properties style:font-name="Arial" style:font-name-complex="Arial" fo:language="en" fo:country="US"/>
    </style:style>
    <style:style style:name="T184" style:parent-style-name="apple-tab-span" style:family="text">
      <style:text-properties style:font-name="Arial" style:font-name-complex="Arial" fo:color="#000000" fo:language="en" fo:country="US"/>
    </style:style>
    <style:style style:name="T185" style:parent-style-name="apple-tab-span" style:family="text">
      <style:text-properties style:font-name="Arial" style:font-name-complex="Arial" fo:color="#000000" fo:language="en" fo:country="US"/>
    </style:style>
    <style:style style:name="T186" style:parent-style-name="apple-tab-span" style:family="text">
      <style:text-properties style:font-name="Arial" style:font-name-complex="Arial" fo:color="#000000" fo:language="en" fo:country="US"/>
    </style:style>
    <style:style style:name="T187" style:parent-style-name="DefaultParagraphFont" style:family="text">
      <style:text-properties style:font-name="Arial" style:font-name-complex="Arial" fo:language="en" fo:country="US"/>
    </style:style>
    <style:style style:name="T188" style:parent-style-name="DefaultParagraphFont" style:family="text">
      <style:text-properties style:font-name="Arial" style:font-name-complex="Arial" fo:language="en" fo:country="US"/>
    </style:style>
    <style:style style:name="T189" style:parent-style-name="DefaultParagraphFont" style:family="text">
      <style:text-properties style:font-name="Arial" style:font-name-complex="Arial" fo:language="en" fo:country="US"/>
    </style:style>
    <style:style style:name="T190" style:parent-style-name="apple-tab-span" style:family="text">
      <style:text-properties style:font-name="Arial" style:font-name-complex="Arial" fo:color="#000000" fo:language="en" fo:country="US"/>
    </style:style>
    <style:style style:name="T191" style:parent-style-name="apple-tab-span" style:family="text">
      <style:text-properties style:font-name="Arial" style:font-name-complex="Arial" fo:color="#000000" fo:language="en" fo:country="US"/>
    </style:style>
    <style:style style:name="T192" style:parent-style-name="apple-tab-span" style:family="text">
      <style:text-properties style:font-name="Arial" style:font-name-complex="Arial" fo:color="#000000" fo:language="en" fo:country="US"/>
    </style:style>
    <style:style style:name="T193" style:parent-style-name="DefaultParagraphFont" style:family="text">
      <style:text-properties style:font-name="Arial" style:font-name-complex="Arial" fo:language="en" fo:country="US"/>
    </style:style>
    <style:style style:name="T194" style:parent-style-name="DefaultParagraphFont" style:family="text">
      <style:text-properties style:font-name="Arial" style:font-name-complex="Arial" fo:language="en" fo:country="US"/>
    </style:style>
    <style:style style:name="T195" style:parent-style-name="DefaultParagraphFont" style:family="text">
      <style:text-properties style:font-name="Arial" style:font-name-complex="Arial" fo:language="en" fo:country="US"/>
    </style:style>
    <style:style style:name="T196" style:parent-style-name="apple-tab-span" style:family="text">
      <style:text-properties style:font-name="Arial" style:font-name-complex="Arial" fo:color="#000000" fo:language="en" fo:country="US"/>
    </style:style>
    <style:style style:name="T197" style:parent-style-name="apple-tab-span" style:family="text">
      <style:text-properties style:font-name="Arial" style:font-name-complex="Arial" fo:color="#000000" fo:language="en" fo:country="US"/>
    </style:style>
    <style:style style:name="T198" style:parent-style-name="apple-tab-span" style:family="text">
      <style:text-properties style:font-name="Arial" style:font-name-complex="Arial" fo:color="#000000" fo:language="en" fo:country="US"/>
    </style:style>
    <style:style style:name="T199" style:parent-style-name="DefaultParagraphFont" style:family="text">
      <style:text-properties style:font-name="Arial" style:font-name-complex="Arial" fo:language="en" fo:country="US"/>
    </style:style>
    <style:style style:name="T200" style:parent-style-name="DefaultParagraphFont" style:family="text">
      <style:text-properties style:font-name="Arial" style:font-name-complex="Arial" fo:language="en" fo:country="US"/>
    </style:style>
    <style:style style:name="T201" style:parent-style-name="DefaultParagraphFont" style:family="text">
      <style:text-properties style:font-name="Arial" style:font-name-complex="Arial" fo:language="en" fo:country="US"/>
    </style:style>
    <style:style style:name="T202" style:parent-style-name="apple-tab-span" style:family="text">
      <style:text-properties style:font-name="Arial" style:font-name-complex="Arial" fo:color="#000000" fo:language="en" fo:country="US"/>
    </style:style>
    <style:style style:name="T203" style:parent-style-name="apple-tab-span" style:family="text">
      <style:text-properties style:font-name="Arial" style:font-name-complex="Arial" fo:color="#000000" fo:language="en" fo:country="US"/>
    </style:style>
    <style:style style:name="T204" style:parent-style-name="apple-tab-span" style:family="text">
      <style:text-properties style:font-name="Arial" style:font-name-complex="Arial" fo:color="#000000" fo:language="en" fo:country="US"/>
    </style:style>
    <style:style style:name="T205" style:parent-style-name="DefaultParagraphFont" style:family="text">
      <style:text-properties style:font-name="Arial" style:font-name-complex="Arial" fo:language="en" fo:country="US"/>
    </style:style>
    <style:style style:name="T206" style:parent-style-name="DefaultParagraphFont" style:family="text">
      <style:text-properties style:font-name="Arial" style:font-name-complex="Arial" fo:language="en" fo:country="US"/>
    </style:style>
    <style:style style:name="T207" style:parent-style-name="DefaultParagraphFont" style:family="text">
      <style:text-properties style:font-name="Arial" style:font-name-complex="Arial" fo:language="en" fo:country="US"/>
    </style:style>
    <style:style style:name="T208" style:parent-style-name="apple-tab-span" style:family="text">
      <style:text-properties style:font-name="Arial" style:font-name-complex="Arial" fo:color="#000000" fo:language="en" fo:country="US"/>
    </style:style>
    <style:style style:name="T209" style:parent-style-name="apple-tab-span" style:family="text">
      <style:text-properties style:font-name="Arial" style:font-name-complex="Arial" fo:color="#000000" fo:language="en" fo:country="US"/>
    </style:style>
    <style:style style:name="T210" style:parent-style-name="apple-tab-span" style:family="text">
      <style:text-properties style:font-name="Arial" style:font-name-complex="Arial" fo:color="#000000" fo:language="en" fo:country="US"/>
    </style:style>
    <style:style style:name="T211" style:parent-style-name="DefaultParagraphFont" style:family="text">
      <style:text-properties style:font-name="Arial" style:font-name-complex="Arial" fo:language="en" fo:country="US"/>
    </style:style>
    <style:style style:name="T212" style:parent-style-name="DefaultParagraphFont" style:family="text">
      <style:text-properties style:font-name="Arial" style:font-name-complex="Arial" fo:language="en" fo:country="US"/>
    </style:style>
    <style:style style:name="T213" style:parent-style-name="DefaultParagraphFont" style:family="text">
      <style:text-properties style:font-name="Arial" style:font-name-complex="Arial" fo:language="en" fo:country="US"/>
    </style:style>
    <style:style style:name="T214" style:parent-style-name="DefaultParagraphFont" style:family="text">
      <style:text-properties style:font-name="Arial" style:font-name-complex="Arial" fo:language="en" fo:country="US"/>
    </style:style>
    <style:style style:name="T215" style:parent-style-name="apple-tab-span" style:family="text">
      <style:text-properties style:font-name="Arial" style:font-name-complex="Arial" fo:color="#000000" fo:language="en" fo:country="US"/>
    </style:style>
    <style:style style:name="T216" style:parent-style-name="apple-tab-span" style:family="text">
      <style:text-properties style:font-name="Arial" style:font-name-complex="Arial" fo:color="#000000" fo:language="en" fo:country="US"/>
    </style:style>
    <style:style style:name="T217" style:parent-style-name="apple-tab-span" style:family="text">
      <style:text-properties style:font-name="Arial" style:font-name-complex="Arial" fo:color="#000000" fo:language="en" fo:country="US"/>
    </style:style>
    <style:style style:name="T218" style:parent-style-name="DefaultParagraphFont" style:family="text">
      <style:text-properties style:font-name="Arial" style:font-name-complex="Arial" fo:language="en" fo:country="US"/>
    </style:style>
    <style:style style:name="T219" style:parent-style-name="DefaultParagraphFont" style:family="text">
      <style:text-properties style:font-name="Arial" style:font-name-complex="Arial" fo:language="en" fo:country="US"/>
    </style:style>
    <style:style style:name="T220" style:parent-style-name="DefaultParagraphFont" style:family="text">
      <style:text-properties style:font-name="Arial" style:font-name-complex="Arial" fo:language="en" fo:country="US"/>
    </style:style>
    <style:style style:name="T221" style:parent-style-name="DefaultParagraphFont" style:family="text">
      <style:text-properties style:font-name="Arial" style:font-name-complex="Arial" fo:language="en" fo:country="US"/>
    </style:style>
    <style:style style:name="T222" style:parent-style-name="DefaultParagraphFont" style:family="text">
      <style:text-properties style:font-name="Arial" style:font-name-complex="Arial" fo:language="en" fo:country="US"/>
    </style:style>
    <style:style style:name="T223" style:parent-style-name="DefaultParagraphFont" style:family="text">
      <style:text-properties style:font-name="Arial" style:font-name-complex="Arial" fo:language="en" fo:country="US"/>
    </style:style>
    <style:style style:name="T224" style:parent-style-name="apple-tab-span" style:family="text">
      <style:text-properties style:font-name="Arial" style:font-name-complex="Arial" fo:color="#000000" fo:language="en" fo:country="US"/>
    </style:style>
    <style:style style:name="T225" style:parent-style-name="apple-tab-span" style:family="text">
      <style:text-properties style:font-name="Arial" style:font-name-complex="Arial" fo:color="#000000" fo:language="en" fo:country="US"/>
    </style:style>
    <style:style style:name="T226" style:parent-style-name="apple-tab-span" style:family="text">
      <style:text-properties style:font-name="Arial" style:font-name-complex="Arial" fo:color="#000000" fo:language="en" fo:country="US"/>
    </style:style>
    <style:style style:name="T227" style:parent-style-name="DefaultParagraphFont" style:family="text">
      <style:text-properties style:font-name="Arial" style:font-name-complex="Arial" fo:language="en" fo:country="US"/>
    </style:style>
    <style:style style:name="T228" style:parent-style-name="DefaultParagraphFont" style:family="text">
      <style:text-properties style:font-name="Arial" style:font-name-complex="Arial" fo:language="en" fo:country="US"/>
    </style:style>
    <style:style style:name="T229" style:parent-style-name="DefaultParagraphFont" style:family="text">
      <style:text-properties style:font-name="Arial" style:font-name-complex="Arial" fo:language="en" fo:country="US"/>
    </style:style>
    <style:style style:name="T230" style:parent-style-name="apple-tab-span" style:family="text">
      <style:text-properties style:font-name="Arial" style:font-name-complex="Arial" fo:color="#000000" fo:language="en" fo:country="US"/>
    </style:style>
    <style:style style:name="T231" style:parent-style-name="apple-tab-span" style:family="text">
      <style:text-properties style:font-name="Arial" style:font-name-complex="Arial" fo:color="#000000" fo:language="en" fo:country="US"/>
    </style:style>
    <style:style style:name="T232" style:parent-style-name="apple-tab-span" style:family="text">
      <style:text-properties style:font-name="Arial" style:font-name-complex="Arial" fo:color="#000000" fo:language="en" fo:country="US"/>
    </style:style>
    <style:style style:name="T233" style:parent-style-name="DefaultParagraphFont" style:family="text">
      <style:text-properties style:font-name="Arial" style:font-name-complex="Arial" fo:language="en" fo:country="US"/>
    </style:style>
    <style:style style:name="T234" style:parent-style-name="apple-tab-span" style:family="text">
      <style:text-properties style:font-name="Arial" style:font-name-complex="Arial" fo:color="#000000" fo:language="en" fo:country="US"/>
    </style:style>
    <style:style style:name="T235" style:parent-style-name="DefaultParagraphFont" style:family="text">
      <style:text-properties style:font-name="Arial" style:font-name-complex="Arial" fo:language="en" fo:country="US"/>
    </style:style>
    <style:style style:name="T236" style:parent-style-name="DefaultParagraphFont" style:family="text">
      <style:text-properties style:font-name="Arial" style:font-name-complex="Arial" fo:language="en" fo:country="US"/>
    </style:style>
    <style:style style:name="T237" style:parent-style-name="DefaultParagraphFont" style:family="text">
      <style:text-properties style:font-name="Arial" style:font-name-complex="Arial" fo:language="en" fo:country="US"/>
    </style:style>
    <style:style style:name="T238" style:parent-style-name="apple-tab-span" style:family="text">
      <style:text-properties style:font-name="Arial" style:font-name-complex="Arial" fo:color="#000000" fo:language="en" fo:country="US"/>
    </style:style>
    <style:style style:name="T239" style:parent-style-name="apple-tab-span" style:family="text">
      <style:text-properties style:font-name="Arial" style:font-name-complex="Arial" fo:color="#000000" fo:language="en" fo:country="US"/>
    </style:style>
    <style:style style:name="T240" style:parent-style-name="apple-tab-span" style:family="text">
      <style:text-properties style:font-name="Arial" style:font-name-complex="Arial" fo:color="#000000" fo:language="en" fo:country="US"/>
    </style:style>
    <style:style style:name="T241" style:parent-style-name="DefaultParagraphFont" style:family="text">
      <style:text-properties style:font-name="Arial" style:font-name-complex="Arial" fo:language="en" fo:country="US"/>
    </style:style>
    <style:style style:name="T242" style:parent-style-name="DefaultParagraphFont" style:family="text">
      <style:text-properties style:font-name="Arial" style:font-name-complex="Arial" fo:language="en" fo:country="US"/>
    </style:style>
    <style:style style:name="T243" style:parent-style-name="DefaultParagraphFont" style:family="text">
      <style:text-properties style:font-name="Arial" style:font-name-complex="Arial" fo:language="en" fo:country="US"/>
    </style:style>
    <style:style style:name="T244" style:parent-style-name="apple-tab-span" style:family="text">
      <style:text-properties style:font-name="Arial" style:font-name-complex="Arial" fo:color="#000000" fo:language="en" fo:country="US"/>
    </style:style>
    <style:style style:name="T245" style:parent-style-name="apple-tab-span" style:family="text">
      <style:text-properties style:font-name="Arial" style:font-name-complex="Arial" fo:color="#000000" fo:language="en" fo:country="US"/>
    </style:style>
    <style:style style:name="T246" style:parent-style-name="apple-tab-span" style:family="text">
      <style:text-properties style:font-name="Arial" style:font-name-complex="Arial" fo:color="#000000" fo:language="en" fo:country="US"/>
    </style:style>
    <style:style style:name="T247" style:parent-style-name="DefaultParagraphFont" style:family="text">
      <style:text-properties style:font-name="Arial" style:font-name-complex="Arial" fo:language="en" fo:country="US"/>
    </style:style>
    <style:style style:name="T248" style:parent-style-name="DefaultParagraphFont" style:family="text">
      <style:text-properties style:font-name="Arial" style:font-name-complex="Arial" fo:language="en" fo:country="US"/>
    </style:style>
    <style:style style:name="T249" style:parent-style-name="DefaultParagraphFont" style:family="text">
      <style:text-properties style:font-name="Arial" style:font-name-complex="Arial" fo:language="en" fo:country="US"/>
    </style:style>
    <style:style style:name="T250" style:parent-style-name="apple-tab-span" style:family="text">
      <style:text-properties style:font-name="Arial" style:font-name-complex="Arial" fo:color="#000000" fo:language="en" fo:country="US"/>
    </style:style>
    <style:style style:name="T251" style:parent-style-name="apple-tab-span" style:family="text">
      <style:text-properties style:font-name="Arial" style:font-name-complex="Arial" fo:color="#000000" fo:language="en" fo:country="US"/>
    </style:style>
    <style:style style:name="T252" style:parent-style-name="apple-tab-span" style:family="text">
      <style:text-properties style:font-name="Arial" style:font-name-complex="Arial" fo:color="#000000" fo:language="en" fo:country="US"/>
    </style:style>
    <style:style style:name="T253" style:parent-style-name="DefaultParagraphFont" style:family="text">
      <style:text-properties style:font-name="Arial" style:font-name-complex="Arial" fo:language="en" fo:country="US"/>
    </style:style>
    <style:style style:name="T254" style:parent-style-name="DefaultParagraphFont" style:family="text">
      <style:text-properties style:font-name="Arial" style:font-name-complex="Arial" fo:language="en" fo:country="US"/>
    </style:style>
    <style:style style:name="T255" style:parent-style-name="DefaultParagraphFont" style:family="text">
      <style:text-properties style:font-name="Arial" style:font-name-complex="Arial" fo:language="en" fo:country="US"/>
    </style:style>
    <style:style style:name="T256" style:parent-style-name="apple-tab-span" style:family="text">
      <style:text-properties style:font-name="Arial" style:font-name-complex="Arial" fo:color="#000000" fo:language="en" fo:country="US"/>
    </style:style>
    <style:style style:name="T257" style:parent-style-name="apple-tab-span" style:family="text">
      <style:text-properties style:font-name="Arial" style:font-name-complex="Arial" fo:color="#000000" fo:language="en" fo:country="US"/>
    </style:style>
    <style:style style:name="T258" style:parent-style-name="apple-tab-span" style:family="text">
      <style:text-properties style:font-name="Arial" style:font-name-complex="Arial" fo:color="#000000" fo:language="en" fo:country="US"/>
    </style:style>
    <style:style style:name="T259" style:parent-style-name="DefaultParagraphFont" style:family="text">
      <style:text-properties style:font-name="Arial" style:font-name-complex="Arial" fo:language="en" fo:country="US"/>
    </style:style>
    <style:style style:name="T260" style:parent-style-name="DefaultParagraphFont" style:family="text">
      <style:text-properties style:font-name="Arial" style:font-name-complex="Arial" fo:language="en" fo:country="US"/>
    </style:style>
    <style:style style:name="T261" style:parent-style-name="DefaultParagraphFont" style:family="text">
      <style:text-properties style:font-name="Arial" style:font-name-complex="Arial" fo:language="en" fo:country="US"/>
    </style:style>
    <style:style style:name="T262" style:parent-style-name="apple-tab-span" style:family="text">
      <style:text-properties style:font-name="Arial" style:font-name-complex="Arial" fo:color="#000000" fo:language="en" fo:country="US"/>
    </style:style>
    <style:style style:name="T263" style:parent-style-name="apple-tab-span" style:family="text">
      <style:text-properties style:font-name="Arial" style:font-name-complex="Arial" fo:color="#000000" fo:language="en" fo:country="US"/>
    </style:style>
    <style:style style:name="T264" style:parent-style-name="apple-tab-span" style:family="text">
      <style:text-properties style:font-name="Arial" style:font-name-complex="Arial" fo:color="#000000" fo:language="en" fo:country="US"/>
    </style:style>
    <style:style style:name="T265" style:parent-style-name="DefaultParagraphFont" style:family="text">
      <style:text-properties style:font-name="Arial" style:font-name-complex="Arial" fo:language="en" fo:country="US"/>
    </style:style>
    <style:style style:name="T266" style:parent-style-name="DefaultParagraphFont" style:family="text">
      <style:text-properties style:font-name="Arial" style:font-name-complex="Arial" fo:language="en" fo:country="US"/>
    </style:style>
    <style:style style:name="T267" style:parent-style-name="DefaultParagraphFont" style:family="text">
      <style:text-properties style:font-name="Arial" style:font-name-complex="Arial" fo:language="en" fo:country="US"/>
    </style:style>
    <style:style style:name="T268" style:parent-style-name="apple-tab-span" style:family="text">
      <style:text-properties style:font-name="Arial" style:font-name-complex="Arial" fo:color="#000000" fo:language="en" fo:country="US"/>
    </style:style>
    <style:style style:name="T269" style:parent-style-name="apple-tab-span" style:family="text">
      <style:text-properties style:font-name="Arial" style:font-name-complex="Arial" fo:color="#000000" fo:language="en" fo:country="US"/>
    </style:style>
    <style:style style:name="T270" style:parent-style-name="apple-tab-span" style:family="text">
      <style:text-properties style:font-name="Arial" style:font-name-complex="Arial" fo:color="#000000" fo:language="en" fo:country="US"/>
    </style:style>
    <style:style style:name="T271" style:parent-style-name="DefaultParagraphFont" style:family="text">
      <style:text-properties style:font-name="Arial" style:font-name-complex="Arial" fo:language="en" fo:country="US"/>
    </style:style>
    <style:style style:name="T272" style:parent-style-name="DefaultParagraphFont" style:family="text">
      <style:text-properties style:font-name="Arial" style:font-name-complex="Arial" fo:language="en" fo:country="US"/>
    </style:style>
    <style:style style:name="T273" style:parent-style-name="DefaultParagraphFont" style:family="text">
      <style:text-properties style:font-name="Arial" style:font-name-complex="Arial" fo:language="en" fo:country="US"/>
    </style:style>
    <style:style style:name="T274" style:parent-style-name="apple-tab-span" style:family="text">
      <style:text-properties style:font-name="Arial" style:font-name-complex="Arial" fo:color="#000000" fo:language="en" fo:country="US"/>
    </style:style>
    <style:style style:name="T275" style:parent-style-name="apple-tab-span" style:family="text">
      <style:text-properties style:font-name="Arial" style:font-name-complex="Arial" fo:color="#000000" fo:language="en" fo:country="US"/>
    </style:style>
    <style:style style:name="T276" style:parent-style-name="apple-tab-span" style:family="text">
      <style:text-properties style:font-name="Arial" style:font-name-complex="Arial" fo:color="#000000" fo:language="en" fo:country="US"/>
    </style:style>
    <style:style style:name="T277" style:parent-style-name="DefaultParagraphFont" style:family="text">
      <style:text-properties style:font-name="Arial" style:font-name-complex="Arial" fo:language="en" fo:country="US"/>
    </style:style>
    <style:style style:name="T278" style:parent-style-name="DefaultParagraphFont" style:family="text">
      <style:text-properties style:font-name="Arial" style:font-name-complex="Arial" fo:language="en" fo:country="US"/>
    </style:style>
    <style:style style:name="T279" style:parent-style-name="DefaultParagraphFont" style:family="text">
      <style:text-properties style:font-name="Arial" style:font-name-complex="Arial" fo:language="en" fo:country="US"/>
    </style:style>
    <style:style style:name="T280" style:parent-style-name="apple-tab-span" style:family="text">
      <style:text-properties style:font-name="Arial" style:font-name-complex="Arial" fo:color="#000000" fo:language="en" fo:country="US"/>
    </style:style>
    <style:style style:name="T281" style:parent-style-name="apple-tab-span" style:family="text">
      <style:text-properties style:font-name="Arial" style:font-name-complex="Arial" fo:color="#000000" fo:language="en" fo:country="US"/>
    </style:style>
    <style:style style:name="T282" style:parent-style-name="apple-tab-span" style:family="text">
      <style:text-properties style:font-name="Arial" style:font-name-complex="Arial" fo:color="#000000" fo:language="en" fo:country="US"/>
    </style:style>
    <style:style style:name="T283" style:parent-style-name="DefaultParagraphFont" style:family="text">
      <style:text-properties style:font-name="Arial" style:font-name-complex="Arial" fo:language="en" fo:country="US"/>
    </style:style>
    <style:style style:name="T284" style:parent-style-name="DefaultParagraphFont" style:family="text">
      <style:text-properties style:font-name="Arial" style:font-name-complex="Arial" fo:language="en" fo:country="US"/>
    </style:style>
    <style:style style:name="T285" style:parent-style-name="DefaultParagraphFont" style:family="text">
      <style:text-properties style:font-name="Arial" style:font-name-complex="Arial" fo:language="en" fo:country="US"/>
    </style:style>
    <style:style style:name="T286" style:parent-style-name="DefaultParagraphFont" style:family="text">
      <style:text-properties style:font-name="Arial" style:font-name-complex="Arial" fo:language="en" fo:country="US"/>
    </style:style>
    <style:style style:name="T287" style:parent-style-name="apple-tab-span" style:family="text">
      <style:text-properties style:font-name="Arial" style:font-name-complex="Arial" fo:color="#000000" fo:language="en" fo:country="US"/>
    </style:style>
    <style:style style:name="T288" style:parent-style-name="apple-tab-span" style:family="text">
      <style:text-properties style:font-name="Arial" style:font-name-complex="Arial" fo:color="#000000" fo:language="en" fo:country="US"/>
    </style:style>
    <style:style style:name="T289" style:parent-style-name="apple-tab-span" style:family="text">
      <style:text-properties style:font-name="Arial" style:font-name-complex="Arial" fo:color="#000000" fo:language="en" fo:country="US"/>
    </style:style>
    <style:style style:name="T290" style:parent-style-name="DefaultParagraphFont" style:family="text">
      <style:text-properties style:font-name="Arial" style:font-name-complex="Arial" fo:language="en" fo:country="US"/>
    </style:style>
    <style:style style:name="T291" style:parent-style-name="DefaultParagraphFont" style:family="text">
      <style:text-properties style:font-name="Arial" style:font-name-complex="Arial" fo:language="en" fo:country="US"/>
    </style:style>
    <style:style style:name="T292" style:parent-style-name="DefaultParagraphFont" style:family="text">
      <style:text-properties style:font-name="Arial" style:font-name-complex="Arial" fo:language="en" fo:country="US"/>
    </style:style>
    <style:style style:name="T293" style:parent-style-name="apple-tab-span" style:family="text">
      <style:text-properties style:font-name="Arial" style:font-name-complex="Arial" fo:color="#000000" fo:language="en" fo:country="US"/>
    </style:style>
    <style:style style:name="T294" style:parent-style-name="apple-tab-span" style:family="text">
      <style:text-properties style:font-name="Arial" style:font-name-complex="Arial" fo:color="#000000" fo:language="en" fo:country="US"/>
    </style:style>
    <style:style style:name="T295" style:parent-style-name="apple-tab-span" style:family="text">
      <style:text-properties style:font-name="Arial" style:font-name-complex="Arial" fo:color="#000000" fo:language="en" fo:country="US"/>
    </style:style>
    <style:style style:name="T296" style:parent-style-name="DefaultParagraphFont" style:family="text">
      <style:text-properties style:font-name="Arial" style:font-name-complex="Arial" fo:language="en" fo:country="US"/>
    </style:style>
    <style:style style:name="T297" style:parent-style-name="DefaultParagraphFont" style:family="text">
      <style:text-properties style:font-name="Arial" style:font-name-complex="Arial" fo:language="en" fo:country="US"/>
    </style:style>
    <style:style style:name="T298" style:parent-style-name="DefaultParagraphFont" style:family="text">
      <style:text-properties style:font-name="Arial" style:font-name-complex="Arial" fo:language="en" fo:country="US"/>
    </style:style>
    <style:style style:name="T299" style:parent-style-name="apple-tab-span" style:family="text">
      <style:text-properties style:font-name="Arial" style:font-name-complex="Arial" fo:color="#000000" fo:language="en" fo:country="US"/>
    </style:style>
    <style:style style:name="T300" style:parent-style-name="apple-tab-span" style:family="text">
      <style:text-properties style:font-name="Arial" style:font-name-complex="Arial" fo:color="#000000" fo:language="en" fo:country="US"/>
    </style:style>
    <style:style style:name="T301" style:parent-style-name="apple-tab-span" style:family="text">
      <style:text-properties style:font-name="Arial" style:font-name-complex="Arial" fo:color="#000000" fo:language="en" fo:country="US"/>
    </style:style>
    <style:style style:name="T302" style:parent-style-name="DefaultParagraphFont" style:family="text">
      <style:text-properties style:font-name="Arial" style:font-name-complex="Arial" fo:language="en" fo:country="US"/>
    </style:style>
    <style:style style:name="T303" style:parent-style-name="DefaultParagraphFont" style:family="text">
      <style:text-properties style:font-name="Arial" style:font-name-complex="Arial" fo:language="en" fo:country="US"/>
    </style:style>
    <style:style style:name="T304" style:parent-style-name="DefaultParagraphFont" style:family="text">
      <style:text-properties style:font-name="Arial" style:font-name-complex="Arial" fo:language="en" fo:country="US"/>
    </style:style>
    <style:style style:name="T305" style:parent-style-name="apple-tab-span" style:family="text">
      <style:text-properties style:font-name="Arial" style:font-name-complex="Arial" fo:color="#000000" fo:language="en" fo:country="US"/>
    </style:style>
    <style:style style:name="T306" style:parent-style-name="apple-tab-span" style:family="text">
      <style:text-properties style:font-name="Arial" style:font-name-complex="Arial" fo:color="#000000" fo:language="en" fo:country="US"/>
    </style:style>
    <style:style style:name="T307" style:parent-style-name="apple-tab-span" style:family="text">
      <style:text-properties style:font-name="Arial" style:font-name-complex="Arial" fo:color="#000000" fo:language="en" fo:country="US"/>
    </style:style>
    <style:style style:name="T308" style:parent-style-name="DefaultParagraphFont" style:family="text">
      <style:text-properties style:font-name="Arial" style:font-name-complex="Arial" fo:language="en" fo:country="US"/>
    </style:style>
    <style:style style:name="T309" style:parent-style-name="DefaultParagraphFont" style:family="text">
      <style:text-properties style:font-name="Arial" style:font-name-complex="Arial" fo:language="en" fo:country="US"/>
    </style:style>
    <style:style style:name="T310" style:parent-style-name="DefaultParagraphFont" style:family="text">
      <style:text-properties style:font-name="Arial" style:font-name-complex="Arial" fo:language="en" fo:country="US"/>
    </style:style>
    <style:style style:name="T311" style:parent-style-name="apple-tab-span" style:family="text">
      <style:text-properties style:font-name="Arial" style:font-name-complex="Arial" fo:color="#000000" fo:language="en" fo:country="US"/>
    </style:style>
    <style:style style:name="T312" style:parent-style-name="apple-tab-span" style:family="text">
      <style:text-properties style:font-name="Arial" style:font-name-complex="Arial" fo:color="#000000" fo:language="en" fo:country="US"/>
    </style:style>
    <style:style style:name="T313" style:parent-style-name="apple-tab-span" style:family="text">
      <style:text-properties style:font-name="Arial" style:font-name-complex="Arial" fo:color="#000000" fo:language="en" fo:country="US"/>
    </style:style>
    <style:style style:name="T314" style:parent-style-name="DefaultParagraphFont" style:family="text">
      <style:text-properties style:font-name="Arial" style:font-name-complex="Arial" fo:language="en" fo:country="US"/>
    </style:style>
    <style:style style:name="T315" style:parent-style-name="DefaultParagraphFont" style:family="text">
      <style:text-properties style:font-name="Arial" style:font-name-complex="Arial" fo:language="en" fo:country="US"/>
    </style:style>
    <style:style style:name="T316" style:parent-style-name="DefaultParagraphFont" style:family="text">
      <style:text-properties style:font-name="Arial" style:font-name-complex="Arial" fo:language="en" fo:country="US"/>
    </style:style>
    <style:style style:name="T317" style:parent-style-name="DefaultParagraphFont" style:family="text">
      <style:text-properties style:font-name="Arial" style:font-name-complex="Arial" fo:language="en" fo:country="US"/>
    </style:style>
    <style:style style:name="T318" style:parent-style-name="apple-tab-span" style:family="text">
      <style:text-properties style:font-name="Arial" style:font-name-complex="Arial" fo:color="#000000" fo:language="en" fo:country="US"/>
    </style:style>
    <style:style style:name="T319" style:parent-style-name="apple-tab-span" style:family="text">
      <style:text-properties style:font-name="Arial" style:font-name-complex="Arial" fo:color="#000000" fo:language="en" fo:country="US"/>
    </style:style>
    <style:style style:name="T320" style:parent-style-name="apple-tab-span" style:family="text">
      <style:text-properties style:font-name="Arial" style:font-name-complex="Arial" fo:color="#000000" fo:language="en" fo:country="US"/>
    </style:style>
    <style:style style:name="T321" style:parent-style-name="DefaultParagraphFont" style:family="text">
      <style:text-properties style:font-name="Arial" style:font-name-complex="Arial" fo:language="en" fo:country="US"/>
    </style:style>
    <style:style style:name="T322" style:parent-style-name="apple-tab-span" style:family="text">
      <style:text-properties style:font-name="Arial" style:font-name-complex="Arial" fo:color="#000000" fo:language="en" fo:country="US"/>
    </style:style>
    <style:style style:name="T323" style:parent-style-name="apple-tab-span" style:family="text">
      <style:text-properties style:font-name="Arial" style:font-name-complex="Arial" fo:color="#000000" fo:language="en" fo:country="US"/>
    </style:style>
    <style:style style:name="T324" style:parent-style-name="DefaultParagraphFont" style:family="text">
      <style:text-properties style:font-name="Arial" style:font-name-complex="Arial" fo:language="en" fo:country="US"/>
    </style:style>
    <style:style style:name="T325" style:parent-style-name="DefaultParagraphFont" style:family="text">
      <style:text-properties style:font-name="Arial" style:font-name-complex="Arial" fo:language="en" fo:country="US"/>
    </style:style>
    <style:style style:name="T326" style:parent-style-name="apple-tab-span" style:family="text">
      <style:text-properties style:font-name="Arial" style:font-name-complex="Arial" fo:color="#000000" fo:language="en" fo:country="US"/>
    </style:style>
    <style:style style:name="T327" style:parent-style-name="apple-tab-span" style:family="text">
      <style:text-properties style:font-name="Arial" style:font-name-complex="Arial" fo:color="#000000" fo:language="en" fo:country="US"/>
    </style:style>
    <style:style style:name="T328" style:parent-style-name="apple-tab-span" style:family="text">
      <style:text-properties style:font-name="Arial" style:font-name-complex="Arial" fo:color="#000000" fo:language="en" fo:country="US"/>
    </style:style>
    <style:style style:name="T329" style:parent-style-name="DefaultParagraphFont" style:family="text">
      <style:text-properties style:font-name="Arial" style:font-name-complex="Arial" fo:language="en" fo:country="US"/>
    </style:style>
    <style:style style:name="T330" style:parent-style-name="DefaultParagraphFont" style:family="text">
      <style:text-properties style:font-name="Arial" style:font-name-complex="Arial" fo:language="en" fo:country="US"/>
    </style:style>
    <style:style style:name="T331" style:parent-style-name="DefaultParagraphFont" style:family="text">
      <style:text-properties style:font-name="Arial" style:font-name-complex="Arial" fo:language="en" fo:country="US"/>
    </style:style>
    <style:style style:name="T332" style:parent-style-name="apple-tab-span" style:family="text">
      <style:text-properties style:font-name="Arial" style:font-name-complex="Arial" fo:color="#000000" fo:language="en" fo:country="US"/>
    </style:style>
    <style:style style:name="T333" style:parent-style-name="apple-tab-span" style:family="text">
      <style:text-properties style:font-name="Arial" style:font-name-complex="Arial" fo:color="#000000" fo:language="en" fo:country="US"/>
    </style:style>
    <style:style style:name="T334" style:parent-style-name="apple-tab-span" style:family="text">
      <style:text-properties style:font-name="Arial" style:font-name-complex="Arial" fo:color="#000000" fo:language="en" fo:country="US"/>
    </style:style>
    <style:style style:name="T335" style:parent-style-name="DefaultParagraphFont" style:family="text">
      <style:text-properties style:font-name="Arial" style:font-name-complex="Arial" fo:language="en" fo:country="US"/>
    </style:style>
    <style:style style:name="T336" style:parent-style-name="apple-tab-span" style:family="text">
      <style:text-properties style:font-name="Arial" style:font-name-complex="Arial" fo:color="#000000" fo:language="en" fo:country="US"/>
    </style:style>
    <style:style style:name="T337" style:parent-style-name="DefaultParagraphFont" style:family="text">
      <style:text-properties style:font-name="Arial" style:font-name-complex="Arial" fo:language="en" fo:country="US"/>
    </style:style>
    <style:style style:name="T338" style:parent-style-name="DefaultParagraphFont" style:family="text">
      <style:text-properties style:font-name="Arial" style:font-name-complex="Arial" fo:language="en" fo:country="US"/>
    </style:style>
    <style:style style:name="T339" style:parent-style-name="DefaultParagraphFont" style:family="text">
      <style:text-properties style:font-name="Arial" style:font-name-complex="Arial" fo:language="en" fo:country="US"/>
    </style:style>
    <style:style style:name="T340" style:parent-style-name="apple-tab-span" style:family="text">
      <style:text-properties style:font-name="Arial" style:font-name-complex="Arial" fo:color="#000000" fo:language="en" fo:country="US"/>
    </style:style>
    <style:style style:name="T341" style:parent-style-name="apple-tab-span" style:family="text">
      <style:text-properties style:font-name="Arial" style:font-name-complex="Arial" fo:color="#000000" fo:language="en" fo:country="US"/>
    </style:style>
    <style:style style:name="T342" style:parent-style-name="apple-tab-span" style:family="text">
      <style:text-properties style:font-name="Arial" style:font-name-complex="Arial" fo:color="#000000" fo:language="en" fo:country="US"/>
    </style:style>
    <style:style style:name="T343" style:parent-style-name="DefaultParagraphFont" style:family="text">
      <style:text-properties style:font-name="Arial" style:font-name-complex="Arial" fo:language="en" fo:country="US"/>
    </style:style>
    <style:style style:name="T344" style:parent-style-name="DefaultParagraphFont" style:family="text">
      <style:text-properties style:font-name="Arial" style:font-name-complex="Arial" fo:language="en" fo:country="US"/>
    </style:style>
    <style:style style:name="T345" style:parent-style-name="apple-tab-span" style:family="text">
      <style:text-properties style:font-name="Arial" style:font-name-complex="Arial" fo:color="#000000" fo:language="en" fo:country="US"/>
    </style:style>
    <style:style style:name="T346" style:parent-style-name="DefaultParagraphFont" style:family="text">
      <style:text-properties style:font-name="Arial" style:font-name-complex="Arial" fo:language="en" fo:country="US"/>
    </style:style>
    <style:style style:name="T347" style:parent-style-name="DefaultParagraphFont" style:family="text">
      <style:text-properties style:font-name="Arial" style:font-name-complex="Arial" fo:language="en" fo:country="US"/>
    </style:style>
    <style:style style:name="T348" style:parent-style-name="DefaultParagraphFont" style:family="text">
      <style:text-properties style:font-name="Arial" style:font-name-complex="Arial" fo:language="en" fo:country="US"/>
    </style:style>
    <style:style style:name="T349" style:parent-style-name="DefaultParagraphFont" style:family="text">
      <style:text-properties style:font-name="Arial" style:font-name-complex="Arial" fo:language="en" fo:country="US"/>
    </style:style>
    <style:style style:name="T350" style:parent-style-name="DefaultParagraphFont" style:family="text">
      <style:text-properties style:font-name="Arial" style:font-name-complex="Arial" fo:language="en" fo:country="US"/>
    </style:style>
    <style:style style:name="T351" style:parent-style-name="apple-tab-span" style:family="text">
      <style:text-properties style:font-name="Arial" style:font-name-complex="Arial" fo:color="#000000" fo:language="en" fo:country="US"/>
    </style:style>
    <style:style style:name="T352" style:parent-style-name="apple-tab-span" style:family="text">
      <style:text-properties style:font-name="Arial" style:font-name-complex="Arial" fo:color="#000000" fo:language="en" fo:country="US"/>
    </style:style>
    <style:style style:name="T353" style:parent-style-name="apple-tab-span" style:family="text">
      <style:text-properties style:font-name="Arial" style:font-name-complex="Arial" fo:color="#000000" fo:language="en" fo:country="US"/>
    </style:style>
    <style:style style:name="T354" style:parent-style-name="DefaultParagraphFont" style:family="text">
      <style:text-properties style:font-name="Arial" style:font-name-complex="Arial" fo:language="en" fo:country="US"/>
    </style:style>
    <style:style style:name="T355" style:parent-style-name="DefaultParagraphFont" style:family="text">
      <style:text-properties style:font-name="Arial" style:font-name-complex="Arial" fo:language="en" fo:country="US"/>
    </style:style>
    <style:style style:name="T356" style:parent-style-name="DefaultParagraphFont" style:family="text">
      <style:text-properties style:font-name="Arial" style:font-name-complex="Arial" fo:language="en" fo:country="US"/>
    </style:style>
    <style:style style:name="T357" style:parent-style-name="apple-tab-span" style:family="text">
      <style:text-properties style:font-name="Arial" style:font-name-complex="Arial" fo:color="#000000" fo:language="en" fo:country="US"/>
    </style:style>
    <style:style style:name="T358" style:parent-style-name="apple-tab-span" style:family="text">
      <style:text-properties style:font-name="Arial" style:font-name-complex="Arial" fo:color="#000000" fo:language="en" fo:country="US"/>
    </style:style>
    <style:style style:name="T359" style:parent-style-name="apple-tab-span" style:family="text">
      <style:text-properties style:font-name="Arial" style:font-name-complex="Arial" fo:color="#000000" fo:language="en" fo:country="US"/>
    </style:style>
    <style:style style:name="T360" style:parent-style-name="DefaultParagraphFont" style:family="text">
      <style:text-properties style:font-name="Arial" style:font-name-complex="Arial" fo:language="en" fo:country="US"/>
    </style:style>
    <style:style style:name="T361" style:parent-style-name="DefaultParagraphFont" style:family="text">
      <style:text-properties style:font-name="Arial" style:font-name-complex="Arial" fo:language="en" fo:country="US"/>
    </style:style>
    <style:style style:name="T362" style:parent-style-name="DefaultParagraphFont" style:family="text">
      <style:text-properties style:font-name="Arial" style:font-name-complex="Arial" fo:language="en" fo:country="US"/>
    </style:style>
    <style:style style:name="T363" style:parent-style-name="apple-tab-span" style:family="text">
      <style:text-properties style:font-name="Arial" style:font-name-complex="Arial" fo:color="#000000" fo:language="en" fo:country="US"/>
    </style:style>
    <style:style style:name="T364" style:parent-style-name="apple-tab-span" style:family="text">
      <style:text-properties style:font-name="Arial" style:font-name-complex="Arial" fo:color="#000000" fo:language="en" fo:country="US"/>
    </style:style>
    <style:style style:name="T365" style:parent-style-name="apple-tab-span" style:family="text">
      <style:text-properties style:font-name="Arial" style:font-name-complex="Arial" fo:color="#000000" fo:language="en" fo:country="US"/>
    </style:style>
    <style:style style:name="T366" style:parent-style-name="DefaultParagraphFont" style:family="text">
      <style:text-properties style:font-name="Arial" style:font-name-complex="Arial" fo:language="en" fo:country="US"/>
    </style:style>
    <style:style style:name="T367" style:parent-style-name="DefaultParagraphFont" style:family="text">
      <style:text-properties style:font-name="Arial" style:font-name-complex="Arial" fo:language="en" fo:country="US"/>
    </style:style>
    <style:style style:name="T368" style:parent-style-name="DefaultParagraphFont" style:family="text">
      <style:text-properties style:font-name="Arial" style:font-name-complex="Arial" fo:language="en" fo:country="US"/>
    </style:style>
    <style:style style:name="T369" style:parent-style-name="apple-tab-span" style:family="text">
      <style:text-properties style:font-name="Arial" style:font-name-complex="Arial" fo:color="#000000" fo:language="en" fo:country="US"/>
    </style:style>
    <style:style style:name="T370" style:parent-style-name="apple-tab-span" style:family="text">
      <style:text-properties style:font-name="Arial" style:font-name-complex="Arial" fo:color="#000000" fo:language="en" fo:country="US"/>
    </style:style>
    <style:style style:name="T371" style:parent-style-name="apple-tab-span" style:family="text">
      <style:text-properties style:font-name="Arial" style:font-name-complex="Arial" fo:color="#000000" fo:language="en" fo:country="US"/>
    </style:style>
    <style:style style:name="T372" style:parent-style-name="DefaultParagraphFont" style:family="text">
      <style:text-properties style:font-name="Arial" style:font-name-complex="Arial" fo:language="en" fo:country="US"/>
    </style:style>
    <style:style style:name="T373" style:parent-style-name="DefaultParagraphFont" style:family="text">
      <style:text-properties style:font-name="Arial" style:font-name-complex="Arial" fo:language="en" fo:country="US"/>
    </style:style>
    <style:style style:name="T374" style:parent-style-name="DefaultParagraphFont" style:family="text">
      <style:text-properties style:font-name="Arial" style:font-name-complex="Arial" fo:language="en" fo:country="US"/>
    </style:style>
    <style:style style:name="T375" style:parent-style-name="apple-tab-span" style:family="text">
      <style:text-properties style:font-name="Arial" style:font-name-complex="Arial" fo:color="#000000" fo:language="en" fo:country="US"/>
    </style:style>
    <style:style style:name="T376" style:parent-style-name="apple-tab-span" style:family="text">
      <style:text-properties style:font-name="Arial" style:font-name-complex="Arial" fo:color="#000000" fo:language="en" fo:country="US"/>
    </style:style>
    <style:style style:name="T377" style:parent-style-name="apple-tab-span" style:family="text">
      <style:text-properties style:font-name="Arial" style:font-name-complex="Arial" fo:color="#000000" fo:language="en" fo:country="US"/>
    </style:style>
    <style:style style:name="T378" style:parent-style-name="DefaultParagraphFont" style:family="text">
      <style:text-properties style:font-name="Arial" style:font-name-complex="Arial" fo:language="en" fo:country="US"/>
    </style:style>
    <style:style style:name="T379" style:parent-style-name="DefaultParagraphFont" style:family="text">
      <style:text-properties style:font-name="Arial" style:font-name-complex="Arial" fo:language="en" fo:country="US"/>
    </style:style>
    <style:style style:name="T380" style:parent-style-name="DefaultParagraphFont" style:family="text">
      <style:text-properties style:font-name="Arial" style:font-name-complex="Arial" fo:language="en" fo:country="US"/>
    </style:style>
    <style:style style:name="T381" style:parent-style-name="DefaultParagraphFont" style:family="text">
      <style:text-properties style:font-name="Arial" style:font-name-complex="Arial" fo:language="en" fo:country="US"/>
    </style:style>
    <style:style style:name="T382" style:parent-style-name="DefaultParagraphFont" style:family="text">
      <style:text-properties style:font-name="Arial" style:font-name-complex="Arial" fo:language="en" fo:country="US"/>
    </style:style>
    <style:style style:name="T383" style:parent-style-name="DefaultParagraphFont" style:family="text">
      <style:text-properties style:font-name="Arial" style:font-name-complex="Arial" fo:language="en" fo:country="US"/>
    </style:style>
    <style:style style:name="T384" style:parent-style-name="apple-tab-span" style:family="text">
      <style:text-properties style:font-name="Arial" style:font-name-complex="Arial" fo:color="#000000" fo:language="en" fo:country="US"/>
    </style:style>
    <style:style style:name="T385" style:parent-style-name="apple-tab-span" style:family="text">
      <style:text-properties style:font-name="Arial" style:font-name-complex="Arial" fo:color="#000000" fo:language="en" fo:country="US"/>
    </style:style>
    <style:style style:name="T386" style:parent-style-name="apple-tab-span" style:family="text">
      <style:text-properties style:font-name="Arial" style:font-name-complex="Arial" fo:color="#000000" fo:language="en" fo:country="US"/>
    </style:style>
    <style:style style:name="T387" style:parent-style-name="DefaultParagraphFont" style:family="text">
      <style:text-properties style:font-name="Arial" style:font-name-complex="Arial" fo:language="en" fo:country="US"/>
    </style:style>
    <style:style style:name="T388" style:parent-style-name="DefaultParagraphFont" style:family="text">
      <style:text-properties style:font-name="Arial" style:font-name-complex="Arial" fo:language="en" fo:country="US"/>
    </style:style>
    <style:style style:name="T389" style:parent-style-name="DefaultParagraphFont" style:family="text">
      <style:text-properties style:font-name="Arial" style:font-name-complex="Arial" fo:language="en" fo:country="US"/>
    </style:style>
    <style:style style:name="T390" style:parent-style-name="apple-tab-span" style:family="text">
      <style:text-properties style:font-name="Arial" style:font-name-complex="Arial" fo:color="#000000" fo:language="en" fo:country="US"/>
    </style:style>
    <style:style style:name="T391" style:parent-style-name="apple-tab-span" style:family="text">
      <style:text-properties style:font-name="Arial" style:font-name-complex="Arial" fo:color="#000000" fo:language="en" fo:country="US"/>
    </style:style>
    <style:style style:name="T392" style:parent-style-name="apple-tab-span" style:family="text">
      <style:text-properties style:font-name="Arial" style:font-name-complex="Arial" fo:color="#000000" fo:language="en" fo:country="US"/>
    </style:style>
    <style:style style:name="T393" style:parent-style-name="DefaultParagraphFont" style:family="text">
      <style:text-properties style:font-name="Arial" style:font-name-complex="Arial" fo:language="en" fo:country="US"/>
    </style:style>
    <style:style style:name="T394" style:parent-style-name="DefaultParagraphFont" style:family="text">
      <style:text-properties style:font-name="Arial" style:font-name-complex="Arial" fo:language="en" fo:country="US"/>
    </style:style>
    <style:style style:name="T395" style:parent-style-name="DefaultParagraphFont" style:family="text">
      <style:text-properties style:font-name="Arial" style:font-name-complex="Arial" fo:language="en" fo:country="US"/>
    </style:style>
    <style:style style:name="T396" style:parent-style-name="DefaultParagraphFont" style:family="text">
      <style:text-properties style:font-name="Arial" style:font-name-complex="Arial" fo:language="en" fo:country="US"/>
    </style:style>
    <style:style style:name="T397" style:parent-style-name="apple-tab-span" style:family="text">
      <style:text-properties style:font-name="Arial" style:font-name-complex="Arial" fo:color="#000000" fo:language="en" fo:country="US"/>
    </style:style>
    <style:style style:name="T398" style:parent-style-name="apple-tab-span" style:family="text">
      <style:text-properties style:font-name="Arial" style:font-name-complex="Arial" fo:color="#000000" fo:language="en" fo:country="US"/>
    </style:style>
    <style:style style:name="T399" style:parent-style-name="apple-tab-span" style:family="text">
      <style:text-properties style:font-name="Arial" style:font-name-complex="Arial" fo:color="#000000" fo:language="en" fo:country="US"/>
    </style:style>
    <style:style style:name="T400" style:parent-style-name="DefaultParagraphFont" style:family="text">
      <style:text-properties style:font-name="Arial" style:font-name-complex="Arial" fo:language="en" fo:country="US"/>
    </style:style>
    <style:style style:name="T401" style:parent-style-name="DefaultParagraphFont" style:family="text">
      <style:text-properties style:font-name="Arial" style:font-name-complex="Arial" fo:language="en" fo:country="US"/>
    </style:style>
    <style:style style:name="T402" style:parent-style-name="DefaultParagraphFont" style:family="text">
      <style:text-properties style:font-name="Arial" style:font-name-complex="Arial" fo:language="en" fo:country="US"/>
    </style:style>
    <style:style style:name="T403" style:parent-style-name="apple-tab-span" style:family="text">
      <style:text-properties style:font-name="Arial" style:font-name-complex="Arial" fo:color="#000000" fo:language="en" fo:country="US"/>
    </style:style>
    <style:style style:name="T404" style:parent-style-name="apple-tab-span" style:family="text">
      <style:text-properties style:font-name="Arial" style:font-name-complex="Arial" fo:color="#000000" fo:language="en" fo:country="US"/>
    </style:style>
    <style:style style:name="T405" style:parent-style-name="apple-tab-span" style:family="text">
      <style:text-properties style:font-name="Arial" style:font-name-complex="Arial" fo:color="#000000" fo:language="en" fo:country="US"/>
    </style:style>
    <style:style style:name="T406" style:parent-style-name="DefaultParagraphFont" style:family="text">
      <style:text-properties style:font-name="Arial" style:font-name-complex="Arial" fo:language="en" fo:country="US"/>
    </style:style>
    <style:style style:name="T407" style:parent-style-name="DefaultParagraphFont" style:family="text">
      <style:text-properties style:font-name="Arial" style:font-name-complex="Arial" fo:language="en" fo:country="US"/>
    </style:style>
    <style:style style:name="T408" style:parent-style-name="DefaultParagraphFont" style:family="text">
      <style:text-properties style:font-name="Arial" style:font-name-complex="Arial" fo:language="en" fo:country="US"/>
    </style:style>
    <style:style style:name="T409" style:parent-style-name="apple-tab-span" style:family="text">
      <style:text-properties style:font-name="Arial" style:font-name-complex="Arial" fo:color="#000000" fo:language="en" fo:country="US"/>
    </style:style>
    <style:style style:name="T410" style:parent-style-name="apple-tab-span" style:family="text">
      <style:text-properties style:font-name="Arial" style:font-name-complex="Arial" fo:color="#000000" fo:language="en" fo:country="US"/>
    </style:style>
    <style:style style:name="T411" style:parent-style-name="apple-tab-span" style:family="text">
      <style:text-properties style:font-name="Arial" style:font-name-complex="Arial" fo:color="#000000" fo:language="en" fo:country="US"/>
    </style:style>
    <style:style style:name="T412" style:parent-style-name="DefaultParagraphFont" style:family="text">
      <style:text-properties style:font-name="Arial" style:font-name-complex="Arial" fo:language="en" fo:country="US"/>
    </style:style>
    <style:style style:name="T413" style:parent-style-name="DefaultParagraphFont" style:family="text">
      <style:text-properties style:font-name="Arial" style:font-name-complex="Arial" fo:language="en" fo:country="US"/>
    </style:style>
    <style:style style:name="T414" style:parent-style-name="DefaultParagraphFont" style:family="text">
      <style:text-properties style:font-name="Arial" style:font-name-complex="Arial" fo:language="en" fo:country="US"/>
    </style:style>
    <style:style style:name="T415" style:parent-style-name="DefaultParagraphFont" style:family="text">
      <style:text-properties style:font-name="Arial" style:font-name-complex="Arial" fo:language="en" fo:country="US"/>
    </style:style>
    <style:style style:name="T416" style:parent-style-name="DefaultParagraphFont" style:family="text">
      <style:text-properties style:font-name="Arial" style:font-name-complex="Arial" fo:language="en" fo:country="US"/>
    </style:style>
    <style:style style:name="T417" style:parent-style-name="DefaultParagraphFont" style:family="text">
      <style:text-properties style:font-name="Arial" style:font-name-complex="Arial" fo:language="en" fo:country="US"/>
    </style:style>
    <style:style style:name="T418" style:parent-style-name="apple-tab-span" style:family="text">
      <style:text-properties style:font-name="Arial" style:font-name-complex="Arial" fo:color="#000000" fo:language="en" fo:country="US"/>
    </style:style>
    <style:style style:name="T419" style:parent-style-name="apple-tab-span" style:family="text">
      <style:text-properties style:font-name="Arial" style:font-name-complex="Arial" fo:color="#000000" fo:language="en" fo:country="US"/>
    </style:style>
    <style:style style:name="T420" style:parent-style-name="apple-tab-span" style:family="text">
      <style:text-properties style:font-name="Arial" style:font-name-complex="Arial" fo:color="#000000" fo:language="en" fo:country="US"/>
    </style:style>
    <style:style style:name="T421" style:parent-style-name="DefaultParagraphFont" style:family="text">
      <style:text-properties style:font-name="Arial" style:font-name-complex="Arial" fo:language="en" fo:country="US"/>
    </style:style>
    <style:style style:name="T422" style:parent-style-name="DefaultParagraphFont" style:family="text">
      <style:text-properties style:font-name="Arial" style:font-name-complex="Arial" fo:language="en" fo:country="US"/>
    </style:style>
    <style:style style:name="T423" style:parent-style-name="DefaultParagraphFont" style:family="text">
      <style:text-properties style:font-name="Arial" style:font-name-complex="Arial" fo:language="en" fo:country="US"/>
    </style:style>
    <style:style style:name="T424" style:parent-style-name="DefaultParagraphFont" style:family="text">
      <style:text-properties style:font-name="Arial" style:font-name-complex="Arial" fo:language="en" fo:country="US"/>
    </style:style>
    <style:style style:name="T425" style:parent-style-name="apple-tab-span" style:family="text">
      <style:text-properties style:font-name="Arial" style:font-name-complex="Arial" fo:color="#000000" fo:language="en" fo:country="US"/>
    </style:style>
    <style:style style:name="T426" style:parent-style-name="apple-tab-span" style:family="text">
      <style:text-properties style:font-name="Arial" style:font-name-complex="Arial" fo:color="#000000" fo:language="en" fo:country="US"/>
    </style:style>
    <style:style style:name="T427" style:parent-style-name="apple-tab-span" style:family="text">
      <style:text-properties style:font-name="Arial" style:font-name-complex="Arial" fo:color="#000000" fo:language="en" fo:country="US"/>
    </style:style>
    <style:style style:name="T428" style:parent-style-name="DefaultParagraphFont" style:family="text">
      <style:text-properties style:font-name="Arial" style:font-name-complex="Arial" fo:language="en" fo:country="US"/>
    </style:style>
    <style:style style:name="T429" style:parent-style-name="DefaultParagraphFont" style:family="text">
      <style:text-properties style:font-name="Arial" style:font-name-complex="Arial" fo:language="en" fo:country="US"/>
    </style:style>
    <style:style style:name="T430" style:parent-style-name="DefaultParagraphFont" style:family="text">
      <style:text-properties style:font-name="Arial" style:font-name-complex="Arial" fo:language="en" fo:country="US"/>
    </style:style>
    <style:style style:name="T431" style:parent-style-name="apple-tab-span" style:family="text">
      <style:text-properties style:font-name="Arial" style:font-name-complex="Arial" fo:color="#000000" fo:language="en" fo:country="US"/>
    </style:style>
    <style:style style:name="T432" style:parent-style-name="apple-tab-span" style:family="text">
      <style:text-properties style:font-name="Arial" style:font-name-complex="Arial" fo:color="#000000" fo:language="en" fo:country="US"/>
    </style:style>
    <style:style style:name="T433" style:parent-style-name="apple-tab-span" style:family="text">
      <style:text-properties style:font-name="Arial" style:font-name-complex="Arial" fo:color="#000000" fo:language="en" fo:country="US"/>
    </style:style>
    <style:style style:name="T434" style:parent-style-name="DefaultParagraphFont" style:family="text">
      <style:text-properties style:font-name="Arial" style:font-name-complex="Arial" fo:language="en" fo:country="US"/>
    </style:style>
    <style:style style:name="T435" style:parent-style-name="DefaultParagraphFont" style:family="text">
      <style:text-properties style:font-name="Arial" style:font-name-complex="Arial" fo:language="en" fo:country="US"/>
    </style:style>
    <style:style style:name="T436" style:parent-style-name="DefaultParagraphFont" style:family="text">
      <style:text-properties style:font-name="Arial" style:font-name-complex="Arial" fo:language="en" fo:country="US"/>
    </style:style>
    <style:style style:name="T437" style:parent-style-name="apple-tab-span" style:family="text">
      <style:text-properties style:font-name="Arial" style:font-name-complex="Arial" fo:color="#000000" fo:language="en" fo:country="US"/>
    </style:style>
    <style:style style:name="T438" style:parent-style-name="apple-tab-span" style:family="text">
      <style:text-properties style:font-name="Arial" style:font-name-complex="Arial" fo:color="#000000" fo:language="en" fo:country="US"/>
    </style:style>
    <style:style style:name="T439" style:parent-style-name="apple-tab-span" style:family="text">
      <style:text-properties style:font-name="Arial" style:font-name-complex="Arial" fo:color="#000000" fo:language="en" fo:country="US"/>
    </style:style>
    <style:style style:name="T440" style:parent-style-name="DefaultParagraphFont" style:family="text">
      <style:text-properties style:font-name="Arial" style:font-name-complex="Arial" fo:language="en" fo:country="US"/>
    </style:style>
    <style:style style:name="T441" style:parent-style-name="DefaultParagraphFont" style:family="text">
      <style:text-properties style:font-name="Arial" style:font-name-complex="Arial" fo:language="en" fo:country="US"/>
    </style:style>
    <style:style style:name="T442" style:parent-style-name="DefaultParagraphFont" style:family="text">
      <style:text-properties style:font-name="Arial" style:font-name-complex="Arial" fo:language="en" fo:country="US"/>
    </style:style>
    <style:style style:name="T443" style:parent-style-name="apple-tab-span" style:family="text">
      <style:text-properties style:font-name="Arial" style:font-name-complex="Arial" fo:color="#000000" fo:language="en" fo:country="US"/>
    </style:style>
    <style:style style:name="T444" style:parent-style-name="apple-tab-span" style:family="text">
      <style:text-properties style:font-name="Arial" style:font-name-complex="Arial" fo:color="#000000" fo:language="en" fo:country="US"/>
    </style:style>
    <style:style style:name="T445" style:parent-style-name="apple-tab-span" style:family="text">
      <style:text-properties style:font-name="Arial" style:font-name-complex="Arial" fo:color="#000000" fo:language="en" fo:country="US"/>
    </style:style>
    <style:style style:name="T446" style:parent-style-name="DefaultParagraphFont" style:family="text">
      <style:text-properties style:font-name="Arial" style:font-name-complex="Arial" fo:language="en" fo:country="US"/>
    </style:style>
    <style:style style:name="T447" style:parent-style-name="DefaultParagraphFont" style:family="text">
      <style:text-properties style:font-name="Arial" style:font-name-complex="Arial" fo:language="en" fo:country="US"/>
    </style:style>
    <style:style style:name="T448" style:parent-style-name="DefaultParagraphFont" style:family="text">
      <style:text-properties style:font-name="Arial" style:font-name-complex="Arial" fo:language="en" fo:country="US"/>
    </style:style>
    <style:style style:name="T449" style:parent-style-name="apple-tab-span" style:family="text">
      <style:text-properties style:font-name="Arial" style:font-name-complex="Arial" fo:color="#000000" fo:language="en" fo:country="US"/>
    </style:style>
    <style:style style:name="T450" style:parent-style-name="apple-tab-span" style:family="text">
      <style:text-properties style:font-name="Arial" style:font-name-complex="Arial" fo:color="#000000" fo:language="en" fo:country="US"/>
    </style:style>
    <style:style style:name="T451" style:parent-style-name="apple-tab-span" style:family="text">
      <style:text-properties style:font-name="Arial" style:font-name-complex="Arial" fo:color="#000000" fo:language="en" fo:country="US"/>
    </style:style>
    <style:style style:name="T452" style:parent-style-name="DefaultParagraphFont" style:family="text">
      <style:text-properties style:font-name="Arial" style:font-name-complex="Arial" fo:language="en" fo:country="US"/>
    </style:style>
    <style:style style:name="T453" style:parent-style-name="DefaultParagraphFont" style:family="text">
      <style:text-properties style:font-name="Arial" style:font-name-complex="Arial" fo:language="en" fo:country="US"/>
    </style:style>
    <style:style style:name="T454" style:parent-style-name="DefaultParagraphFont" style:family="text">
      <style:text-properties style:font-name="Arial" style:font-name-complex="Arial" fo:language="en" fo:country="US"/>
    </style:style>
    <style:style style:name="T455" style:parent-style-name="apple-tab-span" style:family="text">
      <style:text-properties style:font-name="Arial" style:font-name-complex="Arial" fo:color="#000000" fo:language="en" fo:country="US"/>
    </style:style>
    <style:style style:name="T456" style:parent-style-name="apple-tab-span" style:family="text">
      <style:text-properties style:font-name="Arial" style:font-name-complex="Arial" fo:color="#000000" fo:language="en" fo:country="US"/>
    </style:style>
    <style:style style:name="T457" style:parent-style-name="apple-tab-span" style:family="text">
      <style:text-properties style:font-name="Arial" style:font-name-complex="Arial" fo:color="#000000" fo:language="en" fo:country="US"/>
    </style:style>
    <style:style style:name="T458" style:parent-style-name="DefaultParagraphFont" style:family="text">
      <style:text-properties style:font-name="Arial" style:font-name-complex="Arial" fo:language="en" fo:country="US"/>
    </style:style>
    <style:style style:name="T459" style:parent-style-name="DefaultParagraphFont" style:family="text">
      <style:text-properties style:font-name="Arial" style:font-name-complex="Arial" fo:language="en" fo:country="US"/>
    </style:style>
    <style:style style:name="T460" style:parent-style-name="DefaultParagraphFont" style:family="text">
      <style:text-properties style:font-name="Arial" style:font-name-complex="Arial" fo:language="en" fo:country="US"/>
    </style:style>
    <style:style style:name="T461" style:parent-style-name="apple-tab-span" style:family="text">
      <style:text-properties style:font-name="Arial" style:font-name-complex="Arial" fo:color="#000000" fo:language="en" fo:country="US"/>
    </style:style>
    <style:style style:name="T462" style:parent-style-name="apple-tab-span" style:family="text">
      <style:text-properties style:font-name="Arial" style:font-name-complex="Arial" fo:color="#000000" fo:language="en" fo:country="US"/>
    </style:style>
    <style:style style:name="T463" style:parent-style-name="apple-tab-span" style:family="text">
      <style:text-properties style:font-name="Arial" style:font-name-complex="Arial" fo:color="#000000" fo:language="en" fo:country="US"/>
    </style:style>
    <style:style style:name="T464" style:parent-style-name="DefaultParagraphFont" style:family="text">
      <style:text-properties style:font-name="Arial" style:font-name-complex="Arial" fo:language="en" fo:country="US"/>
    </style:style>
    <style:style style:name="T465" style:parent-style-name="DefaultParagraphFont" style:family="text">
      <style:text-properties style:font-name="Arial" style:font-name-complex="Arial" fo:language="en" fo:country="US"/>
    </style:style>
    <style:style style:name="T466" style:parent-style-name="DefaultParagraphFont" style:family="text">
      <style:text-properties style:font-name="Arial" style:font-name-complex="Arial" fo:language="en" fo:country="US"/>
    </style:style>
    <style:style style:name="T467" style:parent-style-name="DefaultParagraphFont" style:family="text">
      <style:text-properties style:font-name="Arial" style:font-name-complex="Arial" fo:language="en" fo:country="US"/>
    </style:style>
    <style:style style:name="T468" style:parent-style-name="DefaultParagraphFont" style:family="text">
      <style:text-properties style:font-name="Arial" style:font-name-complex="Arial" fo:language="en" fo:country="US"/>
    </style:style>
    <style:style style:name="T469" style:parent-style-name="DefaultParagraphFont" style:family="text">
      <style:text-properties style:font-name="Arial" style:font-name-complex="Arial" fo:language="en" fo:country="US"/>
    </style:style>
    <style:style style:name="T470" style:parent-style-name="DefaultParagraphFont" style:family="text">
      <style:text-properties style:font-name="Arial" style:font-name-complex="Arial" fo:language="en" fo:country="US"/>
    </style:style>
    <style:style style:name="T471" style:parent-style-name="apple-tab-span" style:family="text">
      <style:text-properties style:font-name="Arial" style:font-name-complex="Arial" fo:color="#000000" fo:language="en" fo:country="US"/>
    </style:style>
    <style:style style:name="T472" style:parent-style-name="apple-tab-span" style:family="text">
      <style:text-properties style:font-name="Arial" style:font-name-complex="Arial" fo:color="#000000" fo:language="en" fo:country="US"/>
    </style:style>
    <style:style style:name="T473" style:parent-style-name="apple-tab-span" style:family="text">
      <style:text-properties style:font-name="Arial" style:font-name-complex="Arial" fo:color="#000000" fo:language="en" fo:country="US"/>
    </style:style>
    <style:style style:name="T474" style:parent-style-name="DefaultParagraphFont" style:family="text">
      <style:text-properties style:font-name="Arial" style:font-name-complex="Arial" fo:language="en" fo:country="US"/>
    </style:style>
    <style:style style:name="T475" style:parent-style-name="DefaultParagraphFont" style:family="text">
      <style:text-properties style:font-name="Arial" style:font-name-complex="Arial" fo:language="en" fo:country="US"/>
    </style:style>
    <style:style style:name="T476" style:parent-style-name="DefaultParagraphFont" style:family="text">
      <style:text-properties style:font-name="Arial" style:font-name-complex="Arial" fo:language="en" fo:country="US"/>
    </style:style>
    <style:style style:name="T477" style:parent-style-name="DefaultParagraphFont" style:family="text">
      <style:text-properties style:font-name="Arial" style:font-name-complex="Arial" fo:language="en" fo:country="US"/>
    </style:style>
    <style:style style:name="T478" style:parent-style-name="DefaultParagraphFont" style:family="text">
      <style:text-properties style:font-name="Arial" style:font-name-complex="Arial" fo:language="en" fo:country="US"/>
    </style:style>
    <style:style style:name="T479" style:parent-style-name="DefaultParagraphFont" style:family="text">
      <style:text-properties style:font-name="Arial" style:font-name-complex="Arial" fo:language="en" fo:country="US"/>
    </style:style>
    <style:style style:name="T480" style:parent-style-name="apple-tab-span" style:family="text">
      <style:text-properties style:font-name="Arial" style:font-name-complex="Arial" fo:color="#000000" fo:language="en" fo:country="US"/>
    </style:style>
    <style:style style:name="T481" style:parent-style-name="apple-tab-span" style:family="text">
      <style:text-properties style:font-name="Arial" style:font-name-complex="Arial" fo:color="#000000" fo:language="en" fo:country="US"/>
    </style:style>
    <style:style style:name="T482" style:parent-style-name="apple-tab-span" style:family="text">
      <style:text-properties style:font-name="Arial" style:font-name-complex="Arial" fo:color="#000000" fo:language="en" fo:country="US"/>
    </style:style>
    <style:style style:name="T483" style:parent-style-name="DefaultParagraphFont" style:family="text">
      <style:text-properties style:font-name="Arial" style:font-name-complex="Arial" fo:language="en" fo:country="US"/>
    </style:style>
    <style:style style:name="T484" style:parent-style-name="DefaultParagraphFont" style:family="text">
      <style:text-properties style:font-name="Arial" style:font-name-complex="Arial" fo:language="en" fo:country="US"/>
    </style:style>
    <style:style style:name="T485" style:parent-style-name="DefaultParagraphFont" style:family="text">
      <style:text-properties style:font-name="Arial" style:font-name-complex="Arial" fo:language="en" fo:country="US"/>
    </style:style>
    <style:style style:name="T486" style:parent-style-name="apple-tab-span" style:family="text">
      <style:text-properties style:font-name="Arial" style:font-name-complex="Arial" fo:color="#000000" fo:language="en" fo:country="US"/>
    </style:style>
    <style:style style:name="T487" style:parent-style-name="apple-tab-span" style:family="text">
      <style:text-properties style:font-name="Arial" style:font-name-complex="Arial" fo:color="#000000" fo:language="en" fo:country="US"/>
    </style:style>
    <style:style style:name="T488" style:parent-style-name="apple-tab-span" style:family="text">
      <style:text-properties style:font-name="Arial" style:font-name-complex="Arial" fo:color="#000000" fo:language="en" fo:country="US"/>
    </style:style>
    <style:style style:name="T489" style:parent-style-name="DefaultParagraphFont" style:family="text">
      <style:text-properties style:font-name="Arial" style:font-name-complex="Arial" fo:language="en" fo:country="US"/>
    </style:style>
    <style:style style:name="T490" style:parent-style-name="DefaultParagraphFont" style:family="text">
      <style:text-properties style:font-name="Arial" style:font-name-complex="Arial" fo:language="en" fo:country="US"/>
    </style:style>
    <style:style style:name="T491" style:parent-style-name="DefaultParagraphFont" style:family="text">
      <style:text-properties style:font-name="Arial" style:font-name-complex="Arial" fo:language="en" fo:country="US"/>
    </style:style>
    <style:style style:name="T492" style:parent-style-name="DefaultParagraphFont" style:family="text">
      <style:text-properties style:font-name="Arial" style:font-name-complex="Arial" fo:language="en" fo:country="US"/>
    </style:style>
    <style:style style:name="T493" style:parent-style-name="apple-tab-span" style:family="text">
      <style:text-properties style:font-name="Arial" style:font-name-complex="Arial" fo:color="#000000" fo:language="en" fo:country="US"/>
    </style:style>
    <style:style style:name="T494" style:parent-style-name="apple-tab-span" style:family="text">
      <style:text-properties style:font-name="Arial" style:font-name-complex="Arial" fo:color="#000000" fo:language="en" fo:country="US"/>
    </style:style>
    <style:style style:name="T495" style:parent-style-name="apple-tab-span" style:family="text">
      <style:text-properties style:font-name="Arial" style:font-name-complex="Arial" fo:color="#000000" fo:language="en" fo:country="US"/>
    </style:style>
    <style:style style:name="T496" style:parent-style-name="DefaultParagraphFont" style:family="text">
      <style:text-properties style:font-name="Arial" style:font-name-complex="Arial" fo:language="en" fo:country="US"/>
    </style:style>
    <style:style style:name="T497" style:parent-style-name="DefaultParagraphFont" style:family="text">
      <style:text-properties style:font-name="Arial" style:font-name-complex="Arial" fo:language="en" fo:country="US"/>
    </style:style>
    <style:style style:name="T498" style:parent-style-name="DefaultParagraphFont" style:family="text">
      <style:text-properties style:font-name="Arial" style:font-name-complex="Arial" fo:language="en" fo:country="US"/>
    </style:style>
    <style:style style:name="T499" style:parent-style-name="apple-tab-span" style:family="text">
      <style:text-properties style:font-name="Arial" style:font-name-complex="Arial" fo:color="#000000" fo:language="en" fo:country="US"/>
    </style:style>
    <style:style style:name="T500" style:parent-style-name="apple-tab-span" style:family="text">
      <style:text-properties style:font-name="Arial" style:font-name-complex="Arial" fo:color="#000000" fo:language="en" fo:country="US"/>
    </style:style>
    <style:style style:name="T501" style:parent-style-name="apple-tab-span" style:family="text">
      <style:text-properties style:font-name="Arial" style:font-name-complex="Arial" fo:color="#000000" fo:language="en" fo:country="US"/>
    </style:style>
    <style:style style:name="T502" style:parent-style-name="DefaultParagraphFont" style:family="text">
      <style:text-properties style:font-name="Arial" style:font-name-complex="Arial" fo:language="en" fo:country="US"/>
    </style:style>
    <style:style style:name="T503" style:parent-style-name="DefaultParagraphFont" style:family="text">
      <style:text-properties style:font-name="Arial" style:font-name-complex="Arial" fo:language="en" fo:country="US"/>
    </style:style>
    <style:style style:name="T504" style:parent-style-name="DefaultParagraphFont" style:family="text">
      <style:text-properties style:font-name="Arial" style:font-name-complex="Arial" fo:language="en" fo:country="US"/>
    </style:style>
    <style:style style:name="T505" style:parent-style-name="apple-tab-span" style:family="text">
      <style:text-properties style:font-name="Arial" style:font-name-complex="Arial" fo:color="#000000" fo:language="en" fo:country="US"/>
    </style:style>
    <style:style style:name="T506" style:parent-style-name="apple-tab-span" style:family="text">
      <style:text-properties style:font-name="Arial" style:font-name-complex="Arial" fo:color="#000000" fo:language="en" fo:country="US"/>
    </style:style>
    <style:style style:name="T507" style:parent-style-name="apple-tab-span" style:family="text">
      <style:text-properties style:font-name="Arial" style:font-name-complex="Arial" fo:color="#000000" fo:language="en" fo:country="US"/>
    </style:style>
    <style:style style:name="T508" style:parent-style-name="DefaultParagraphFont" style:family="text">
      <style:text-properties style:font-name="Arial" style:font-name-complex="Arial" fo:language="en" fo:country="US"/>
    </style:style>
    <style:style style:name="T509" style:parent-style-name="DefaultParagraphFont" style:family="text">
      <style:text-properties style:font-name="Arial" style:font-name-complex="Arial" fo:language="en" fo:country="US"/>
    </style:style>
    <style:style style:name="T510" style:parent-style-name="DefaultParagraphFont" style:family="text">
      <style:text-properties style:font-name="Arial" style:font-name-complex="Arial" fo:language="en" fo:country="US"/>
    </style:style>
    <style:style style:name="T511" style:parent-style-name="apple-tab-span" style:family="text">
      <style:text-properties style:font-name="Arial" style:font-name-complex="Arial" fo:color="#000000" fo:language="en" fo:country="US"/>
    </style:style>
    <style:style style:name="T512" style:parent-style-name="apple-tab-span" style:family="text">
      <style:text-properties style:font-name="Arial" style:font-name-complex="Arial" fo:color="#000000" fo:language="en" fo:country="US"/>
    </style:style>
    <style:style style:name="T513" style:parent-style-name="apple-tab-span" style:family="text">
      <style:text-properties style:font-name="Arial" style:font-name-complex="Arial" fo:color="#000000" fo:language="en" fo:country="US"/>
    </style:style>
    <style:style style:name="T514" style:parent-style-name="DefaultParagraphFont" style:family="text">
      <style:text-properties style:font-name="Arial" style:font-name-complex="Arial" fo:language="en" fo:country="US"/>
    </style:style>
    <style:style style:name="T515" style:parent-style-name="DefaultParagraphFont" style:family="text">
      <style:text-properties style:font-name="Arial" style:font-name-complex="Arial" fo:language="en" fo:country="US"/>
    </style:style>
    <style:style style:name="T516" style:parent-style-name="DefaultParagraphFont" style:family="text">
      <style:text-properties style:font-name="Arial" style:font-name-complex="Arial" fo:language="en" fo:country="US"/>
    </style:style>
    <style:style style:name="T517" style:parent-style-name="DefaultParagraphFont" style:family="text">
      <style:text-properties style:font-name="Arial" style:font-name-complex="Arial" fo:language="en" fo:country="US"/>
    </style:style>
    <style:style style:name="T518" style:parent-style-name="apple-tab-span" style:family="text">
      <style:text-properties style:font-name="Arial" style:font-name-complex="Arial" fo:color="#000000" fo:language="en" fo:country="US"/>
    </style:style>
    <style:style style:name="T519" style:parent-style-name="apple-tab-span" style:family="text">
      <style:text-properties style:font-name="Arial" style:font-name-complex="Arial" fo:color="#000000" fo:language="en" fo:country="US"/>
    </style:style>
    <style:style style:name="T520" style:parent-style-name="apple-tab-span" style:family="text">
      <style:text-properties style:font-name="Arial" style:font-name-complex="Arial" fo:color="#000000" fo:language="en" fo:country="US"/>
    </style:style>
    <style:style style:name="T521" style:parent-style-name="DefaultParagraphFont" style:family="text">
      <style:text-properties style:font-name="Arial" style:font-name-complex="Arial" fo:language="en" fo:country="US"/>
    </style:style>
    <style:style style:name="T522" style:parent-style-name="DefaultParagraphFont" style:family="text">
      <style:text-properties style:font-name="Arial" style:font-name-complex="Arial" fo:language="en" fo:country="US"/>
    </style:style>
    <style:style style:name="T523" style:parent-style-name="DefaultParagraphFont" style:family="text">
      <style:text-properties style:font-name="Arial" style:font-name-complex="Arial" fo:language="en" fo:country="US"/>
    </style:style>
    <style:style style:name="T524" style:parent-style-name="apple-tab-span" style:family="text">
      <style:text-properties style:font-name="Arial" style:font-name-complex="Arial" fo:color="#000000" fo:language="en" fo:country="US"/>
    </style:style>
    <style:style style:name="T525" style:parent-style-name="apple-tab-span" style:family="text">
      <style:text-properties style:font-name="Arial" style:font-name-complex="Arial" fo:color="#000000" fo:language="en" fo:country="US"/>
    </style:style>
    <style:style style:name="T526" style:parent-style-name="apple-tab-span" style:family="text">
      <style:text-properties style:font-name="Arial" style:font-name-complex="Arial" fo:color="#000000" fo:language="en" fo:country="US"/>
    </style:style>
    <style:style style:name="T527" style:parent-style-name="DefaultParagraphFont" style:family="text">
      <style:text-properties style:font-name="Arial" style:font-name-complex="Arial" fo:language="en" fo:country="US"/>
    </style:style>
    <style:style style:name="T528" style:parent-style-name="DefaultParagraphFont" style:family="text">
      <style:text-properties style:font-name="Arial" style:font-name-complex="Arial" fo:language="en" fo:country="US"/>
    </style:style>
    <style:style style:name="T529" style:parent-style-name="DefaultParagraphFont" style:family="text">
      <style:text-properties style:font-name="Arial" style:font-name-complex="Arial" fo:language="en" fo:country="US"/>
    </style:style>
    <style:style style:name="T530" style:parent-style-name="DefaultParagraphFont" style:family="text">
      <style:text-properties style:font-name="Arial" style:font-name-complex="Arial" fo:language="en" fo:country="US"/>
    </style:style>
    <style:style style:name="T531" style:parent-style-name="DefaultParagraphFont" style:family="text">
      <style:text-properties style:font-name="Arial" style:font-name-complex="Arial" fo:language="en" fo:country="US"/>
    </style:style>
    <style:style style:name="T532" style:parent-style-name="DefaultParagraphFont" style:family="text">
      <style:text-properties style:font-name="Arial" style:font-name-complex="Arial" fo:language="en" fo:country="US"/>
    </style:style>
    <style:style style:name="T533" style:parent-style-name="apple-tab-span" style:family="text">
      <style:text-properties style:font-name="Arial" style:font-name-complex="Arial" fo:color="#000000" fo:language="en" fo:country="US"/>
    </style:style>
    <style:style style:name="T534" style:parent-style-name="apple-tab-span" style:family="text">
      <style:text-properties style:font-name="Arial" style:font-name-complex="Arial" fo:color="#000000" fo:language="en" fo:country="US"/>
    </style:style>
    <style:style style:name="T535" style:parent-style-name="apple-tab-span" style:family="text">
      <style:text-properties style:font-name="Arial" style:font-name-complex="Arial" fo:color="#000000" fo:language="en" fo:country="US"/>
    </style:style>
    <style:style style:name="T536" style:parent-style-name="DefaultParagraphFont" style:family="text">
      <style:text-properties style:font-name="Arial" style:font-name-complex="Arial" fo:language="en" fo:country="US"/>
    </style:style>
    <style:style style:name="T537" style:parent-style-name="DefaultParagraphFont" style:family="text">
      <style:text-properties style:font-name="Arial" style:font-name-complex="Arial" fo:language="en" fo:country="US"/>
    </style:style>
    <style:style style:name="T538" style:parent-style-name="DefaultParagraphFont" style:family="text">
      <style:text-properties style:font-name="Arial" style:font-name-complex="Arial" fo:language="en" fo:country="US"/>
    </style:style>
    <style:style style:name="T539" style:parent-style-name="apple-tab-span" style:family="text">
      <style:text-properties style:font-name="Arial" style:font-name-complex="Arial" fo:color="#000000" fo:language="en" fo:country="US"/>
    </style:style>
    <style:style style:name="T540" style:parent-style-name="apple-tab-span" style:family="text">
      <style:text-properties style:font-name="Arial" style:font-name-complex="Arial" fo:color="#000000" fo:language="en" fo:country="US"/>
    </style:style>
    <style:style style:name="T541" style:parent-style-name="apple-tab-span" style:family="text">
      <style:text-properties style:font-name="Arial" style:font-name-complex="Arial" fo:color="#000000" fo:language="en" fo:country="US"/>
    </style:style>
    <style:style style:name="T542" style:parent-style-name="DefaultParagraphFont" style:family="text">
      <style:text-properties style:font-name="Arial" style:font-name-complex="Arial" fo:language="en" fo:country="US"/>
    </style:style>
    <style:style style:name="T543" style:parent-style-name="DefaultParagraphFont" style:family="text">
      <style:text-properties style:font-name="Arial" style:font-name-complex="Arial" fo:language="en" fo:country="US"/>
    </style:style>
    <style:style style:name="T544" style:parent-style-name="DefaultParagraphFont" style:family="text">
      <style:text-properties style:font-name="Arial" style:font-name-complex="Arial" fo:language="en" fo:country="US"/>
    </style:style>
    <style:style style:name="T545" style:parent-style-name="DefaultParagraphFont" style:family="text">
      <style:text-properties style:font-name="Arial" style:font-name-complex="Arial" fo:language="en" fo:country="US"/>
    </style:style>
    <style:style style:name="T546" style:parent-style-name="apple-tab-span" style:family="text">
      <style:text-properties style:font-name="Arial" style:font-name-complex="Arial" fo:color="#000000" fo:language="en" fo:country="US"/>
    </style:style>
    <style:style style:name="T547" style:parent-style-name="apple-tab-span" style:family="text">
      <style:text-properties style:font-name="Arial" style:font-name-complex="Arial" fo:color="#000000" fo:language="en" fo:country="US"/>
    </style:style>
    <style:style style:name="T548" style:parent-style-name="apple-tab-span" style:family="text">
      <style:text-properties style:font-name="Arial" style:font-name-complex="Arial" fo:color="#000000" fo:language="en" fo:country="US"/>
    </style:style>
    <style:style style:name="T549" style:parent-style-name="DefaultParagraphFont" style:family="text">
      <style:text-properties style:font-name="Arial" style:font-name-complex="Arial" fo:language="en" fo:country="US"/>
    </style:style>
    <style:style style:name="T550" style:parent-style-name="DefaultParagraphFont" style:family="text">
      <style:text-properties style:font-name="Arial" style:font-name-complex="Arial" fo:language="en" fo:country="US"/>
    </style:style>
    <style:style style:name="T551" style:parent-style-name="DefaultParagraphFont" style:family="text">
      <style:text-properties style:font-name="Arial" style:font-name-complex="Arial" fo:language="en" fo:country="US"/>
    </style:style>
    <style:style style:name="T552" style:parent-style-name="DefaultParagraphFont" style:family="text">
      <style:text-properties style:font-name="Arial" style:font-name-complex="Arial" fo:language="en" fo:country="US"/>
    </style:style>
    <style:style style:name="T553" style:parent-style-name="DefaultParagraphFont" style:family="text">
      <style:text-properties style:font-name="Arial" style:font-name-complex="Arial" fo:language="en" fo:country="US"/>
    </style:style>
    <style:style style:name="T554" style:parent-style-name="DefaultParagraphFont" style:family="text">
      <style:text-properties style:font-name="Arial" style:font-name-complex="Arial" fo:language="en" fo:country="US"/>
    </style:style>
    <style:style style:name="T555" style:parent-style-name="apple-tab-span" style:family="text">
      <style:text-properties style:font-name="Arial" style:font-name-complex="Arial" fo:color="#000000" fo:language="en" fo:country="US"/>
    </style:style>
    <style:style style:name="T556" style:parent-style-name="apple-tab-span" style:family="text">
      <style:text-properties style:font-name="Arial" style:font-name-complex="Arial" fo:color="#000000" fo:language="en" fo:country="US"/>
    </style:style>
    <style:style style:name="T557" style:parent-style-name="apple-tab-span" style:family="text">
      <style:text-properties style:font-name="Arial" style:font-name-complex="Arial" fo:color="#000000" fo:language="en" fo:country="US"/>
    </style:style>
    <style:style style:name="T558" style:parent-style-name="DefaultParagraphFont" style:family="text">
      <style:text-properties style:font-name="Arial" style:font-name-complex="Arial" fo:language="en" fo:country="US"/>
    </style:style>
    <style:style style:name="T559" style:parent-style-name="DefaultParagraphFont" style:family="text">
      <style:text-properties style:font-name="Arial" style:font-name-complex="Arial" fo:language="en" fo:country="US"/>
    </style:style>
    <style:style style:name="T560" style:parent-style-name="DefaultParagraphFont" style:family="text">
      <style:text-properties style:font-name="Arial" style:font-name-complex="Arial" fo:language="en" fo:country="US"/>
    </style:style>
    <style:style style:name="T561" style:parent-style-name="DefaultParagraphFont" style:family="text">
      <style:text-properties style:font-name="Arial" style:font-name-complex="Arial" fo:language="en" fo:country="US"/>
    </style:style>
    <style:style style:name="T562" style:parent-style-name="DefaultParagraphFont" style:family="text">
      <style:text-properties style:font-name="Arial" style:font-name-complex="Arial" fo:language="en" fo:country="US"/>
    </style:style>
    <style:style style:name="T563" style:parent-style-name="DefaultParagraphFont" style:family="text">
      <style:text-properties style:font-name="Arial" style:font-name-complex="Arial" fo:language="en" fo:country="US"/>
    </style:style>
    <style:style style:name="T564" style:parent-style-name="apple-tab-span" style:family="text">
      <style:text-properties style:font-name="Arial" style:font-name-complex="Arial" fo:color="#000000" fo:language="en" fo:country="US"/>
    </style:style>
    <style:style style:name="T565" style:parent-style-name="DefaultParagraphFont" style:family="text">
      <style:text-properties style:font-name="Arial" style:font-name-complex="Arial" fo:language="en" fo:country="US"/>
    </style:style>
    <style:style style:name="T566" style:parent-style-name="DefaultParagraphFont" style:family="text">
      <style:text-properties style:font-name="Arial" style:font-name-complex="Arial" fo:language="en" fo:country="US"/>
    </style:style>
    <style:style style:name="T567" style:parent-style-name="DefaultParagraphFont" style:family="text">
      <style:text-properties style:font-name="Arial" style:font-name-complex="Arial" fo:language="en" fo:country="US"/>
    </style:style>
    <style:style style:name="T568" style:parent-style-name="DefaultParagraphFont" style:family="text">
      <style:text-properties style:font-name="Arial" style:font-name-complex="Arial" fo:language="en" fo:country="US"/>
    </style:style>
    <style:style style:name="P569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0" style:parent-style-name="Heading3" style:family="paragraph">
      <style:text-properties fo:font-size="10pt" style:font-size-asian="10pt" style:font-size-complex="10pt" fo:language="en" fo:country="US"/>
    </style:style>
    <style:style style:name="P571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2" style:parent-style-name="Standard" style:family="paragraph">
      <style:paragraph-properties fo:text-align="center"/>
    </style:style>
    <style:style style:name="T573" style:parent-style-name="Standardstycketeckensnit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74" style:parent-style-name="Standardstycketeckensnit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575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6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7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8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79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80" style:parent-style-name="Heading3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581" style:parent-style-name="Standard" style:family="paragraph">
      <style:text-properties fo:font-size="10pt" style:font-size-asian="10pt" style:font-size-complex="10pt" fo:language="en" fo:country="US"/>
    </style:style>
    <style:style style:name="P582" style:parent-style-name="Standard" style:family="paragraph">
      <style:text-properties fo:font-size="10pt" style:font-size-asian="10pt" style:font-size-complex="10pt" fo:language="en" fo:country="US"/>
    </style:style>
    <style:style style:name="P583" style:parent-style-name="Standard" style:family="paragraph">
      <style:text-properties fo:font-size="10pt" style:font-size-asian="10pt" style:font-size-complex="10pt" fo:language="en" fo:country="US"/>
    </style:style>
    <style:style style:name="P584" style:parent-style-name="Standard" style:family="paragraph">
      <style:text-properties fo:font-size="10pt" style:font-size-asian="10pt" style:font-size-complex="10pt" fo:language="en" fo:country="US"/>
    </style:style>
    <style:style style:name="P585" style:parent-style-name="Normal" style:family="paragraph">
      <style:text-properties fo:hyphenate="true"/>
    </style:style>
    <style:style style:name="P586" style:parent-style-name="Standard" style:family="paragraph">
      <style:paragraph-properties fo:break-before="page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87" style:parent-style-name="NormalWeb" style:family="paragraph">
      <style:paragraph-properties fo:text-align="center" fo:margin-top="0in" fo:margin-bottom="0in"/>
    </style:style>
    <style:style style:name="T588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8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9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61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12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1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63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3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3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65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58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5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67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81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8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70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02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0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72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2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74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48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4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2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6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8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1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88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8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88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90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1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1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4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5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7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0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4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8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1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6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8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0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5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166" style:parent-style-name="Normal" style:family="paragraph">
      <style:paragraph-properties style:punctuation-wrap="hanging" style:text-autospace="ideograph-alpha" style:vertical-align="auto">
        <style:tab-stops>
          <style:tab-stop style:type="left" style:position="1.7736in"/>
        </style:tab-stops>
      </style:paragraph-properties>
      <style:text-properties fo:hyphenate="true"/>
    </style:style>
    <style:style style:name="T1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0" style:parent-style-name="DefaultParagraphFont" style:family="text">
      <style:text-properties style:font-name="Arial" style:font-name-complex="Arial" fo:font-weight="bold" style:font-weight-asian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121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2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1213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color="#000000" style:letter-kerning="false" fo:language="en" fo:country="US" fo:hyphenate="true"/>
    </style:style>
    <style:style style:name="P121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2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21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2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P123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2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235" style:parent-style-name="Standard" style:family="paragraph">
      <style:paragraph-properties>
        <style:tab-stops>
          <style:tab-stop style:type="center" style:position="3.25in"/>
          <style:tab-stop style:type="left" style:position="5.5187in"/>
        </style:tab-stops>
      </style:paragraph-properties>
    </style:style>
    <style:style style:name="T1236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1237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38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39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1240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1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2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1243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4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5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1246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7" style:parent-style-name="DefaultParagraphFont" style:family="text">
      <style:text-properties style:font-name-asian="Times New Roman" style:letter-kerning="false" fo:font-size="10pt" style:font-size-asian="10pt" style:font-size-complex="10pt" fo:language="en" fo:country="US"/>
    </style:style>
    <style:style style:name="T1248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/>
    </style:style>
    <style:style style:name="T1249" style:parent-style-name="DefaultParagraphFont" style:family="text">
      <style:text-properties style:font-name-asian="Times New Roman" style:letter-kerning="false" fo:font-size="10pt" style:font-size-asian="10pt" style:font-size-complex="10pt"/>
    </style:style>
    <style:style style:name="T1250" style:parent-style-name="DefaultParagraphFont" style:family="text">
      <style:text-properties style:font-name-asian="Times New Roman" style:letter-kerning="false" fo:font-size="10pt" style:font-size-asian="10pt" style:font-size-complex="10pt"/>
    </style:style>
    <style:style style:name="T1251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</text:span><text:span text:style-name="T11">App downloadable from Android Market</text:span><text:span text:style-name="T12"><text:line-break/></text:span><text:span text:style-name="T13">1.02</text:span><text:span text:style-name="T14"><text:tab/></text:span><text:span text:style-name="T15"><text:tab/></text:span><text:span text:style-name="T16"><text:tab/></text:span><text:span text:style-name="T17">App install file working</text:span><text:span text:style-name="T18"><text:line-break/></text:span><text:span text:style-name="T19">1.03</text:span><text:span text:style-name="T20"><text:tab/></text:span><text:span text:style-name="T21"><text:tab/></text:span><text:span text:style-name="T22"><text:tab/></text:span><text:span text:style-name="T23">App uploaded under correct name</text:span><text:span text:style-name="T24"><text:line-break/></text:span><text:span text:style-name="T25">1.04</text:span><text:span text:style-name="T26"><text:tab/></text:span><text:span text:style-name="T27"><text:tab/></text:span><text:span text:style-name="T28"><text:tab/></text:span><text:span text:style-name="T29">Correct description of the program at Android Market</text:span><text:span text:style-name="T30"><text:line-break/></text:span><text:span text:style-name="T31">1.05</text:span><text:span text:style-name="T32"><text:tab/></text:span><text:span text:style-name="T33"><text:tab/></text:span><text:span text:style-name="T34"><text:tab/></text:span><text:span text:style-name="T35">Confirmation message provided if installation succeeds</text:span><text:span text:style-name="T36"><text:line-break/></text:span><text:span text:style-name="T37">1.06</text:span><text:span text:style-name="T38"><text:tab/></text:span><text:span text:style-name="T39"><text:tab/></text:span><text:span text:style-name="T40"><text:tab/></text:span><text:span text:style-name="T41">Message provided when something goes wrong.<text:s/></text:span><text:span text:style-name="T42"><text:tab/></text:span><text:span text:style-name="T43"><text:line-break/></text:span><text:span text:style-name="T44"><text:line-break/></text:span><text:span text:style-name="T45">Start Application</text:span><text:span text:style-name="T46"><text:line-break/></text:span><text:span text:style-name="T47">2.01</text:span><text:span text:style-name="T48"><text:tab/></text:span><text:span text:style-name="T49"><text:tab/></text:span><text:span text:style-name="T50"><text:tab/></text:span><text:span text:style-name="T51">Application is startable</text:span><text:span text:style-name="T52"><text:line-break/></text:span><text:span text:style-name="T53">2.02</text:span><text:span text:style-name="T54"><text:tab/></text:span><text:span text:style-name="T55"><text:tab/></text:span><text:span text:style-name="T56"><text:tab/></text:span><text:span text:style-name="T57">Application does not cr</text:span><text:span text:style-name="T58">ash on startup</text:span><text:span text:style-name="T59"><text:line-break/></text:span><text:span text:style-name="T60">2.03</text:span><text:span text:style-name="T61"><text:tab/></text:span><text:span text:style-name="T62"><text:tab/></text:span><text:span text:style-name="T63"><text:tab/></text:span><text:span text:style-name="T64">Application always starts on menu</text:span><text:span text:style-name="T65"><text:line-break/></text:span><text:span text:style-name="T66"><text:line-break/></text:span><text:span text:style-name="T67">Schema</text:span><text:span text:style-name="T68"><text:line-break/></text:span><text:span text:style-name="T69">3.01</text:span><text:span text:style-name="T70"><text:tab/></text:span><text:span text:style-name="T71"><text:tab/></text:span><text:span text:style-name="T72"><text:tab/></text:span><text:span text:style-name="T73">A schema is illustrated</text:span><text:span text:style-name="T74"><text:line-break/></text:span><text:span text:style-name="T75">3.02</text:span><text:span text:style-name="T76"><text:tab/></text:span><text:span text:style-name="T77"><text:tab/></text:span><text:span text:style-name="T78"><text:tab/></text:span><text:span text:style-name="T79">Days are visible</text:span><text:span text:style-name="T80"><text:line-break/></text:span><text:span text:style-name="T81">3.03</text:span><text:span text:style-name="T82"><text:tab/></text:span><text:span text:style-name="T83"><text:tab/></text:span><text:span text:style-name="T84"><text:tab/></text:span><text:span text:style-name="T85">Hours are visible from 00.00 to 23.59</text:span><text:span text:style-name="T86"><text:line-break/></text:span><text:span text:style-name="T87">3.04</text:span><text:span text:style-name="T88"><text:tab/></text:span><text:span text:style-name="T89"><text:tab/></text:span><text:span text:style-name="T90"><text:tab/></text:span><text:span text:style-name="T91">It is possible to choose to view a week</text:span><text:span text:style-name="T92"><text:line-break/></text:span><text:span text:style-name="T93">3.05</text:span><text:span text:style-name="T94"><text:tab/></text:span><text:span text:style-name="T95"><text:tab/></text:span><text:span text:style-name="T96"><text:tab/></text:span><text:span text:style-name="T97">It is possible to only choose to view<text:s/></text:span><text:span text:style-name="T98">a day</text:span><text:span text:style-name="T99"><text:line-break/></text:span><text:span text:style-name="T100">3.06</text:span><text:span text:style-name="T101"><text:tab/></text:span><text:span text:style-name="T102"><text:tab/></text:span><text:span text:style-name="T103"><text:tab/></text:span><text:span text:style-name="T104">Exit from schema to menu, with home button</text:span><text:span text:style-name="T105"><text:line-break/></text:span><text:span text:style-name="T106">3.07</text:span><text:span text:style-name="T107"><text:tab/></text:span><text:span text:style-name="T108"><text:tab/></text:span><text:span text:style-name="T109"><text:tab/></text:span><text:span text:style-name="T110">Exit from schema to menu, with back button</text:span><text:span text:style-name="T111"><text:line-break/></text:span><text:span text:style-name="T112">3.02</text:span><text:span text:style-name="T113"><text:tab/></text:span><text:span text:style-name="T114"><text:tab/></text:span><text:span text:style-name="T115"><text:tab/></text:span><text:span text:style-name="T116">Add a sleep cycle to schema</text:span><text:span text:style-name="T117"><text:line-break/></text:span><text:span text:style-name="T118">3.03</text:span><text:span text:style-name="T119"><text:tab/></text:span><text:span text:style-name="T120"><text:tab/></text:span><text:span text:style-name="T121"><text:tab/></text:span><text:span text:style-name="T122">Add appointments to schema</text:span><text:span text:style-name="T123"><text:line-break/></text:span><text:span text:style-name="T124">3.04</text:span><text:span text:style-name="T125"><text:tab/></text:span><text:span text:style-name="T126"><text:tab/></text:span><text:span text:style-name="T127"><text:tab/></text:span><text:span text:style-name="T128">Move appointment</text:span><text:span text:style-name="T129"><text:line-break/></text:span><text:span text:style-name="T130">3.05</text:span><text:span text:style-name="T131"><text:tab/></text:span><text:span text:style-name="T132"><text:tab/></text:span><text:span text:style-name="T133"><text:tab/></text:span><text:span text:style-name="T134">Delete appointment</text:span><text:span text:style-name="T135"><text:line-break/></text:span><text:span text:style-name="T136">3.06</text:span><text:span text:style-name="T137"><text:tab/></text:span><text:span text:style-name="T138"><text:tab/></text:span><text:span text:style-name="T139"><text:tab/></text:span><text:span text:style-name="T140">Move entire sleep cycle</text:span><text:span text:style-name="T141"><text:line-break/></text:span><text:span text:style-name="T142">3.07</text:span><text:span text:style-name="T143"><text:tab/></text:span><text:span text:style-name="T144"><text:tab/></text:span><text:span text:style-name="T145"><text:tab/></text:span><text:span text:style-name="T146">Warn the user when moving a sleep cycle</text:span><text:span text:style-name="T147"><text:line-break/></text:span><text:span text:style-name="T148">3.08</text:span><text:span text:style-name="T149"><text:tab/></text:span><text:span text:style-name="T150"><text:tab/></text:span><text:span text:style-name="T151"><text:tab/></text:span><text:span text:style-name="T152">Use different colors for different appointments.</text:span><text:span text:style-name="T153"><text:line-break/></text:span><text:span text:style-name="T154">3.09<text:s/></text:span><text:span text:style-name="T155"><text:tab/></text:span><text:span text:style-name="T156"><text:tab/></text:span><text:span text:style-name="T157"><text:tab/></text:span><text:span text:style-name="T158">Add information about an appointment</text:span><text:span text:style-name="T159"><text:line-break/></text:span><text:span text:style-name="T160">3.10</text:span><text:span text:style-name="T161"><text:tab/></text:span><text:span text:style-name="T162"><text:tab/></text:span><text:span text:style-name="T163"><text:tab/></text:span><text:span text:style-name="T164">Change information about an appointment</text:span><text:span text:style-name="T165"><text:line-break/></text:span><text:span text:style-name="T166">3.11</text:span><text:span text:style-name="T167"><text:tab/></text:span><text:span text:style-name="T168"><text:tab/></text:span><text:span text:style-name="T169"><text:tab/></text:span><text:span text:style-name="T170">Delete information about an appointment</text:span><text:span text:style-name="T171"><text:line-break/></text:span><text:span text:style-name="T172">3.12</text:span><text:span text:style-name="T173"><text:tab/></text:span><text:span text:style-name="T174"><text:tab/></text:span><text:span text:style-name="T175"><text:tab/></text:span><text:span text:style-name="T176">There i</text:span><text:span text:style-name="T177">s a back button from Schema</text:span><text:span text:style-name="T178"><text:line-break/></text:span><text:span text:style-name="T179"><text:line-break/></text:span><text:span text:style-name="T180">Sleep Styles</text:span><text:span text:style-name="T181"><text:line-break/></text:span><text:span text:style-name="T182"><text:line-break/></text:span><text:span text:style-name="T183">4.01</text:span><text:span text:style-name="T184"><text:tab/></text:span><text:span text:style-name="T185"><text:tab/></text:span><text:span text:style-name="T186"><text:tab/></text:span><text:span text:style-name="T187">Sleep style is illustrated on the schema</text:span><text:span text:style-name="T188"><text:line-break/></text:span><text:span text:style-name="T189">4.01</text:span><text:span text:style-name="T190"><text:tab/></text:span><text:span text:style-name="T191"><text:tab/></text:span><text:span text:style-name="T192"><text:tab/></text:span><text:span text:style-name="T193">The sleep style is illustrated in black color</text:span><text:span text:style-name="T194"><text:line-break/></text:span><text:span text:style-name="T195">4.01</text:span><text:span text:style-name="T196"><text:tab/></text:span><text:span text:style-name="T197"><text:tab/></text:span><text:span text:style-name="T198"><text:tab/></text:span><text:span text:style-name="T199">Each sleep element has a start time</text:span><text:span text:style-name="T200"><text:line-break/></text:span><text:span text:style-name="T201">4.01</text:span><text:span text:style-name="T202"><text:tab/></text:span><text:span text:style-name="T203"><text:tab/></text:span><text:span text:style-name="T204"><text:tab/></text:span><text:span text:style-name="T205">Each sleep element has a stop time</text:span><text:span text:style-name="T206"><text:line-break/></text:span><text:span text:style-name="T207">4.01</text:span><text:span text:style-name="T208"><text:tab/></text:span><text:span text:style-name="T209"><text:tab/></text:span><text:span text:style-name="T210"><text:tab/></text:span><text:span text:style-name="T211">The sleep elements s</text:span><text:span text:style-name="T212">hould be a layer on the schema</text:span><text:span text:style-name="T213"><text:line-break/></text:span><text:span text:style-name="T214">4.01</text:span><text:span text:style-name="T215"><text:tab/></text:span><text:span text:style-name="T216"><text:tab/></text:span><text:span text:style-name="T217"><text:tab/></text:span><text:span text:style-name="T218">The sleep elements should be able to be hidden from the schema, with on/off function</text:span><text:span text:style-name="T219"><text:line-break/></text:span><text:span text:style-name="T220"><text:line-break/></text:span><text:span text:style-name="T221">Alarm</text:span><text:span text:style-name="T222"><text:line-break/></text:span><text:span text:style-name="T223">5.01</text:span><text:span text:style-name="T224"><text:tab/></text:span><text:span text:style-name="T225"><text:tab/></text:span><text:span text:style-name="T226"><text:tab/></text:span><text:span text:style-name="T227">The program should include an Alarm function</text:span><text:span text:style-name="T228"><text:line-break/></text:span><text:span text:style-name="T229">5.02</text:span><text:span text:style-name="T230"><text:tab/></text:span><text:span text:style-name="T231"><text:tab/></text:span><text:span text:style-name="T232"><text:tab/></text:span><text:span text:style-name="T233">Automatically create an Alarm to awaken the user after every sleep<text:s/></text:span><text:span text:style-name="T234"><text:tab/></text:span><text:span text:style-name="T235">cycle</text:span><text:span text:style-name="T236"><text:line-break/></text:span><text:span text:style-name="T237">5.03</text:span><text:span text:style-name="T238"><text:tab/></text:span><text:span text:style-name="T239"><text:tab/></text:span><text:span text:style-name="T240"><text:tab/></text:span><text:span text:style-name="T241">When the alarm rings phone is automatically unlocked</text:span><text:span text:style-name="T242"><text:line-break/></text:span><text:span text:style-name="T243">5.04</text:span><text:span text:style-name="T244"><text:tab/></text:span><text:span text:style-name="T245"><text:tab/></text:span><text:span text:style-name="T246"><text:tab/></text:span><text:span text:style-name="T247">Possibility for user to personify the Alarm-tone</text:span><text:span text:style-name="T248"><text:line-break/></text:span><text:span text:style-name="T249">5.05</text:span><text:span text:style-name="T250"><text:tab/></text:span><text:span text:style-name="T251"><text:tab/></text:span><text:span text:style-name="T252"><text:tab/></text:span><text:span text:style-name="T253">Ability to use songs from the music library as Alarm-tones</text:span><text:span text:style-name="T254"><text:line-break/></text:span><text:span text:style-name="T255">5.06</text:span><text:span text:style-name="T256"><text:tab/></text:span><text:span text:style-name="T257"><text:tab/></text:span><text:span text:style-name="T258"><text:tab/></text:span><text:span text:style-name="T259">The app comes with some pre installed Alarm-tones</text:span><text:span text:style-name="T260"><text:line-break/></text:span><text:span text:style-name="T261">5.07</text:span><text:span text:style-name="T262"><text:tab/></text:span><text:span text:style-name="T263"><text:tab/></text:span><text:span text:style-name="T264"><text:tab/></text:span><text:span text:style-name="T265">Confirmation message that the alarm-tone has been changed</text:span><text:span text:style-name="T266"><text:line-break/></text:span><text:span text:style-name="T267">5.08</text:span><text:span text:style-name="T268"><text:tab/></text:span><text:span text:style-name="T269"><text:tab/></text:span><text:span text:style-name="T270"><text:tab/></text:span><text:span text:style-name="T271">Let the user personify the Alarm-strength</text:span><text:span text:style-name="T272"><text:line-break/></text:span><text:span text:style-name="T273">5.09</text:span><text:span text:style-name="T274"><text:tab/></text:span><text:span text:style-name="T275"><text:tab/></text:span><text:span text:style-name="T276"><text:tab/></text:span><text:span text:style-name="T277">To change the Alarm-strength in the app should not mean that other phone sounds are lowered.<text:s/></text:span><text:span text:style-name="T278"><text:line-break/></text:span><text:soft-page-break/><text:span text:style-name="T279">5.10</text:span><text:span text:style-name="T280"><text:tab/></text:span><text:span text:style-name="T281"><text:tab/></text:span><text:span text:style-name="T282"><text:tab/></text:span><text:span text:style-name="T283">Message that the Alarm-strength has been<text:s/></text:span><text:span text:style-name="T284">modified</text:span><text:span text:style-name="T285"><text:line-break/></text:span><text:span text:style-name="T286">5.11</text:span><text:span text:style-name="T287"><text:tab/></text:span><text:span text:style-name="T288"><text:tab/></text:span><text:span text:style-name="T289"><text:tab/></text:span><text:span text:style-name="T290">Alarm should include vibration.<text:s/></text:span><text:span text:style-name="T291"><text:line-break/></text:span><text:span text:style-name="T292">5.12</text:span><text:span text:style-name="T293"><text:tab/></text:span><text:span text:style-name="T294"><text:tab/></text:span><text:span text:style-name="T295"><text:tab/></text:span><text:span text:style-name="T296">Possibility to turn of the sound of the alarm and only use vibration.<text:s/></text:span><text:span text:style-name="T297"><text:line-break/></text:span><text:span text:style-name="T298">5.13</text:span><text:span text:style-name="T299"><text:tab/></text:span><text:span text:style-name="T300"><text:tab/></text:span><text:span text:style-name="T301"><text:tab/></text:span><text:span text:style-name="T302">One button for turning the alarm of, one for snooze.<text:s/></text:span><text:span text:style-name="T303"><text:line-break/></text:span><text:span text:style-name="T304">5.14</text:span><text:span text:style-name="T305"><text:tab/></text:span><text:span text:style-name="T306"><text:tab/></text:span><text:span text:style-name="T307"><text:tab/></text:span><text:span text:style-name="T308">Pre-defined snooze time is 5 minutes.<text:s/></text:span><text:span text:style-name="T309"><text:line-break/></text:span><text:span text:style-name="T310">5.15</text:span><text:span text:style-name="T311"><text:tab/></text:span><text:span text:style-name="T312"><text:tab/></text:span><text:span text:style-name="T313"><text:tab/></text:span><text:span text:style-name="T314">Possibility for</text:span><text:span text:style-name="T315"><text:s/>user to change snooze time.<text:s/></text:span><text:span text:style-name="T316"><text:line-break/></text:span><text:span text:style-name="T317">5.16</text:span><text:span text:style-name="T318"><text:tab/></text:span><text:span text:style-name="T319"><text:tab/></text:span><text:span text:style-name="T320"><text:tab/></text:span><text:span text:style-name="T321">Confirmation message of changed snoozetime.</text:span><text:span text:style-name="T322"><text:tab/></text:span><text:span text:style-name="T323"><text:tab/></text:span><text:span text:style-name="T324"><text:line-break/></text:span><text:span text:style-name="T325">5.17</text:span><text:span text:style-name="T326"><text:tab/></text:span><text:span text:style-name="T327"><text:tab/></text:span><text:span text:style-name="T328"><text:tab/></text:span><text:span text:style-name="T329">When sleeper ends the alarm, the time is registered and upcoming</text:span><text:span text:style-name="T330"><text:line-break/></text:span><text:span text:style-name="T331">5.18</text:span><text:span text:style-name="T332"><text:tab/></text:span><text:span text:style-name="T333"><text:tab/></text:span><text:span text:style-name="T334"><text:tab/></text:span><text:span text:style-name="T335">Sleepcycles are moved so the interval between the sleep cycles are correct.<text:s/></text:span><text:span text:style-name="T336"><text:tab/></text:span><text:span text:style-name="T337">           </text:span><text:span text:style-name="T338"><text:line-break/></text:span><text:span text:style-name="T339">5.19</text:span><text:span text:style-name="T340"><text:tab/></text:span><text:span text:style-name="T341"><text:tab/></text:span><text:span text:style-name="T342"><text:tab/></text:span><text:span text:style-name="T343">There is a back button from Alarms</text:span><text:span text:style-name="T344"><text:s/> </text:span><text:span text:style-name="T345"><text:tab/></text:span><text:span text:style-name="T346"><text:line-break/></text:span><text:span text:style-name="T347"><text:line-break/></text:span><text:span text:style-name="T348">Choose between different sleep styles</text:span><text:span text:style-name="T349"><text:line-break/></text:span><text:span text:style-name="T350">6.01</text:span><text:span text:style-name="T351"><text:tab/></text:span><text:span text:style-name="T352"><text:tab/></text:span><text:span text:style-name="T353"><text:tab/></text:span><text:span text:style-name="T354">Different sleep styles are available in the schema</text:span><text:span text:style-name="T355"><text:line-break/></text:span><text:span text:style-name="T356">6.01</text:span><text:span text:style-name="T357"><text:tab/></text:span><text:span text:style-name="T358"><text:tab/></text:span><text:span text:style-name="T359"><text:tab/></text:span><text:span text:style-name="T360">Maximum one sleep style at a time is possible<text:s/></text:span><text:span text:style-name="T361"><text:line-break/></text:span><text:span text:style-name="T362">6.01</text:span><text:span text:style-name="T363"><text:tab/></text:span><text:span text:style-name="T364"><text:tab/></text:span><text:span text:style-name="T365"><text:tab/></text:span><text:span text:style-name="T366">Sleep styles are presented in a drop-down list</text:span><text:span text:style-name="T367"><text:line-break/></text:span><text:span text:style-name="T368">6.01</text:span><text:span text:style-name="T369"><text:tab/></text:span><text:span text:style-name="T370"><text:tab/></text:span><text:span text:style-name="T371"><text:tab/></text:span><text:span text:style-name="T372">There is a notification window confirming your choice of sleep style</text:span><text:span text:style-name="T373"><text:line-break/></text:span><text:span text:style-name="T374">6.01</text:span><text:span text:style-name="T375"><text:tab/></text:span><text:span text:style-name="T376"><text:tab/></text:span><text:span text:style-name="T377"><text:tab/></text:span><text:span text:style-name="T378">The chosen sleep style is visible in the schema</text:span><text:span text:style-name="T379"><text:line-break/></text:span><text:span text:style-name="T380"><text:line-break/></text:span><text:span text:style-name="T381">Sleep information</text:span><text:span text:style-name="T382"><text:line-break/></text:span><text:span text:style-name="T383">7.01</text:span><text:span text:style-name="T384"><text:tab/></text:span><text:span text:style-name="T385"><text:tab/></text:span><text:span text:style-name="T386"><text:tab/></text:span><text:span text:style-name="T387">There is Information about the different sleep cycles</text:span><text:span text:style-name="T388"><text:line-break/></text:span><text:span text:style-name="T389">7.01</text:span><text:span text:style-name="T390"><text:tab/></text:span><text:span text:style-name="T391"><text:tab/></text:span><text:span text:style-name="T392"><text:tab/></text:span><text:span text:style-name="T393">There are tips of what to think about when ch</text:span><text:span text:style-name="T394">osing a sleep style</text:span><text:span text:style-name="T395"><text:line-break/></text:span><text:span text:style-name="T396">7.02</text:span><text:span text:style-name="T397"><text:tab/></text:span><text:span text:style-name="T398"><text:tab/></text:span><text:span text:style-name="T399"><text:tab/></text:span><text:span text:style-name="T400">There is Information about sleep in general</text:span><text:span text:style-name="T401"><text:line-break/></text:span><text:span text:style-name="T402">7.03</text:span><text:span text:style-name="T403"><text:tab/></text:span><text:span text:style-name="T404"><text:tab/></text:span><text:span text:style-name="T405"><text:tab/></text:span><text:span text:style-name="T406">All information has pedagogical pictures</text:span><text:span text:style-name="T407"><text:line-break/></text:span><text:span text:style-name="T408">7.04</text:span><text:span text:style-name="T409"><text:tab/></text:span><text:span text:style-name="T410"><text:tab/></text:span><text:span text:style-name="T411"><text:tab/></text:span><text:span text:style-name="T412">There is a back button from Sleep Information</text:span><text:span text:style-name="T413"><text:line-break/></text:span><text:span text:style-name="T414"><text:line-break/></text:span><text:span text:style-name="T415">Evaluation of sleep style</text:span><text:span text:style-name="T416"><text:line-break/></text:span><text:span text:style-name="T417">8.01</text:span><text:span text:style-name="T418"><text:tab/></text:span><text:span text:style-name="T419"><text:tab/></text:span><text:span text:style-name="T420"><text:tab/></text:span><text:span text:style-name="T421">The user can take a survey to find a suitable slee</text:span><text:span text:style-name="T422">p style</text:span><text:span text:style-name="T423"><text:line-break/></text:span><text:span text:style-name="T424">8.01</text:span><text:span text:style-name="T425"><text:tab/></text:span><text:span text:style-name="T426"><text:tab/></text:span><text:span text:style-name="T427"><text:tab/></text:span><text:span text:style-name="T428">There is a question about the user being tired/not tired in the morning</text:span><text:span text:style-name="T429"><text:line-break/></text:span><text:span text:style-name="T430">8.01</text:span><text:span text:style-name="T431"><text:tab/></text:span><text:span text:style-name="T432"><text:tab/></text:span><text:span text:style-name="T433"><text:tab/></text:span><text:span text:style-name="T434">There is a question about the user being tired/not tired in the evening</text:span><text:span text:style-name="T435"><text:line-break/></text:span><text:span text:style-name="T436">8.01</text:span><text:span text:style-name="T437"><text:tab/></text:span><text:span text:style-name="T438"><text:tab/></text:span><text:span text:style-name="T439"><text:tab/></text:span><text:span text:style-name="T440">There is a question about the user having/not having trouble falling asleep</text:span><text:span text:style-name="T441"><text:line-break/></text:span><text:span text:style-name="T442">8.01</text:span><text:span text:style-name="T443"><text:tab/></text:span><text:span text:style-name="T444"><text:tab/></text:span><text:span text:style-name="T445"><text:tab/></text:span><text:span text:style-name="T446">The results from the survey are matched with different sleep styles</text:span><text:span text:style-name="T447"><text:line-break/></text:span><text:span text:style-name="T448">8.01</text:span><text:span text:style-name="T449"><text:tab/></text:span><text:span text:style-name="T450"><text:tab/></text:span><text:span text:style-name="T451"><text:tab/></text:span><text:span text:style-name="T452">The user recieves a list of possible sleep styles</text:span><text:span text:style-name="T453"><text:line-break/></text:span><text:span text:style-name="T454">8.01</text:span><text:span text:style-name="T455"><text:tab/></text:span><text:span text:style-name="T456"><text:tab/></text:span><text:span text:style-name="T457"><text:tab/></text:span><text:span text:style-name="T458">A proposal is press-able</text:span><text:span text:style-name="T459"><text:line-break/></text:span><text:span text:style-name="T460">8.01</text:span><text:span text:style-name="T461"><text:tab/></text:span><text:span text:style-name="T462"><text:tab/></text:span><text:span text:style-name="T463"><text:tab/></text:span><text:span text:style-name="T464">When pressing a proposal, the user is sent to the information about the sleep style.</text:span><text:span text:style-name="T465"><text:line-break/></text:span><text:span text:style-name="T466"><text:line-break/></text:span><text:span text:style-name="T467">Activi</text:span><text:span text:style-name="T468">ties from other calendar can be imported into schema</text:span><text:span text:style-name="T469"><text:line-break/></text:span><text:span text:style-name="T470">8.01</text:span><text:span text:style-name="T471"><text:tab/></text:span><text:span text:style-name="T472"><text:tab/></text:span><text:span text:style-name="T473"><text:tab/></text:span><text:span text:style-name="T474">Activities are shown in different colors than black</text:span><text:span text:style-name="T475"><text:line-break/></text:span><text:span text:style-name="T476"><text:line-break/></text:span><text:span text:style-name="T477">Conflict management in the schema</text:span><text:span text:style-name="T478"><text:line-break/></text:span><text:span text:style-name="T479">9.01</text:span><text:span text:style-name="T480"><text:tab/></text:span><text:span text:style-name="T481"><text:tab/></text:span><text:span text:style-name="T482"><text:tab/></text:span><text:span text:style-name="T483">When a conflict arises, there is a warning notification window</text:span><text:span text:style-name="T484"><text:line-break/></text:span><text:span text:style-name="T485">9.01</text:span><text:span text:style-name="T486"><text:tab/></text:span><text:span text:style-name="T487"><text:tab/></text:span><text:span text:style-name="T488"><text:tab/></text:span><text:span text:style-name="T489">When a conflict arises, there is</text:span><text:span text:style-name="T490"><text:s/>a warning notification sound</text:span><text:span text:style-name="T491"><text:line-break/></text:span><text:span text:style-name="T492">9.01</text:span><text:span text:style-name="T493"><text:tab/></text:span><text:span text:style-name="T494"><text:tab/></text:span><text:span text:style-name="T495"><text:tab/></text:span><text:span text:style-name="T496">When notification has been accepted, solutions will be presented</text:span><text:span text:style-name="T497"><text:line-break/></text:span><text:span text:style-name="T498">9.01</text:span><text:span text:style-name="T499"><text:tab/></text:span><text:span text:style-name="T500"><text:tab/></text:span><text:span text:style-name="T501"><text:tab/></text:span><text:span text:style-name="T502">A soultion can be that an element is moved in the schema</text:span><text:span text:style-name="T503"><text:line-break/></text:span><text:span text:style-name="T504">9.01</text:span><text:span text:style-name="T505"><text:tab/></text:span><text:span text:style-name="T506"><text:tab/></text:span><text:span text:style-name="T507"><text:tab/></text:span><text:span text:style-name="T508">A soultion can be that an element is deleted in the schema</text:span><text:span text:style-name="T509"><text:line-break/></text:span><text:span text:style-name="T510">9.01</text:span><text:span text:style-name="T511"><text:tab/></text:span><text:span text:style-name="T512"><text:tab/></text:span><text:span text:style-name="T513"><text:tab/></text:span><text:span text:style-name="T514">A soultion can be</text:span><text:span text:style-name="T515"><text:s/>that a group of elements are moved in the schema</text:span><text:span text:style-name="T516"><text:line-break/></text:span><text:span text:style-name="T517">9.01</text:span><text:span text:style-name="T518"><text:tab/></text:span><text:span text:style-name="T519"><text:tab/></text:span><text:span text:style-name="T520"><text:tab/></text:span><text:span text:style-name="T521">A warning notification is shown when a sleep element is moved</text:span><text:span text:style-name="T522"><text:line-break/></text:span><text:span text:style-name="T523">9.01</text:span><text:span text:style-name="T524"><text:tab/></text:span><text:span text:style-name="T525"><text:tab/></text:span><text:span text:style-name="T526"><text:tab/></text:span><text:span text:style-name="T527">A moved object can be un-done</text:span><text:span text:style-name="T528"><text:line-break/></text:span><text:span text:style-name="T529"><text:line-break/></text:span><text:span text:style-name="T530">Menu</text:span><text:span text:style-name="T531"><text:line-break/></text:span><text:span text:style-name="T532">10.01</text:span><text:span text:style-name="T533"><text:tab/></text:span><text:span text:style-name="T534"><text:tab/></text:span><text:span text:style-name="T535"><text:tab/></text:span><text:span text:style-name="T536">There is a button in the menu for sleep information</text:span><text:span text:style-name="T537"><text:line-break/></text:span><text:span text:style-name="T538">10.02</text:span><text:span text:style-name="T539"><text:tab/></text:span><text:span text:style-name="T540"><text:tab/></text:span><text:span text:style-name="T541"><text:tab/></text:span><text:span text:style-name="T542">There is a button in the m</text:span><text:span text:style-name="T543">enu for sleep schema</text:span><text:span text:style-name="T544"><text:line-break/></text:span><text:span text:style-name="T545">10.04</text:span><text:span text:style-name="T546"><text:tab/></text:span><text:span text:style-name="T547"><text:tab/></text:span><text:span text:style-name="T548"><text:tab/></text:span><text:span text:style-name="T549">There is a button in the menu for alarms</text:span><text:span text:style-name="T550"><text:line-break/></text:span><text:span text:style-name="T551"><text:line-break/></text:span><text:span text:style-name="T552">Exit Application</text:span><text:span text:style-name="T553"><text:line-break/></text:span><text:soft-page-break/><text:span text:style-name="T554">11.04</text:span><text:span text:style-name="T555"><text:tab/></text:span><text:span text:style-name="T556"><text:tab/></text:span><text:span text:style-name="T557"><text:tab/></text:span><text:span text:style-name="T558">Exit application</text:span><text:span text:style-name="T559"><text:line-break/></text:span><text:span text:style-name="T560"><text:line-break/></text:span><text:span text:style-name="T561">Miscellaneous</text:span><text:span text:style-name="T562"><text:line-break/></text:span><text:span text:style-name="T563">12.01                                 </text:span><text:span text:style-name="T564"><text:tab/></text:span><text:span text:style-name="T565">There should always be a cancel button on all dialog windows</text:span><text:span text:style-name="T566"><text:tab/></text:span><text:span text:style-name="T567"><text:tab/></text:span><text:span text:style-name="T568"><text:tab/></text:span></text:p>
      <text:h text:style-name="P569" text:outline-level="3"><text:bookmark-start text:name="h.sp7s6riiykp9"/><text:bookmark-end text:name="h.sp7s6riiykp9"/></text:h>
      <text:h text:style-name="P570" text:outline-level="3"><text:bookmark-start text:name="h.a0g56dhl2eb"/><text:bookmark-end text:name="h.a0g56dhl2eb"/></text:h>
      <text:h text:style-name="P571" text:outline-level="3"/>
      <text:p text:style-name="P572"><text:span text:style-name="T573"><text:tab/></text:span><text:span text:style-name="T574"><text:tab/></text:span></text:p>
      <text:h text:style-name="P575" text:outline-level="3"><text:bookmark-start text:name="h.ogme5u7h3fs2"/><text:bookmark-end text:name="h.ogme5u7h3fs2"/></text:h>
      <text:h text:style-name="P576" text:outline-level="3"><text:bookmark-start text:name="h.r1n7u5k8lysq"/><text:bookmark-end text:name="h.r1n7u5k8lysq"/></text:h>
      <text:h text:style-name="P577" text:outline-level="3"><text:bookmark-start text:name="h.mb1f9mffbtan"/><text:bookmark-end text:name="h.mb1f9mffbtan"/></text:h>
      <text:h text:style-name="P578" text:outline-level="3"/>
      <text:h text:style-name="P579" text:outline-level="3"><text:bookmark-start text:name="h.plq7r4t753dd"/><text:bookmark-end text:name="h.plq7r4t753dd"/><text:s/></text:h>
      <text:h text:style-name="P580" text:outline-level="3"><text:bookmark-start text:name="h.r2i3bjglfqp0"/><text:bookmark-end text:name="h.r2i3bjglfqp0"/><text:tab/><text:tab/><text:tab/><text:tab/><text:tab/></text:h>
      <text:p text:style-name="P581"/>
      <text:p text:style-name="P582"/>
      <text:p text:style-name="P583"/>
      <text:p text:style-name="P584"/>
      <text:p text:style-name="P585"><text:bookmark-start text:name="h.q182p64fezd9"/><text:bookmark-end text:name="h.q182p64fezd9"/></text:p>
      <text:p text:style-name="P586"/>
      <text:p text:style-name="P587"><text:span text:style-name="T588">1.01<text:s/></text:span><text:span text:style-name="T589">App downloadable from Android Market</text:span></text:p>
      <text:p text:style-name="P590"><text:span text:style-name="T591">Trigger</text:span><text:span text:style-name="T592"><text:line-break/>The user chooses to go to Android Market</text:span><text:span text:style-name="T593"><text:line-break/></text:span><text:span text:style-name="T594">Precondition</text:span><text:span text:style-name="T595"><text:line-break/>The user is in Android Market<text:s/></text:span><text:span text:style-name="T596"><text:line-break/></text:span><text:span text:style-name="T597">Basic path</text:span><text:span text:style-name="T598"><text:line-break/>The application is visible on the market</text:span><text:span text:style-name="T599"><text:line-break/></text:span><text:span text:style-name="T600">Exception path</text:span><text:span text:style-name="T601"><text:line-break/>The application is not confirmed by Android market, therefore not shown.</text:span><text:span text:style-name="T602"><text:line-break/></text:span><text:span text:style-name="T603">Post condition</text:span><text:span text:style-name="T604"><text:line-break/>The application is found on Android Market</text:span><text:span text:style-name="T605"><text:line-break/></text:span><text:span text:style-name="T606">Author</text:span><text:span text:style-name="T607"><text:line-break/></text:span><text:span text:style-name="T608">JS</text:span><text:span text:style-name="T609"><text:line-break/></text:span></text:p>
      <text:p text:style-name="P610"><text:span text:style-name="T611">1.02<text:s/></text:span><text:span text:style-name="T612">App install file working</text:span></text:p>
      <text:p text:style-name="P613"><text:span text:style-name="T614">Trigger</text:span><text:span text:style-name="T615"><text:line-break/>The user chooses to install the application</text:span><text:span text:style-name="T616"><text:line-break/></text:span><text:span text:style-name="T617">Precondition</text:span><text:span text:style-name="T618"><text:line-break/>The user is in Android Market<text:s/></text:span><text:span text:style-name="T619"><text:line-break/></text:span><text:span text:style-name="T620">Basic path</text:span><text:span text:style-name="T621"><text:line-break/>The install file is working</text:span><text:span text:style-name="T622"><text:line-break/></text:span><text:span text:style-name="T623">Exception path</text:span><text:span text:style-name="T624"><text:line-break/>The application has already been installed. The user recieves a message saying “App already installed”.</text:span><text:span text:style-name="T625"><text:line-break/></text:span><text:span text:style-name="T626">Post condition</text:span><text:span text:style-name="T627"><text:line-break/>The user has an installed application.</text:span><text:span text:style-name="T628"><text:line-break/></text:span><text:span text:style-name="T629">Author</text:span><text:span text:style-name="T630"><text:line-break/></text:span><text:span text:style-name="T631">JS</text:span><text:span text:style-name="T632"><text:line-break/></text:span></text:p>
      <text:p text:style-name="P633"><text:span text:style-name="T634">1.03<text:s/></text:span><text:span text:style-name="T635">App uploaded under correct name</text:span></text:p>
      <text:p text:style-name="P636"><text:span text:style-name="T637">Trigger</text:span><text:span text:style-name="T638"><text:line-break/>The user wants to find the application on the market</text:span><text:span text:style-name="T639"><text:line-break/></text:span><text:span text:style-name="T640">Precondition</text:span><text:span text:style-name="T641"><text:line-break/>The user is in Android Market<text:s/></text:span><text:span text:style-name="T642"><text:line-break/></text:span><text:span text:style-name="T643">Basic path</text:span><text:span text:style-name="T644"><text:line-break/>The application is found under “Sleep App”</text:span><text:span text:style-name="T645"><text:line-break/></text:span><text:span text:style-name="T646">Exception path</text:span><text:span text:style-name="T647"><text:line-break/>The wrong or outdated name is shown.</text:span><text:span text:style-name="T648"><text:line-break/></text:span><text:span text:style-name="T649">Post condition</text:span><text:span text:style-name="T650"><text:line-break/>The application is found  under “Sleep App” on Android Market</text:span><text:span text:style-name="T651"><text:line-break/></text:span><text:span text:style-name="T652">Author</text:span><text:span text:style-name="T653"><text:line-break/></text:span><text:span text:style-name="T654">JS</text:span><text:span text:style-name="T655"><text:line-break/></text:span></text:p>
      <text:p text:style-name="P656"><text:span text:style-name="T657">1.04<text:s/></text:span><text:span text:style-name="T658">Correct description of the program at Android Market</text:span></text:p>
      <text:p text:style-name="P659"><text:span text:style-name="T660">Trigger</text:span><text:span text:style-name="T661"><text:line-break/>The user wants to read about the application, and get the correct information</text:span><text:span text:style-name="T662"><text:line-break/></text:span><text:span text:style-name="T663">Precondition</text:span><text:span text:style-name="T664"><text:line-break/>The user is in Android Market<text:s/></text:span><text:span text:style-name="T665"><text:line-break/></text:span><text:span text:style-name="T666">Basic path</text:span><text:span text:style-name="T667"><text:line-break/>The application is found under “Sleep App”, and the information is correct</text:span><text:span text:style-name="T668"><text:line-break/></text:span><text:span text:style-name="T669">Exception path</text:span><text:span text:style-name="T670"><text:line-break/>The wrong or outdated description is shown.</text:span><text:span text:style-name="T671"><text:line-break/></text:span><text:span text:style-name="T672">Post condition</text:span><text:span text:style-name="T673"><text:line-break/>The user is in the description of “Sleep App”, reading the correct information</text:span><text:span text:style-name="T674"><text:line-break/></text:span><text:span text:style-name="T675">Author</text:span><text:span text:style-name="T676"><text:line-break/></text:span><text:soft-page-break/><text:span text:style-name="T677">JS</text:span><text:span text:style-name="T678"><text:line-break/></text:span></text:p>
      <text:p text:style-name="P679"><text:span text:style-name="T680">1.05<text:s/></text:span><text:span text:style-name="T681">Confirmation message provided if installation succeeds</text:span></text:p>
      <text:p text:style-name="P682"><text:span text:style-name="T683">Trigger</text:span><text:span text:style-name="T684"><text:line-break/>The user installs the application</text:span><text:span text:style-name="T685"><text:line-break/></text:span><text:span text:style-name="T686">Precondition</text:span><text:span text:style-name="T687"><text:line-break/>The user is in Android Market<text:s/></text:span><text:span text:style-name="T688"><text:line-break/></text:span><text:span text:style-name="T689">Basic path</text:span><text:span text:style-name="T690"><text:line-break/>The file is installed, and there is a message saying “Sleep App installed”</text:span><text:span text:style-name="T691"><text:line-break/></text:span><text:span text:style-name="T692">Exception path</text:span><text:span text:style-name="T693"><text:line-break/>Sleep App is already installed. The user recieves a message saying “App already installed”.</text:span><text:span text:style-name="T694"><text:line-break/></text:span><text:span text:style-name="T695">Post condition</text:span><text:span text:style-name="T696"><text:line-break/>The user has an installed application</text:span><text:span text:style-name="T697"><text:line-break/></text:span><text:span text:style-name="T698">Author</text:span><text:span text:style-name="T699"><text:line-break/></text:span></text:p>
      <text:p text:style-name="P700"><text:span text:style-name="T701">1.06<text:s/></text:span><text:span text:style-name="T702">Message provided when something goes wrong.<text:s/></text:span></text:p>
      <text:p text:style-name="P703"><text:span text:style-name="T704">Trigger</text:span><text:span text:style-name="T705"><text:line-break/>The user installs the application</text:span><text:span text:style-name="T706"><text:line-break/></text:span><text:span text:style-name="T707">Precondition</text:span><text:span text:style-name="T708"><text:line-break/>The user is in Android Market<text:s/></text:span><text:span text:style-name="T709"><text:line-break/></text:span><text:span text:style-name="T710">Basic path</text:span><text:span text:style-name="T711"><text:line-break/>The file is installed, and there is a message saying “Installation Error”</text:span><text:span text:style-name="T712"><text:line-break/></text:span><text:span text:style-name="T713">Exception path</text:span><text:span text:style-name="T714"><text:line-break/>Sleep App is already installed</text:span><text:span text:style-name="T715"><text:line-break/></text:span><text:span text:style-name="T716">Post condition</text:span><text:span text:style-name="T717"><text:line-break/>The user has no installed application, or a previously installed application</text:span><text:span text:style-name="T718"><text:line-break/></text:span><text:span text:style-name="T719">Author</text:span><text:span text:style-name="T720"><text:line-break/></text:span><text:span text:style-name="T721">JS</text:span><text:span text:style-name="T722"><text:line-break/></text:span><text:span text:style-name="T723"><text:line-break/></text:span></text:p>
      <text:p text:style-name="P724"><text:span text:style-name="T725">2.01 Application is startable</text:span></text:p>
      <text:p text:style-name="P726"><text:span text:style-name="T727">Trigger</text:span><text:span text:style-name="T728"><text:line-break/>The user chooses to start the application.</text:span><text:span text:style-name="T729"><text:line-break/></text:span><text:span text:style-name="T730">Precondition</text:span><text:span text:style-name="T731"><text:line-break/>The user has installed the application.</text:span><text:span text:style-name="T732"><text:line-break/></text:span><text:span text:style-name="T733">Basic path</text:span><text:span text:style-name="T734"><text:line-break/>The application starts.</text:span><text:span text:style-name="T735"><text:line-break/></text:span><text:span text:style-name="T736">Exception path</text:span><text:span text:style-name="T737"><text:line-break/>The program is running. The system tells the user the program is running.</text:span><text:span text:style-name="T738"><text:line-break/></text:span><text:span text:style-name="T739">Post condition</text:span><text:span text:style-name="T740"><text:line-break/>The application is running.</text:span><text:span text:style-name="T741"><text:line-break/></text:span><text:span text:style-name="T742">Author</text:span><text:span text:style-name="T743"><text:line-break/></text:span><text:span text:style-name="T744">JS</text:span><text:span text:style-name="T745"><text:line-break/></text:span></text:p>
      <text:p text:style-name="P746"><text:span text:style-name="T747">2.02<text:s/></text:span><text:span text:style-name="T748">Application always starts on menu</text:span></text:p>
      <text:p text:style-name="P749"><text:span text:style-name="T750">Trigger</text:span><text:span text:style-name="T751"><text:line-break/>The user chooses to start the application.</text:span><text:span text:style-name="T752"><text:line-break/></text:span><text:span text:style-name="T753">Precondition</text:span><text:span text:style-name="T754"><text:line-break/>The user has installed the application.</text:span><text:span text:style-name="T755"><text:line-break/></text:span><text:span text:style-name="T756">Basic path</text:span><text:span text:style-name="T757"><text:line-break/>The application starts to the start menu. Nowhere else.</text:span><text:span text:style-name="T758"><text:line-break/></text:span><text:span text:style-name="T759">Exception path</text:span><text:span text:style-name="T760"><text:line-break/>The program is running. The system tells the user the program is running.</text:span><text:span text:style-name="T761"><text:line-break/></text:span><text:span text:style-name="T762">Post condition</text:span><text:span text:style-name="T763"><text:line-break/>The application is running.</text:span><text:span text:style-name="T764"><text:line-break/></text:span><text:span text:style-name="T765">Author</text:span><text:span text:style-name="T766"><text:line-break/></text:span><text:soft-page-break/><text:span text:style-name="T767">JS</text:span><text:span text:style-name="T768"><text:line-break/></text:span><text:span text:style-name="T769"><text:line-break/></text:span><text:span text:style-name="T770"><text:line-break/></text:span><text:span text:style-name="T771"><text:line-break/></text:span><text:span text:style-name="T772">3.01 A schema is illustrated</text:span><text:span text:style-name="T773"><text:line-break/></text:span><text:span text:style-name="T774"><text:line-break/></text:span><text:span text:style-name="T775">Trigger</text:span><text:span text:style-name="T776"><text:line-break/>The user goes to Schema.</text:span><text:span text:style-name="T777"><text:line-break/></text:span><text:span text:style-name="T778">Precondition</text:span><text:span text:style-name="T779"><text:line-break/>The user is in Menu.</text:span><text:span text:style-name="T780"><text:line-break/></text:span><text:span text:style-name="T781">Basic path</text:span><text:span text:style-name="T782"><text:line-break/>The schema is visible.</text:span><text:span text:style-name="T783"><text:line-break/></text:span><text:span text:style-name="T784">Exception path</text:span><text:span text:style-name="T785"><text:line-break/>Schema is not visible.</text:span><text:span text:style-name="T786"><text:line-break/></text:span><text:span text:style-name="T787">Post condition</text:span><text:span text:style-name="T788"><text:line-break/>The user is in Schema, watching the schema</text:span><text:span text:style-name="T789"><text:line-break/></text:span><text:span text:style-name="T790">Author</text:span><text:span text:style-name="T791"><text:line-break/></text:span><text:span text:style-name="T792">JS</text:span><text:span text:style-name="T793"><text:line-break/></text:span><text:span text:style-name="T794"><text:line-break/></text:span><text:span text:style-name="T795">3.02 Days are visible</text:span><text:span text:style-name="T796"><text:line-break/></text:span><text:span text:style-name="T797"><text:line-break/></text:span><text:span text:style-name="T798">Trigger</text:span><text:span text:style-name="T799"><text:line-break/>The user goes to Schema.</text:span><text:span text:style-name="T800"><text:line-break/></text:span><text:span text:style-name="T801">Precondition</text:span><text:span text:style-name="T802"><text:line-break/>The user is in Menu.</text:span><text:span text:style-name="T803"><text:line-break/></text:span><text:span text:style-name="T804">Basic path</text:span><text:span text:style-name="T805"><text:line-break/>The weekdays are visible on the schema.</text:span><text:span text:style-name="T806"><text:line-break/></text:span><text:span text:style-name="T807">Exception path</text:span><text:span text:style-name="T808"><text:line-break/>Week days are not visible.</text:span><text:span text:style-name="T809"><text:line-break/></text:span><text:span text:style-name="T810">Post condition</text:span><text:span text:style-name="T811"><text:line-break/>The user is in Schema, watching the schema with weekdays</text:span><text:span text:style-name="T812"><text:line-break/></text:span><text:span text:style-name="T813">Author</text:span><text:span text:style-name="T814"><text:line-break/></text:span><text:span text:style-name="T815">JS</text:span><text:span text:style-name="T816"><text:line-break/></text:span><text:span text:style-name="T817"><text:line-break/></text:span><text:span text:style-name="T818">3.03 Hours are visible from 00.00 to 23.59</text:span><text:span text:style-name="T819"><text:line-break/></text:span><text:span text:style-name="T820"><text:line-break/></text:span><text:span text:style-name="T821">Trigger</text:span><text:span text:style-name="T822"><text:line-break/>The user goes to Schema.</text:span><text:span text:style-name="T823"><text:line-break/></text:span><text:span text:style-name="T824">Precondition</text:span><text:span text:style-name="T825"><text:line-break/>The user is in Menu.</text:span><text:span text:style-name="T826"><text:line-break/></text:span><text:span text:style-name="T827">Basic path</text:span><text:span text:style-name="T828"><text:line-break/>The hours 00.00-23.59 are visible on the schema.</text:span><text:span text:style-name="T829"><text:line-break/></text:span><text:span text:style-name="T830">Exception path</text:span><text:span text:style-name="T831"><text:line-break/>Hours are not visible.</text:span><text:span text:style-name="T832"><text:line-break/></text:span><text:span text:style-name="T833">Post condition</text:span><text:span text:style-name="T834"><text:line-break/>The user is in Schema, watching the schema with hours</text:span><text:span text:style-name="T835"><text:line-break/></text:span><text:span text:style-name="T836">Author</text:span><text:span text:style-name="T837"><text:line-break/></text:span><text:span text:style-name="T838">JS</text:span><text:span text:style-name="T839"><text:line-break/></text:span><text:span text:style-name="T840"><text:line-break/></text:span><text:span text:style-name="T841">3.04 It is possible to choose to view a week</text:span><text:span text:style-name="T842"><text:line-break/></text:span><text:span text:style-name="T843"><text:line-break/></text:span><text:span text:style-name="T844">Trigger</text:span><text:span text:style-name="T845"><text:line-break/>The user presses week-view in Schema.</text:span><text:span text:style-name="T846"><text:line-break/></text:span><text:span text:style-name="T847">Precondition</text:span><text:span text:style-name="T848"><text:line-break/>The user is in Schema.</text:span><text:span text:style-name="T849"><text:line-break/></text:span><text:span text:style-name="T850">Basic path</text:span><text:span text:style-name="T851"><text:line-break/></text:span><text:soft-page-break/><text:span text:style-name="T852">The user sees the schema as a week.</text:span><text:span text:style-name="T853"><text:line-break/></text:span><text:span text:style-name="T854">Exception path</text:span><text:span text:style-name="T855"><text:line-break/>No exception path</text:span><text:span text:style-name="T856"><text:line-break/></text:span><text:span text:style-name="T857">Post condition</text:span><text:span text:style-name="T858"><text:line-break/>The user is in Schema, watching the schema as a week</text:span><text:span text:style-name="T859"><text:line-break/></text:span><text:span text:style-name="T860">Author</text:span><text:span text:style-name="T861"><text:line-break/></text:span><text:span text:style-name="T862">JS</text:span><text:span text:style-name="T863"><text:line-break/></text:span><text:span text:style-name="T864"><text:line-break/></text:span><text:span text:style-name="T865">3.05 It is possible to only choose to view a day</text:span><text:span text:style-name="T866"><text:line-break/></text:span><text:span text:style-name="T867"><text:line-break/></text:span><text:span text:style-name="T868">Trigger</text:span><text:span text:style-name="T869"><text:line-break/>The user presses day-view in Schema.</text:span><text:span text:style-name="T870"><text:line-break/></text:span><text:span text:style-name="T871">Precondition</text:span><text:span text:style-name="T872"><text:line-break/>The user is in Schema.</text:span><text:span text:style-name="T873"><text:line-break/></text:span><text:span text:style-name="T874">Basic path</text:span><text:span text:style-name="T875"><text:line-break/>The user sees the schema as day to day.</text:span><text:span text:style-name="T876"><text:line-break/></text:span><text:span text:style-name="T877">Exception path</text:span><text:span text:style-name="T878"><text:line-break/>No exception path</text:span><text:span text:style-name="T879"><text:line-break/></text:span><text:span text:style-name="T880">Post condition</text:span><text:span text:style-name="T881"><text:line-break/>The user is in Schema, watching the schema as day to day</text:span><text:span text:style-name="T882"><text:line-break/></text:span><text:span text:style-name="T883">Author</text:span><text:span text:style-name="T884"><text:line-break/></text:span><text:span text:style-name="T885">JS</text:span></text:p>
      <text:p text:style-name="P886"><text:span text:style-name="T887">3.06 Exit from schema to menu, back button</text:span></text:p>
      <text:p text:style-name="P888"><text:span text:style-name="T889">Trigger</text:span><text:span text:style-name="T890"><text:line-break/>The user clicks on the “back button”.  The schema is saved and the menu is opened.</text:span><text:span text:style-name="T891"><text:line-break/></text:span><text:span text:style-name="T892">Precondition</text:span><text:span text:style-name="T893"><text:line-break/>The user is in schema.</text:span><text:span text:style-name="T894"><text:line-break/></text:span><text:span text:style-name="T895">Basic path</text:span><text:span text:style-name="T896"><text:line-break/>Schema is saved and the menu becomes visible.</text:span><text:span text:style-name="T897"><text:line-break/></text:span><text:span text:style-name="T898">Exception path</text:span><text:span text:style-name="T899"><text:line-break/>No exception path</text:span><text:span text:style-name="T900"><text:line-break/></text:span><text:span text:style-name="T901">Post condition</text:span><text:span text:style-name="T902"><text:line-break/>Schema is saved and the menu is visible.</text:span><text:span text:style-name="T903"><text:line-break/></text:span><text:span text:style-name="T904">Author</text:span><text:span text:style-name="T905"><text:line-break/></text:span><text:span text:style-name="T906">JS</text:span><text:span text:style-name="T907"><text:line-break/></text:span></text:p>
      <text:p text:style-name="P908"><text:span text:style-name="T909">3.07 Exit from schema to menu, home button</text:span></text:p>
      <text:p text:style-name="P910"><text:span text:style-name="T911">Trigger</text:span><text:span text:style-name="T912"><text:line-break/>The user clicks on the “menu button”.  The schema is saved and the menu is opened.</text:span><text:span text:style-name="T913"><text:line-break/></text:span><text:span text:style-name="T914">Precondition</text:span><text:span text:style-name="T915"><text:line-break/>The user is in schema.</text:span><text:span text:style-name="T916"><text:line-break/></text:span><text:span text:style-name="T917">Basic path</text:span><text:span text:style-name="T918"><text:line-break/>Schema is saved and the menu becomes visible.</text:span><text:span text:style-name="T919"><text:line-break/></text:span><text:span text:style-name="T920">Exception path</text:span><text:span text:style-name="T921"><text:line-break/>No exception path</text:span><text:span text:style-name="T922"><text:line-break/></text:span><text:span text:style-name="T923">Post condition</text:span><text:span text:style-name="T924"><text:line-break/>Schema is saved and the menu is visible.</text:span><text:span text:style-name="T925"><text:line-break/></text:span><text:span text:style-name="T926">Author</text:span><text:span text:style-name="T927"><text:line-break/></text:span><text:soft-page-break/><text:span text:style-name="T928">JS</text:span><text:span text:style-name="T929"><text:line-break/></text:span><text:span text:style-name="T930"><text:line-break/></text:span><text:span text:style-name="T931">3.08 Add a sleep style to schema</text:span><text:span text:style-name="T932"><text:line-break/></text:span><text:span text:style-name="T933"><text:line-break/></text:span><text:span text:style-name="T934">Trigger</text:span><text:span text:style-name="T935"><text:line-break/>The user presses add sleep style in Schema.</text:span><text:span text:style-name="T936"><text:line-break/></text:span><text:span text:style-name="T937">Precondition</text:span><text:span text:style-name="T938"><text:line-break/>The user is in Schema.</text:span><text:span text:style-name="T939"><text:line-break/></text:span><text:span text:style-name="T940">Basic path</text:span><text:span text:style-name="T941"><text:line-break/>The user can add a new sleep style to the schema, which will be chooseable</text:span><text:span text:style-name="T942"><text:line-break/></text:span><text:span text:style-name="T943">Exception path</text:span><text:span text:style-name="T944"><text:line-break/>No exception path</text:span><text:span text:style-name="T945"><text:line-break/></text:span><text:span text:style-name="T946">Post condition</text:span><text:span text:style-name="T947"><text:line-break/>The user is in add sleep style window.</text:span><text:span text:style-name="T948"><text:line-break/></text:span><text:span text:style-name="T949">Author</text:span><text:span text:style-name="T950"><text:line-break/></text:span><text:span text:style-name="T951">JS</text:span><text:span text:style-name="T952"><text:line-break/></text:span><text:span text:style-name="T953"><text:line-break/></text:span><text:span text:style-name="T954">3.09 Add appointments to schema</text:span><text:span text:style-name="T955"><text:line-break/></text:span><text:span text:style-name="T956"><text:line-break/></text:span><text:span text:style-name="T957">Trigger</text:span><text:span text:style-name="T958"><text:line-break/>The user presses add appointment in Schema.</text:span><text:span text:style-name="T959"><text:line-break/></text:span><text:span text:style-name="T960">Precondition</text:span><text:span text:style-name="T961"><text:line-break/>The user is in Schema.</text:span><text:span text:style-name="T962"><text:line-break/></text:span><text:span text:style-name="T963">Basic path</text:span><text:span text:style-name="T964"><text:line-break/>The user can add a new appointment to the schema, which will be shown as element in other color than black</text:span><text:span text:style-name="T965"><text:line-break/></text:span><text:span text:style-name="T966">Exception path</text:span><text:span text:style-name="T967"><text:line-break/>No exception path</text:span><text:span text:style-name="T968"><text:line-break/></text:span><text:span text:style-name="T969">Post condition</text:span><text:span text:style-name="T970"><text:line-break/>The user is in add appointment window.</text:span><text:span text:style-name="T971"><text:line-break/></text:span><text:span text:style-name="T972">Author</text:span><text:span text:style-name="T973"><text:line-break/></text:span><text:span text:style-name="T974">JS</text:span><text:span text:style-name="T975"><text:line-break/></text:span><text:span text:style-name="T976"><text:line-break/></text:span><text:span text:style-name="T977">3.10 Move appointment</text:span><text:span text:style-name="T978"><text:line-break/></text:span><text:span text:style-name="T979"><text:line-break/></text:span><text:span text:style-name="T980">Trigger</text:span><text:span text:style-name="T981"><text:line-break/>The user holds an appointment element and wants to move it in Schema.</text:span><text:span text:style-name="T982"><text:line-break/></text:span><text:span text:style-name="T983">Precondition</text:span><text:span text:style-name="T984"><text:line-break/>The user is in Schema.</text:span><text:span text:style-name="T985"><text:line-break/></text:span><text:span text:style-name="T986">Basic path</text:span><text:span text:style-name="T987"><text:line-break/>The user can move around an appointment in Schema</text:span><text:span text:style-name="T988"><text:line-break/></text:span><text:span text:style-name="T989">Exception path</text:span><text:span text:style-name="T990"><text:line-break/>No exception path</text:span><text:span text:style-name="T991"><text:line-break/></text:span><text:span text:style-name="T992">Post condition</text:span><text:span text:style-name="T993"><text:line-break/>The user is in Schema with the appointment moved from one place to the other.</text:span><text:span text:style-name="T994"><text:line-break/></text:span><text:span text:style-name="T995">Author</text:span><text:span text:style-name="T996"><text:line-break/></text:span><text:span text:style-name="T997">JS</text:span><text:span text:style-name="T998"><text:line-break/></text:span><text:span text:style-name="T999"><text:line-break/></text:span><text:span text:style-name="T1000">3.11 Delete appointment</text:span><text:span text:style-name="T1001"><text:line-break/></text:span><text:span text:style-name="T1002"><text:line-break/></text:span><text:span text:style-name="T1003">Trigger</text:span><text:span text:style-name="T1004"><text:line-break/>The presses delete on an appointment element in Schema.</text:span><text:span text:style-name="T1005"><text:line-break/></text:span><text:span text:style-name="T1006">Precondition</text:span><text:span text:style-name="T1007"><text:line-break/></text:span><text:soft-page-break/><text:span text:style-name="T1008">The user is in Schema.</text:span><text:span text:style-name="T1009"><text:line-break/></text:span><text:span text:style-name="T1010">Basic path</text:span><text:span text:style-name="T1011"><text:line-break/>The user can delete an appointment in Schema</text:span><text:span text:style-name="T1012"><text:line-break/></text:span><text:span text:style-name="T1013">Exception path</text:span><text:span text:style-name="T1014"><text:line-break/>No exception path</text:span><text:span text:style-name="T1015"><text:line-break/></text:span><text:span text:style-name="T1016">Post condition</text:span><text:span text:style-name="T1017"><text:line-break/>The user is in Schema with the appointment deleted.</text:span><text:span text:style-name="T1018"><text:line-break/></text:span><text:span text:style-name="T1019">Author</text:span><text:span text:style-name="T1020"><text:line-break/></text:span><text:span text:style-name="T1021">JS</text:span><text:span text:style-name="T1022"><text:line-break/></text:span><text:span text:style-name="T1023"><text:line-break/></text:span><text:span text:style-name="T1024">3.12 Move sleep element</text:span><text:span text:style-name="T1025"><text:line-break/></text:span><text:span text:style-name="T1026"><text:line-break/></text:span><text:span text:style-name="T1027">Trigger</text:span><text:span text:style-name="T1028"><text:line-break/>The user holds an sleep element and wants to move it in Schema.</text:span><text:span text:style-name="T1029"><text:line-break/></text:span><text:span text:style-name="T1030">Precondition</text:span><text:span text:style-name="T1031"><text:line-break/>The user is in Schema.</text:span><text:span text:style-name="T1032"><text:line-break/></text:span><text:span text:style-name="T1033">Basic path</text:span><text:span text:style-name="T1034"><text:line-break/>The user can move around a sleep element in Schema</text:span><text:span text:style-name="T1035"><text:line-break/></text:span><text:span text:style-name="T1036">Exception path</text:span><text:span text:style-name="T1037"><text:line-break/>No exception path</text:span><text:span text:style-name="T1038"><text:line-break/></text:span><text:span text:style-name="T1039">Post condition</text:span><text:span text:style-name="T1040"><text:line-break/>The user is in Schema with the sleep element moved from one place to the other.</text:span><text:span text:style-name="T1041"><text:line-break/></text:span><text:span text:style-name="T1042">Author</text:span><text:span text:style-name="T1043"><text:line-break/></text:span><text:span text:style-name="T1044">JS</text:span><text:span text:style-name="T1045"><text:line-break/></text:span><text:span text:style-name="T1046"><text:line-break/></text:span><text:span text:style-name="T1047"><text:line-break/></text:span><text:span text:style-name="T1048">3.13 Move entire sleep group element</text:span><text:span text:style-name="T1049"><text:line-break/></text:span><text:span text:style-name="T1050"><text:line-break/></text:span><text:span text:style-name="T1051">Trigger</text:span><text:span text:style-name="T1052"><text:line-break/>The user holds an sleep group element and wants to move it in Schema.</text:span><text:span text:style-name="T1053"><text:line-break/></text:span><text:span text:style-name="T1054">Precondition</text:span><text:span text:style-name="T1055"><text:line-break/>The user is in Schema.</text:span><text:span text:style-name="T1056"><text:line-break/></text:span><text:span text:style-name="T1057">Basic path</text:span><text:span text:style-name="T1058"><text:line-break/>The user can move around a sleep group element in Schema</text:span><text:span text:style-name="T1059"><text:line-break/></text:span><text:span text:style-name="T1060">Exception path</text:span><text:span text:style-name="T1061"><text:line-break/>No exception path</text:span><text:span text:style-name="T1062"><text:line-break/></text:span><text:span text:style-name="T1063">Post condition</text:span><text:span text:style-name="T1064"><text:line-break/>The user is in Schema with the whole sleep cycle (sleep group element) moved from one place to the other.</text:span><text:span text:style-name="T1065"><text:line-break/></text:span><text:span text:style-name="T1066">Author</text:span><text:span text:style-name="T1067"><text:line-break/></text:span><text:span text:style-name="T1068">JS</text:span><text:span text:style-name="T1069"><text:line-break/></text:span><text:span text:style-name="T1070"><text:line-break/></text:span><text:span text:style-name="T1071">3.14 Warn the user when moving a sleep cycle</text:span><text:span text:style-name="T1072"><text:line-break/></text:span><text:span text:style-name="T1073"><text:line-break/></text:span><text:span text:style-name="T1074">Trigger</text:span><text:span text:style-name="T1075"><text:line-break/>The user holds a sleep element or sleep group element and wants to move it in Schema.</text:span><text:span text:style-name="T1076"><text:line-break/></text:span><text:span text:style-name="T1077">Precondition</text:span><text:span text:style-name="T1078"><text:line-break/>The user is in Schema.</text:span><text:span text:style-name="T1079"><text:line-break/></text:span><text:span text:style-name="T1080">Basic path</text:span><text:span text:style-name="T1081"><text:line-break/>The user is warned that this will not be healty</text:span><text:span text:style-name="T1082"><text:line-break/></text:span><text:span text:style-name="T1083">Exception path</text:span><text:span text:style-name="T1084"><text:line-break/>No exception path</text:span><text:span text:style-name="T1085"><text:line-break/></text:span><text:span text:style-name="T1086">Post condition</text:span><text:span text:style-name="T1087"><text:line-break/></text:span><text:soft-page-break/><text:span text:style-name="T1088">The user is in Schema with the whole sleep cycle (sleep group element) moved from one place to the other OR the user has chosen to undo.</text:span><text:span text:style-name="T1089"><text:line-break/></text:span><text:span text:style-name="T1090">Author</text:span><text:span text:style-name="T1091"><text:line-break/></text:span><text:span text:style-name="T1092">JS</text:span><text:span text:style-name="T1093"><text:line-break/></text:span><text:span text:style-name="T1094"><text:line-break/></text:span><text:span text:style-name="T1095">3.15 Use different colors for different appointments.</text:span><text:span text:style-name="T1096"><text:line-break/></text:span><text:span text:style-name="T1097"><text:line-break/></text:span><text:span text:style-name="T1098">Trigger</text:span><text:span text:style-name="T1099"><text:line-break/>The user has added an appointment in Schema.</text:span><text:span text:style-name="T1100"><text:line-break/></text:span><text:span text:style-name="T1101">Precondition</text:span><text:span text:style-name="T1102"><text:line-break/>The user is in Schema.</text:span><text:span text:style-name="T1103"><text:line-break/></text:span><text:span text:style-name="T1104">Basic path</text:span><text:span text:style-name="T1105"><text:line-break/>The user will now see the appointments in other color than sleep elements</text:span><text:span text:style-name="T1106"><text:line-break/></text:span><text:span text:style-name="T1107">Exception path</text:span><text:span text:style-name="T1108"><text:line-break/>No exception path</text:span><text:span text:style-name="T1109"><text:line-break/></text:span><text:span text:style-name="T1110">Post condition</text:span><text:span text:style-name="T1111"><text:line-break/>The user is in schema, with an understanding of what is sleep elements and what isn’t</text:span><text:span text:style-name="T1112"><text:line-break/></text:span><text:span text:style-name="T1113">Author</text:span><text:span text:style-name="T1114"><text:line-break/></text:span><text:span text:style-name="T1115">JS</text:span><text:span text:style-name="T1116"><text:line-break/></text:span><text:span text:style-name="T1117"><text:line-break/></text:span><text:span text:style-name="T1118">3.16 <text:s/>Add information about an appointment</text:span><text:span text:style-name="T1119"><text:line-break/></text:span><text:span text:style-name="T1120">Trigger</text:span><text:span text:style-name="T1121"><text:line-break/>The user presses add appointment in Schema.</text:span><text:span text:style-name="T1122"><text:line-break/></text:span><text:span text:style-name="T1123">Precondition</text:span><text:span text:style-name="T1124"><text:line-break/>The user is in Schema.</text:span><text:span text:style-name="T1125"><text:line-break/></text:span><text:span text:style-name="T1126">Basic path</text:span><text:span text:style-name="T1127"><text:line-break/>The user can add information about the appointment in the add appointment window</text:span><text:span text:style-name="T1128"><text:line-break/></text:span><text:span text:style-name="T1129">Exception path</text:span><text:span text:style-name="T1130"><text:line-break/>No exception path</text:span><text:span text:style-name="T1131"><text:line-break/></text:span><text:span text:style-name="T1132">Post condition</text:span><text:span text:style-name="T1133"><text:line-break/>The user is in add appointment window.</text:span><text:span text:style-name="T1134"><text:line-break/></text:span><text:span text:style-name="T1135">Author</text:span><text:span text:style-name="T1136"><text:line-break/></text:span><text:span text:style-name="T1137">JS</text:span><text:span text:style-name="T1138"><text:line-break/></text:span><text:span text:style-name="T1139"><text:line-break/></text:span><text:span text:style-name="T1140">3.17 Change information about an appointment</text:span><text:span text:style-name="T1141"><text:line-break/></text:span><text:span text:style-name="T1142"><text:line-break/></text:span><text:span text:style-name="T1143">Trigger</text:span><text:span text:style-name="T1144"><text:line-break/>The user has added an appointment in Schema.</text:span><text:span text:style-name="T1145"><text:line-break/></text:span><text:span text:style-name="T1146">Precondition</text:span><text:span text:style-name="T1147"><text:line-break/>The user is in Schema.</text:span><text:span text:style-name="T1148"><text:line-break/></text:span><text:span text:style-name="T1149">Basic path</text:span><text:span text:style-name="T1150"><text:line-break/>The user can press an appointment and choose “edit appointment”. this will take the user to the add a</text:span><text:span text:style-name="T1151">p</text:span><text:span text:style-name="T1152">pointment window for that appointment.</text:span><text:span text:style-name="T1153"><text:line-break/></text:span><text:span text:style-name="T1154">Exception path</text:span><text:span text:style-name="T1155"><text:line-break/>No exception path</text:span><text:span text:style-name="T1156"><text:line-break/></text:span><text:span text:style-name="T1157">Post condition</text:span><text:span text:style-name="T1158"><text:line-break/>The user is in add appointment window.</text:span><text:span text:style-name="T1159"><text:line-break/></text:span><text:span text:style-name="T1160">Author</text:span><text:span text:style-name="T1161"><text:line-break/></text:span><text:span text:style-name="T1162">JS</text:span><text:span text:style-name="T1163"><text:line-break/></text:span><text:span text:style-name="T1164"><text:line-break/></text:span><text:span text:style-name="T1165">3.18 Delete information about an appointment</text:span></text:p>
      <text:p text:style-name="P1166"><text:span text:style-name="T1167"><text:tab/></text:span><text:span text:style-name="T1168"><text:line-break/></text:span><text:span text:style-name="T1169">Trigger</text:span><text:span text:style-name="T1170"><text:line-break/></text:span><text:soft-page-break/><text:span text:style-name="T1171">The user has chosen “edit appointment” in Schema.</text:span><text:span text:style-name="T1172"><text:line-break/></text:span><text:span text:style-name="T1173">Precondition</text:span><text:span text:style-name="T1174"><text:line-break/>The user is in Schema.</text:span><text:span text:style-name="T1175"><text:line-break/></text:span><text:span text:style-name="T1176">Basic path</text:span><text:span text:style-name="T1177"><text:line-break/>The user can remove the information about the appointment</text:span><text:span text:style-name="T1178"><text:line-break/></text:span><text:span text:style-name="T1179">Exception path</text:span><text:span text:style-name="T1180"><text:line-break/>No exception path</text:span><text:span text:style-name="T1181"><text:line-break/></text:span><text:span text:style-name="T1182">Post condition</text:span><text:span text:style-name="T1183"><text:line-break/>The user is in add appointment window.</text:span><text:span text:style-name="T1184"><text:line-break/></text:span><text:span text:style-name="T1185">Author</text:span><text:span text:style-name="T1186"><text:line-break/></text:span><text:span text:style-name="T1187">JS</text:span><text:span text:style-name="T1188"><text:line-break/></text:span><text:span text:style-name="T1189"><text:line-break/></text:span><text:span text:style-name="T1190">3.19 There is a back button from Schema</text:span><text:span text:style-name="T1191"><text:line-break/></text:span><text:span text:style-name="T1192"><text:line-break/></text:span><text:span text:style-name="T1193">Trigger</text:span><text:span text:style-name="T1194"><text:line-break/>The user chooses to go back to the menu, and presses the back arrow</text:span><text:span text:style-name="T1195"><text:line-break/></text:span><text:span text:style-name="T1196">Precondition</text:span><text:span text:style-name="T1197"><text:line-break/>The user is in schema.</text:span><text:span text:style-name="T1198"><text:line-break/></text:span><text:span text:style-name="T1199">Basic path</text:span><text:span text:style-name="T1200"><text:line-break/>The user is returned to the menu</text:span><text:span text:style-name="T1201"><text:line-break/></text:span><text:span text:style-name="T1202">Exception path</text:span><text:span text:style-name="T1203"><text:line-break/>No exception path</text:span><text:span text:style-name="T1204"><text:line-break/></text:span><text:span text:style-name="T1205">Post condition</text:span><text:span text:style-name="T1206"><text:line-break/>The application is running in Menu.</text:span><text:span text:style-name="T1207"><text:line-break/></text:span><text:span text:style-name="T1208">Author</text:span><text:span text:style-name="T1209"><text:line-break/></text:span><text:span text:style-name="T1210">JS</text:span></text:p>
      <text:p text:style-name="P1211"><text:span text:style-name="T1212"> </text:span></text:p>
      <text:p text:style-name="P1213"><text:line-break/></text:p>
      <text:p text:style-name="P1214"><text:span text:style-name="T1215">10.02 There is a button in the menu for sleep schema</text:span></text:p>
      <text:p text:style-name="P1216"><text:span text:style-name="T1217">Trigger</text:span><text:span text:style-name="T1218"><text:line-break/>The user chooses to go to schema.</text:span><text:span text:style-name="T1219"><text:line-break/></text:span><text:span text:style-name="T1220">Precondition</text:span><text:span text:style-name="T1221"><text:line-break/>The user is in main menu.</text:span><text:span text:style-name="T1222"><text:line-break/></text:span><text:span text:style-name="T1223">Basic path</text:span><text:span text:style-name="T1224"><text:line-break/>The schema is in the state where the user left it.</text:span><text:span text:style-name="T1225"><text:line-break/></text:span><text:span text:style-name="T1226">Exception path</text:span><text:span text:style-name="T1227"><text:line-break/>The user has never used the application. There is no schema.</text:span><text:span text:style-name="T1228"><text:line-break/></text:span><text:span text:style-name="T1229">Post condition</text:span><text:span text:style-name="T1230"><text:line-break/>The schema is where the user left it.</text:span><text:span text:style-name="T1231"><text:line-break/></text:span><text:span text:style-name="T1232">Author</text:span></text:p>
      <text:p text:style-name="P1233"><text:span text:style-name="T1234">11.01Exit Application</text:span></text:p>
      <text:p text:style-name="P1235"><text:span text:style-name="T1236">Trigger</text:span><text:span text:style-name="T1237"><text:line-break/>The user chooses to exit application.</text:span><text:span text:style-name="T1238"><text:line-break/></text:span><text:span text:style-name="T1239">Precondition</text:span><text:span text:style-name="T1240"><text:line-break/>The user is in main menu or schema.</text:span><text:span text:style-name="T1241"><text:line-break/></text:span><text:span text:style-name="T1242">Basic path</text:span><text:span text:style-name="T1243"><text:line-break/>The application saves schema state and then quit the application.</text:span><text:span text:style-name="T1244"><text:line-break/></text:span><text:span text:style-name="T1245">Exception path</text:span><text:span text:style-name="T1246"><text:line-break/>The application crashes and the schema state is not saved.</text:span><text:span text:style-name="T1247"><text:line-break/></text:span><text:span text:style-name="T1248">Post condition</text:span><text:span text:style-name="T1249"><text:line-break/>The application is no longer running.</text:span><text:span text:style-name="T1250"><text:line-break/></text:span><text:span text:style-name="T1251">Auth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4-03T12:37:00Z</meta:creation-date>
    <dc:date>2012-04-17T13:05:00Z</dc:date>
    <meta:template xlink:href="Normal" xlink:type="simple"/>
    <meta:editing-cycles>5</meta:editing-cycles>
    <meta:editing-duration>PT3480S</meta:editing-duration>
    <meta:document-statistic meta:page-count="11" meta:paragraph-count="29" meta:word-count="2340" meta:character-count="14716" meta:row-count="103" meta:non-whitespace-character-count="12405"/>
  </office:meta>
</office:document-meta>
</file>